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7000000893B96ED59BE8EB143.png" manifest:media-type="image/png"/>
  <manifest:file-entry manifest:full-path="Pictures/10000000000000B0000000C7666D0CAF3EB1DE6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6.8653in" fo:margin-left="-0.075in" fo:margin-top="0in" fo:margin-bottom="0in" table:align="left" style:writing-mode="lr-tb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3.2486in" fo:margin-left="1.57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493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7.1042in" fo:margin-left="-0.141in" fo:margin-top="0in" fo:margin-bottom="0in" table:align="left" style:writing-mode="lr-tb"/>
    </style:style>
    <style:style style:name="Table3.A" style:family="table-column">
      <style:table-column-properties style:column-width="1.437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1.25in"/>
    </style:style>
    <style:style style:name="Table3.E" style:family="table-column">
      <style:table-column-properties style:column-width="1.666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.C1" style:family="table-cell">
      <style:table-cell-properties fo:padding-left="0.075in" fo:padding-right="0.075in" fo:padding-top="0in" fo:padding-bottom="0in" fo:border="none"/>
    </style:style>
    <style:style style:name="Table3.C2" style:family="table-cell">
      <style:table-cell-properties fo:padding-left="0.075in" fo:padding-right="0.075in" fo:padding-top="0in" fo:padding-bottom="0in" fo:border="none"/>
    </style:style>
    <style:style style:name="Table3.C3" style:family="table-cell">
      <style:table-cell-properties fo:padding-left="0.075in" fo:padding-right="0.075in" fo:padding-top="0in" fo:padding-bottom="0in" fo:border="none"/>
    </style:style>
    <style:style style:name="Table3.C4" style:family="table-cell">
      <style:table-cell-properties fo:padding-left="0.075in" fo:padding-right="0.075in" fo:padding-top="0in" fo:padding-bottom="0in" fo:border="none"/>
    </style:style>
    <style:style style:name="Table3.C5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orphans="0" fo:widows="0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text-properties fo:font-size="12pt" style:font-size-asian="12pt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text-properties fo:font-size="12pt" fo:font-style="italic" style:font-size-asian="12pt" style:font-style-asian="italic" style:font-size-complex="12pt"/>
    </style:style>
    <style:style style:name="P10" style:family="paragraph" style:parent-style-name="Standard">
      <style:paragraph-properties fo:text-align="center" style:justify-single-word="false" fo:orphans="0" fo:widows="0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text-properties fo:font-size="16pt" fo:font-style="italic" style:font-size-asian="16pt" style:font-style-asian="italic"/>
    </style:style>
    <style:style style:name="P13" style:family="paragraph" style:parent-style-name="Standard">
      <style:text-properties fo:font-size="16pt" fo:letter-spacing="0.0693in" fo:font-weight="bold" style:font-size-asian="16pt" style:font-weight-asian="bold"/>
    </style:style>
    <style:style style:name="P14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5" style:family="paragraph" style:parent-style-name="Standard">
      <style:paragraph-properties fo:orphans="0" fo:widows="0" fo:padding-left="0in" fo:padding-right="0in" fo:padding-top="0in" fo:padding-bottom="0.0138in" fo:border-left="none" fo:border-right="none" fo:border-top="none" fo:border-bottom="0.74pt solid #000000"/>
      <style:text-properties fo:font-size="14pt" style:font-size-asian="14pt" style:font-size-complex="14pt"/>
    </style:style>
    <style:style style:name="P16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17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font-size-asian="14pt"/>
    </style:style>
    <style:style style:name="P18" style:family="paragraph" style:parent-style-name="Standard">
      <style:paragraph-properties fo:text-align="center" style:justify-single-word="false" fo:orphans="0" fo:widows="0" fo:padding-left="0in" fo:padding-right="0in" fo:padding-top="0in" fo:padding-bottom="0.0138in" fo:border-left="none" fo:border-right="none" fo:border-top="none" fo:border-bottom="0.74pt solid #000000"/>
      <style:text-properties fo:font-size="14pt" officeooo:rsid="0007122c" officeooo:paragraph-rsid="0007122c" fo:background-color="transparent" style:font-size-asian="14pt" style:font-size-complex="14pt"/>
    </style:style>
    <style:style style:name="P19" style:family="paragraph" style:parent-style-name="Standard">
      <style:paragraph-properties fo:orphans="0" fo:widows="0" fo:padding-left="0in" fo:padding-right="0in" fo:padding-top="0in" fo:padding-bottom="0.0138in" fo:border-left="none" fo:border-right="none" fo:border-top="none" fo:border-bottom="0.74pt solid #000000"/>
      <style:text-properties fo:font-size="14pt" fo:background-color="transparent" style:font-size-asian="14pt" style:font-size-complex="14pt"/>
    </style:style>
    <style:style style:name="P20" style:family="paragraph" style:parent-style-name="Frame_20_contents">
      <style:text-properties fo:font-size="14pt" fo:font-weight="bold" style:font-size-asian="14pt" style:font-weight-asian="bold"/>
    </style:style>
    <style:style style:name="P21" style:family="paragraph" style:parent-style-name="Standard">
      <style:paragraph-properties fo:text-align="justify" style:justify-single-word="false"/>
      <style:text-properties fo:font-size="14pt" fo:font-weight="bold" officeooo:rsid="0016402f" officeooo:paragraph-rsid="0016402f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text-align="justify" style:justify-single-word="false"/>
      <style:text-properties fo:font-size="14pt" fo:font-weight="normal" officeooo:paragraph-rsid="00167ac8" style:font-size-asian="14pt" style:font-size-complex="14pt"/>
    </style:style>
    <style:style style:name="P23" style:family="paragraph" style:parent-style-name="Standard">
      <style:paragraph-properties fo:orphans="0" fo:widows="0"/>
    </style:style>
    <style:style style:name="P24" style:family="paragraph" style:parent-style-name="Standard">
      <style:paragraph-properties fo:margin-left="0.0984in" fo:margin-right="0in" fo:text-indent="0in" style:auto-text-indent="false"/>
    </style:style>
    <style:style style:name="P25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  <style:text-properties style:use-window-font-color="true" loext:opacity="0%" fo:font-size="14pt" fo:font-weight="bold" fo:background-color="transparent" style:font-size-asian="14pt" style:font-weight-asian="bold"/>
    </style:style>
    <style:style style:name="P26" style:family="paragraph" style:parent-style-name="Обычный1">
      <style:paragraph-properties fo:text-align="center" style:justify-single-word="false" fo:orphans="0" fo:widows="0"/>
      <style:text-properties style:use-window-font-color="true" loext:opacity="0%" fo:font-size="14pt" fo:letter-spacing="0.0693in" officeooo:rsid="00167ac8" officeooo:paragraph-rsid="00167ac8" fo:background-color="transparent" style:font-size-asian="14pt" style:font-size-complex="14pt"/>
    </style:style>
    <style:style style:name="P27" style:family="paragraph" style:parent-style-name="Object_20_index_20_heading">
      <style:text-properties officeooo:rsid="00144707" officeooo:paragraph-rsid="00144707"/>
    </style:style>
    <style:style style:name="P28" style:family="paragraph" style:parent-style-name="Standard">
      <loext:graphic-properties draw:fill="solid" draw:fill-color="#f8f8f8" draw:opacity="100%"/>
      <style:paragraph-properties style:line-height-at-least="0.198in" fo:background-color="#f8f8f8"/>
      <style:text-properties style:font-name="Droid Sans Mono" fo:font-size="10.5pt" fo:language="zxx" fo:country="none"/>
    </style:style>
    <style:style style:name="P29" style:family="paragraph" style:parent-style-name="Standard">
      <loext:graphic-properties draw:fill="solid" draw:fill-color="#f8f8f8" draw:opacity="100%"/>
      <style:paragraph-properties ch2_options="{'Style': 'default', 'Language': 'HTML', 'UseCharStyles': 1, 'LineNumberRatio': 100, 'LineNumberStart': 1, 'MasterCharStyle': '', 'ShowLineNumbers': 0, 'ColourizeBackground': 1, 'LineNumberSeparator': '  ', 'StoreOptionsWithSnippet': 1}" style:line-height-at-least="0.198in" fo:background-color="#f8f8f8"/>
      <style:text-properties style:font-name="Droid Sans Mono" fo:font-size="10.5pt" fo:language="zxx" fo:country="none"/>
    </style:style>
    <style:style style:name="P30" style:family="paragraph" style:parent-style-name="Standard">
      <loext:graphic-properties draw:fill="solid" draw:fill-color="#f8f8f8" draw:opacity="100%"/>
      <style:paragraph-properties style:line-height-at-least="0.198in" fo:background-color="#f8f8f8"/>
      <style:text-properties style:font-name="Droid Sans Mono" fo:font-size="10.5pt"/>
    </style:style>
    <style:style style:name="P31" style:family="paragraph" style:parent-style-name="Standard">
      <loext:graphic-properties draw:fill="solid" draw:fill-color="#f8f8f8" draw:opacity="100%"/>
      <style:paragraph-properties style:line-height-at-least="0.198in" fo:background-color="#f8f8f8"/>
      <style:text-properties fo:language="zxx" fo:country="none"/>
    </style:style>
    <style:style style:name="P32" style:family="paragraph" style:parent-style-name="Standard">
      <loext:graphic-properties draw:fill="solid" draw:fill-color="#f8f8f8" draw:opacity="100%"/>
      <style:paragraph-properties ch2_options="{'Style': 'default', 'Language': 'CSS', 'UseCharStyles': 1, 'LineNumberRatio': 100, 'LineNumberStart': 1, 'MasterCharStyle': '', 'ShowLineNumbers': 0, 'ColourizeBackground': 1, 'LineNumberSeparator': '  ', 'StoreOptionsWithSnippet': 1}" fo:text-align="justify" style:justify-single-word="false" fo:background-color="#f8f8f8"/>
      <style:text-properties fo:language="zxx" fo:country="none" officeooo:rsid="00144707" officeooo:paragraph-rsid="00144707"/>
    </style:style>
    <style:style style:name="P33" style:family="paragraph" style:parent-style-name="Standard">
      <loext:graphic-properties draw:fill="solid" draw:fill-color="#f8f8f8" draw:opacity="100%"/>
      <style:paragraph-properties ch2_options="{'Style': 'default', 'Language': 'HTML', 'UseCharStyles': 1, 'LineNumberRatio': 100, 'LineNumberStart': 1, 'MasterCharStyle': '', 'ShowLineNumbers': 0, 'ColourizeBackground': 1, 'LineNumberSeparator': '  ', 'StoreOptionsWithSnippet': 1}" fo:text-align="justify" style:justify-single-word="false" fo:background-color="#f8f8f8"/>
      <style:text-properties fo:language="zxx" fo:country="none" officeooo:rsid="00167ac8" officeooo:paragraph-rsid="00167ac8"/>
    </style:style>
    <style:style style:name="P34" style:family="paragraph" style:parent-style-name="Standard">
      <loext:graphic-properties draw:fill="solid" draw:fill-color="#f8f8f8" draw:opacity="100%"/>
      <style:paragraph-properties ch2_options="{'Style': 'default', 'Language': 'HTML', 'UseCharStyles': 1, 'LineNumberRatio': 100, 'LineNumberStart': 1, 'MasterCharStyle': '', 'ShowLineNumbers': 0, 'ColourizeBackground': 1, 'LineNumberSeparator': '  ', 'StoreOptionsWithSnippet': 1}" fo:text-align="justify" style:justify-single-word="false" fo:background-color="#f8f8f8"/>
      <style:text-properties fo:language="zxx" fo:country="none" fo:font-weight="bold" officeooo:rsid="00167ac8" officeooo:paragraph-rsid="00167ac8" style:font-weight-asian="bold" style:font-weight-complex="bold"/>
    </style:style>
    <style:style style:name="P35" style:family="paragraph" style:parent-style-name="Standard">
      <loext:graphic-properties draw:fill="solid" draw:fill-color="#f8f8f8" draw:opacity="100%"/>
      <style:paragraph-properties ch2_options="{'Style': 'default', 'Language': 'HTML', 'UseCharStyles': 1, 'LineNumberRatio': 100, 'LineNumberStart': 1, 'MasterCharStyle': '', 'ShowLineNumbers': 0, 'ColourizeBackground': 1, 'LineNumberSeparator': '  ', 'StoreOptionsWithSnippet': 1}" style:line-height-at-least="0.198in" fo:background-color="#f8f8f8"/>
      <style:text-properties fo:language="zxx" fo:country="none" fo:font-weight="bold" officeooo:rsid="00185b71" officeooo:paragraph-rsid="00185b71" style:font-weight-asian="bold" style:font-weight-complex="bold"/>
    </style:style>
    <style:style style:name="P36" style:family="paragraph" style:parent-style-name="Object_20_index_20_heading">
      <style:text-properties officeooo:rsid="00185b71" officeooo:paragraph-rsid="00185b71"/>
    </style:style>
    <style:style style:name="P37" style:family="paragraph" style:parent-style-name="Standard">
      <style:paragraph-properties fo:text-align="justify" style:justify-single-word="false"/>
      <style:text-properties officeooo:paragraph-rsid="00144707"/>
    </style:style>
    <style:style style:name="P38" style:family="paragraph" style:parent-style-name="Standard">
      <style:paragraph-properties fo:text-align="justify" style:justify-single-word="false"/>
      <style:text-properties officeooo:rsid="00167ac8" officeooo:paragraph-rsid="00167ac8"/>
    </style:style>
    <style:style style:name="P39" style:family="paragraph" style:parent-style-name="Обычный1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text-transform="uppercase" fo:font-size="16pt" fo:letter-spacing="0.0693in" fo:font-weight="bold" style:font-size-asian="16pt" style:font-weight-asian="bold"/>
    </style:style>
    <style:style style:name="P40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0693in" fo:font-weight="bold" style:font-size-asian="16pt" style:font-weight-asian="bold"/>
    </style:style>
    <style:style style:name="P41" style:family="paragraph" style:parent-style-name="Обычный1" style:list-style-name="">
      <loext:graphic-properties draw:fill="solid" draw:fill-color="#ffffff"/>
      <style:paragraph-properties fo:margin-left="0in" fo:margin-right="0in" fo:line-height="125%" fo:text-indent="0in" style:auto-text-indent="false" fo:background-color="#ffffff"/>
      <style:text-properties fo:font-size="16pt" style:text-underline-style="none" officeooo:rsid="0007122c" officeooo:paragraph-rsid="0007122c" fo:background-color="transparent" style:font-size-asian="16pt"/>
    </style:style>
    <style:style style:name="P42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font-size-asian="16pt"/>
    </style:style>
    <style:style style:name="P43" style:family="paragraph" style:parent-style-name="Text_20_body">
      <style:paragraph-properties fo:text-align="justify" style:justify-single-word="false" fo:break-before="page"/>
      <style:text-properties fo:font-variant="normal" fo:text-transform="none" fo:color="#212529" loext:opacity="100%" style:font-name="Times new roman" fo:font-size="14pt" fo:letter-spacing="normal" fo:font-style="normal" fo:font-weight="normal" officeooo:rsid="000f2db9" officeooo:paragraph-rsid="00167ac8" style:font-size-asian="14pt" style:font-weight-asian="normal" style:font-size-complex="14pt" style:font-weight-complex="normal"/>
    </style:style>
    <style:style style:name="P44" style:family="paragraph" style:parent-style-name="Text_20_body">
      <style:paragraph-properties fo:text-align="justify" style:justify-single-word="false"/>
      <style:text-properties fo:font-variant="normal" fo:text-transform="none" fo:color="#212529" loext:opacity="100%" style:font-name="Times new roman" fo:font-size="14pt" fo:letter-spacing="normal" fo:font-style="normal" fo:font-weight="normal" officeooo:rsid="00167ac8" officeooo:paragraph-rsid="00167ac8" style:font-size-asian="14pt" style:font-weight-asian="normal" style:font-size-complex="14pt" style:font-weight-complex="normal"/>
    </style:style>
    <style:style style:name="P45" style:family="paragraph" style:parent-style-name="Standard" style:master-page-name="Standard">
      <style:paragraph-properties style:page-number="auto"/>
    </style:style>
    <style:style style:name="P46" style:family="paragraph" style:parent-style-name="Standard">
      <loext:graphic-properties draw:fill="solid" draw:fill-color="#f8f8f8" draw:opacity="100%"/>
      <style:paragraph-properties ch2_options="{'Style': 'default', 'Language': 'HTML', 'UseCharStyles': 1, 'LineNumberRatio': 100, 'LineNumberStart': 1, 'MasterCharStyle': '', 'ShowLineNumbers': 0, 'ColourizeBackground': 1, 'LineNumberSeparator': '  ', 'StoreOptionsWithSnippet': 1}" fo:text-align="justify" style:justify-single-word="false" fo:background-color="#f8f8f8"/>
      <style:text-properties fo:font-size="14pt" fo:language="zxx" fo:country="none" officeooo:rsid="00167ac8" officeooo:paragraph-rsid="00167ac8" style:font-size-asian="14pt" style:font-weight-asian="normal" style:font-size-complex="14pt" style:font-weight-complex="normal"/>
    </style:style>
    <style:style style:name="P47" style:family="paragraph" style:parent-style-name="Standard">
      <loext:graphic-properties draw:fill="solid" draw:fill-color="#f8f8f8" draw:opacity="100%"/>
      <style:paragraph-properties ch2_options="{'Style': 'default', 'Language': 'HTML', 'UseCharStyles': 1, 'LineNumberRatio': 100, 'LineNumberStart': 1, 'MasterCharStyle': '', 'ShowLineNumbers': 0, 'ColourizeBackground': 1, 'LineNumberSeparator': '  ', 'StoreOptionsWithSnippet': 1}" style:line-height-at-least="0.198in" fo:background-color="#f8f8f8"/>
      <style:text-properties fo:font-size="14pt" fo:language="zxx" fo:country="none" officeooo:rsid="00167ac8" style:font-size-asian="14pt" style:font-weight-asian="bold" style:font-size-complex="14pt" style:font-weight-complex="bold"/>
    </style:style>
    <style:style style:name="P48" style:family="paragraph" style:parent-style-name="Standard">
      <loext:graphic-properties draw:fill="solid" draw:fill-color="#f8f8f8" draw:opacity="100%"/>
      <style:paragraph-properties ch2_options="{'Style': 'default', 'Language': 'HTML', 'UseCharStyles': 1, 'LineNumberRatio': 100, 'LineNumberStart': 1, 'MasterCharStyle': '', 'ShowLineNumbers': 0, 'ColourizeBackground': 1, 'LineNumberSeparator': '  ', 'StoreOptionsWithSnippet': 1}" fo:text-align="justify" style:justify-single-word="false" fo:background-color="#f8f8f8"/>
      <style:text-properties fo:font-size="14pt" fo:language="zxx" fo:country="none" fo:font-weight="normal" officeooo:rsid="00167ac8" officeooo:paragraph-rsid="00167ac8" style:font-size-asian="14pt" style:font-weight-asian="normal" style:font-size-complex="14pt" style:font-weight-complex="normal"/>
    </style:style>
    <style:style style:name="P49" style:family="paragraph" style:parent-style-name="Standard">
      <loext:graphic-properties draw:fill="solid" draw:fill-color="#f8f8f8" draw:opacity="100%"/>
      <style:paragraph-properties ch2_options="{'Style': 'default', 'Language': 'HTML', 'UseCharStyles': 1, 'LineNumberRatio': 100, 'LineNumberStart': 1, 'MasterCharStyle': '', 'ShowLineNumbers': 0, 'ColourizeBackground': 1, 'LineNumberSeparator': '  ', 'StoreOptionsWithSnippet': 1}" fo:text-align="justify" style:justify-single-word="false" fo:break-before="page" fo:background-color="#f8f8f8"/>
      <style:text-properties fo:font-size="14pt" fo:language="zxx" fo:country="none" fo:font-weight="normal" officeooo:rsid="00167ac8" officeooo:paragraph-rsid="00167ac8" style:font-size-asian="14pt" style:font-weight-asian="normal" style:font-size-complex="14pt" style:font-weight-complex="normal"/>
    </style:style>
    <style:style style:name="P50" style:family="paragraph" style:parent-style-name="Standard">
      <loext:graphic-properties draw:fill="solid" draw:fill-color="#f8f8f8" draw:opacity="100%"/>
      <style:paragraph-properties ch2_options="{'Style': 'default', 'Language': 'HTML', 'UseCharStyles': 1, 'LineNumberRatio': 100, 'LineNumberStart': 1, 'MasterCharStyle': '', 'ShowLineNumbers': 0, 'ColourizeBackground': 1, 'LineNumberSeparator': '  ', 'StoreOptionsWithSnippet': 1}" style:line-height-at-least="0.198in" fo:background-color="#f8f8f8"/>
      <style:text-properties fo:font-size="14pt" fo:language="zxx" fo:country="none" fo:font-weight="normal" officeooo:rsid="00185b71" officeooo:paragraph-rsid="00185b71" style:font-size-asian="14pt" style:font-weight-asian="normal" style:font-size-complex="14pt" style:font-weight-complex="normal"/>
    </style:style>
    <style:style style:name="P51" style:family="paragraph" style:parent-style-name="Standard">
      <loext:graphic-properties draw:fill="solid" draw:fill-color="#f8f8f8" draw:opacity="100%"/>
      <style:paragraph-properties ch2_options="{'Style': 'default', 'Language': 'GAS', 'UseCharStyles': 1, 'LineNumberRatio': 100, 'LineNumberStart': 1, 'MasterCharStyle': '', 'ShowLineNumbers': 0, 'ColourizeBackground': 1, 'LineNumberSeparator': '  ', 'StoreOptionsWithSnippet': 1}" style:line-height-at-least="0.198in" fo:background-color="#f8f8f8"/>
      <style:text-properties fo:language="zxx" fo:country="none"/>
    </style:style>
    <style:style style:name="P52" style:family="paragraph" style:parent-style-name="Standard">
      <loext:graphic-properties draw:fill="solid" draw:fill-color="#f8f8f8" draw:opacity="100%"/>
      <style:paragraph-properties ch2_options="{'Style': 'default', 'Language': 'HTML', 'UseCharStyles': 1, 'LineNumberRatio': 100, 'LineNumberStart': 1, 'MasterCharStyle': '', 'ShowLineNumbers': 0, 'ColourizeBackground': 1, 'LineNumberSeparator': '  ', 'StoreOptionsWithSnippet': 1}" style:line-height-at-least="0.198in" fo:background-color="#f8f8f8"/>
      <style:text-properties fo:language="zxx" fo:country="none"/>
    </style:style>
    <style:style style:name="P53" style:family="paragraph" style:parent-style-name="Standard">
      <loext:graphic-properties draw:fill="solid" draw:fill-color="#f8f8f8" draw:opacity="100%"/>
      <style:paragraph-properties ch2_options="{'Style': 'default', 'Language': 'HTML', 'UseCharStyles': 1, 'LineNumberRatio': 100, 'LineNumberStart': 1, 'MasterCharStyle': '', 'ShowLineNumbers': 0, 'ColourizeBackground': 1, 'LineNumberSeparator': '  ', 'StoreOptionsWithSnippet': 1}" fo:text-align="justify" style:justify-single-word="false" fo:background-color="#f8f8f8"/>
      <style:text-properties style:font-name="Droid Sans Mono" fo:font-size="10.5pt" fo:language="zxx" fo:country="none" officeooo:paragraph-rsid="00167ac8"/>
    </style:style>
    <style:style style:name="P54" style:family="paragraph" style:parent-style-name="Standard">
      <loext:graphic-properties draw:fill="solid" draw:fill-color="#f8f8f8" draw:opacity="100%"/>
      <style:paragraph-properties fo:text-align="justify" style:justify-single-word="false" fo:background-color="#f8f8f8"/>
      <style:text-properties style:font-name="Droid Sans Mono" fo:font-size="10.5pt" fo:language="zxx" fo:country="none" officeooo:paragraph-rsid="00167ac8"/>
    </style:style>
    <style:style style:name="P55" style:family="paragraph" style:parent-style-name="Standard">
      <loext:graphic-properties draw:fill="solid" draw:fill-color="#f8f8f8" draw:opacity="100%"/>
      <style:paragraph-properties ch2_options="{'Style': 'default', 'Language': 'GAS', 'UseCharStyles': 1, 'LineNumberRatio': 100, 'LineNumberStart': 1, 'MasterCharStyle': '', 'ShowLineNumbers': 0, 'ColourizeBackground': 1, 'LineNumberSeparator': '  ', 'StoreOptionsWithSnippet': 1}" fo:text-align="justify" style:justify-single-word="false" fo:background-color="#f8f8f8"/>
      <style:text-properties style:font-name="Droid Sans Mono" fo:font-size="10.5pt" fo:language="zxx" fo:country="none" officeooo:paragraph-rsid="00167ac8"/>
    </style:style>
    <style:style style:name="P56" style:family="paragraph" style:parent-style-name="Standard">
      <loext:graphic-properties draw:fill="solid" draw:fill-color="#f8f8f8" draw:opacity="100%"/>
      <style:paragraph-properties ch2_options="{'Style': 'default', 'Language': 'Objective-C', 'UseCharStyles': 1, 'LineNumberRatio': 100, 'LineNumberStart': 1, 'MasterCharStyle': '', 'ShowLineNumbers': 0, 'ColourizeBackground': 1, 'LineNumberSeparator': '  ', 'StoreOptionsWithSnippet': 1}" fo:text-align="justify" style:justify-single-word="false" fo:background-color="#f8f8f8"/>
      <style:text-properties style:font-name="Droid Sans Mono" fo:font-size="10.5pt" fo:language="zxx" fo:country="none" officeooo:paragraph-rsid="00167ac8"/>
    </style:style>
    <style:style style:name="P57" style:family="paragraph" style:parent-style-name="Standard">
      <loext:graphic-properties draw:fill="solid" draw:fill-color="#f8f8f8" draw:opacity="100%"/>
      <style:paragraph-properties style:line-height-at-least="0.198in" fo:background-color="#f8f8f8"/>
      <style:text-properties style:font-name="Droid Sans Mono" fo:font-size="10.5pt" fo:language="zxx" fo:country="none"/>
    </style:style>
    <style:style style:name="P58" style:family="paragraph" style:parent-style-name="Standard">
      <loext:graphic-properties draw:fill="solid" draw:fill-color="#f8f8f8" draw:opacity="100%"/>
      <style:paragraph-properties ch2_options="{'Style': 'default', 'Language': 'GAS', 'UseCharStyles': 1, 'LineNumberRatio': 100, 'LineNumberStart': 1, 'MasterCharStyle': '', 'ShowLineNumbers': 0, 'ColourizeBackground': 1, 'LineNumberSeparator': '  ', 'StoreOptionsWithSnippet': 1}" style:line-height-at-least="0.198in" fo:background-color="#f8f8f8"/>
      <style:text-properties style:font-name="Droid Sans Mono" fo:font-size="10.5pt" fo:language="zxx" fo:country="none"/>
    </style:style>
    <style:style style:name="P59" style:family="paragraph" style:parent-style-name="Standard">
      <loext:graphic-properties draw:fill="solid" draw:fill-color="#f8f8f8" draw:opacity="100%"/>
      <style:paragraph-properties ch2_options="{'Style': 'default', 'Language': 'Objective-C', 'UseCharStyles': 1, 'LineNumberRatio': 100, 'LineNumberStart': 1, 'MasterCharStyle': '', 'ShowLineNumbers': 0, 'ColourizeBackground': 1, 'LineNumberSeparator': '  ', 'StoreOptionsWithSnippet': 1}" style:line-height-at-least="0.198in" fo:background-color="#f8f8f8"/>
      <style:text-properties style:font-name="Droid Sans Mono" fo:font-size="10.5pt" fo:language="zxx" fo:country="none"/>
    </style:style>
    <style:style style:name="P60" style:family="paragraph" style:parent-style-name="Standard">
      <loext:graphic-properties draw:fill="solid" draw:fill-color="#f8f8f8" draw:opacity="100%"/>
      <style:paragraph-properties ch2_options="{'Style': 'default', 'Language': 'HTML', 'UseCharStyles': 1, 'LineNumberRatio': 100, 'LineNumberStart': 1, 'MasterCharStyle': '', 'ShowLineNumbers': 0, 'ColourizeBackground': 1, 'LineNumberSeparator': '  ', 'StoreOptionsWithSnippet': 1}" style:line-height-at-least="0.198in" fo:background-color="#f8f8f8"/>
      <style:text-properties style:font-name="Droid Sans Mono" fo:font-size="10.5pt" fo:language="zxx" fo:country="none"/>
    </style:style>
    <style:style style:name="P61" style:family="paragraph" style:parent-style-name="Standard">
      <loext:graphic-properties draw:fill="solid" draw:fill-color="#f8f8f8" draw:opacity="100%"/>
      <style:paragraph-properties ch2_options="{'Style': 'default', 'Language': 'CSS+Lasso', 'UseCharStyles': 1, 'LineNumberRatio': 100, 'LineNumberStart': 1, 'MasterCharStyle': '', 'ShowLineNumbers': 0, 'ColourizeBackground': 1, 'LineNumberSeparator': '  ', 'StoreOptionsWithSnippet': 1}" style:line-height-at-least="0.198in" fo:background-color="#f8f8f8"/>
      <style:text-properties style:font-name="Droid Sans Mono" fo:font-size="10.5pt" fo:language="zxx" fo:country="none"/>
    </style:style>
    <style:style style:name="P62" style:family="paragraph" style:parent-style-name="Standard">
      <loext:graphic-properties draw:fill="solid" draw:fill-color="#f8f8f8" draw:opacity="100%"/>
      <style:paragraph-properties style:line-height-at-least="0.198in" fo:background-color="#f8f8f8"/>
      <style:text-properties style:font-name="Droid Sans Mono" fo:font-size="10.5pt" fo:language="zxx" fo:country="none" officeooo:paragraph-rsid="00185b71"/>
    </style:style>
    <style:style style:name="P63" style:family="paragraph" style:parent-style-name="Standard">
      <loext:graphic-properties draw:fill="solid" draw:fill-color="#f8f8f8" draw:opacity="100%"/>
      <style:paragraph-properties ch2_options="{'Style': 'default', 'Language': 'HTML', 'UseCharStyles': 1, 'LineNumberRatio': 100, 'LineNumberStart': 1, 'MasterCharStyle': '', 'ShowLineNumbers': 0, 'ColourizeBackground': 1, 'LineNumberSeparator': '  ', 'StoreOptionsWithSnippet': 1}" style:line-height-at-least="0.198in" fo:background-color="#f8f8f8"/>
      <style:text-properties style:font-name="Droid Sans Mono" fo:font-size="10.5pt" fo:language="zxx" fo:country="none" officeooo:paragraph-rsid="00185b71"/>
    </style:style>
    <style:style style:name="P64" style:family="paragraph" style:parent-style-name="Standard">
      <loext:graphic-properties draw:fill="solid" draw:fill-color="#f8f8f8" draw:opacity="100%"/>
      <style:paragraph-properties ch2_options="{'Style': 'default', 'Language': 'CSS+Lasso', 'UseCharStyles': 1, 'LineNumberRatio': 100, 'LineNumberStart': 1, 'MasterCharStyle': '', 'ShowLineNumbers': 0, 'ColourizeBackground': 1, 'LineNumberSeparator': '  ', 'StoreOptionsWithSnippet': 1}" style:line-height-at-least="0.198in" fo:background-color="#f8f8f8"/>
      <style:text-properties style:font-name="Droid Sans Mono" fo:font-size="10.5pt" fo:language="zxx" fo:country="none" officeooo:paragraph-rsid="00185b71"/>
    </style:style>
    <style:style style:name="P65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66" style:family="paragraph">
      <loext:graphic-properties draw:fill="none"/>
    </style:style>
    <style:style style:name="T1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2" style:family="text">
      <style:text-properties fo:font-size="12pt" fo:font-weight="bold" officeooo:rsid="0007122c" fo:background-color="transparent" loext:char-shading-value="0" style:font-size-asian="12pt" style:font-weight-asian="bold" style:font-size-complex="12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6c65c" style:font-size-asian="12pt"/>
    </style:style>
    <style:style style:name="T6" style:family="text">
      <style:text-properties fo:font-size="12pt" officeooo:rsid="0007122c" style:font-size-asian="12pt"/>
    </style:style>
    <style:style style:name="T7" style:family="text">
      <style:text-properties fo:text-transform="uppercase" fo:font-size="12pt" fo:font-weight="bold" style:font-size-asian="12pt" style:font-weight-asian="bold" style:font-size-complex="12pt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00a8c1e" style:font-size-asian="14pt" style:font-size-complex="14pt"/>
    </style:style>
    <style:style style:name="T12" style:family="text">
      <style:text-properties fo:font-size="14pt" officeooo:rsid="00144707" style:font-size-asian="14pt" style:font-size-complex="14pt"/>
    </style:style>
    <style:style style:name="T13" style:family="text">
      <style:text-properties fo:font-size="14pt" style:font-size-asian="14pt" style:font-weight-asian="normal" style:font-size-complex="14pt" style:font-weight-complex="normal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officeooo:rsid="0007122c"/>
    </style:style>
    <style:style style:name="T16" style:family="text">
      <style:text-properties style:use-window-font-color="true" loext:opacity="0%" fo:font-size="16pt" style:text-underline-style="none" fo:font-weight="normal" officeooo:rsid="0007122c" fo:background-color="transparent" loext:char-shading-value="0" style:font-size-asian="16pt" style:font-weight-asian="normal" style:font-size-complex="16pt" style:font-weight-complex="normal"/>
    </style:style>
    <style:style style:name="T17" style:family="text">
      <style:text-properties officeooo:rsid="0008dc96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569cd6" loext:opacity="100%"/>
    </style:style>
    <style:style style:name="T20" style:family="text">
      <style:text-properties fo:color="#569cd6" loext:opacity="100%" fo:font-weight="normal" fo:background-color="#1e1e1e" loext:char-shading-value="0" style:font-size-asian="14pt" style:font-weight-asian="normal" style:font-size-complex="14pt" style:font-weight-complex="normal"/>
    </style:style>
    <style:style style:name="T21" style:family="text">
      <style:text-properties fo:color="#9cdcfe" loext:opacity="100%"/>
    </style:style>
    <style:style style:name="T22" style:family="text">
      <style:text-properties fo:color="#9cdcfe" loext:opacity="100%" fo:font-weight="normal" fo:background-color="#1e1e1e" loext:char-shading-value="0" style:font-size-asian="14pt" style:font-weight-asian="normal" style:font-size-complex="14pt" style:font-weight-complex="normal"/>
    </style:style>
    <style:style style:name="T23" style:family="text">
      <style:text-properties fo:color="#ce9178" loext:opacity="100%"/>
    </style:style>
    <style:style style:name="T24" style:family="text">
      <style:text-properties fo:color="#d7ba7d" loext:opacity="100%"/>
    </style:style>
    <style:style style:name="T25" style:family="text">
      <style:text-properties fo:color="#d7ba7d" loext:opacity="100%" fo:font-weight="normal" fo:background-color="#1e1e1e" loext:char-shading-value="0" style:font-size-asian="14pt" style:font-weight-asian="normal" style:font-size-complex="14pt" style:font-weight-complex="normal"/>
    </style:style>
    <style:style style:name="T26" style:family="text">
      <style:text-properties fo:color="#b5cea8" loext:opacity="100%"/>
    </style:style>
    <style:style style:name="T27" style:family="text">
      <style:text-properties fo:font-variant="normal" fo:text-transform="none" fo:color="#212529" loext:opacity="100%" style:font-name="Times new roman" fo:letter-spacing="normal" fo:font-style="normal" fo:font-weight="bold" officeooo:rsid="00167ac8" style:font-weight-asian="bold" style:font-weight-complex="bold"/>
    </style:style>
    <style:style style:name="T28" style:family="text">
      <style:text-properties fo:font-variant="normal" fo:text-transform="none" fo:color="#212529" loext:opacity="100%" style:font-name="Times new roman" fo:letter-spacing="normal" fo:font-style="normal" officeooo:rsid="00167ac8" style:font-weight-asian="normal" style:font-weight-complex="normal"/>
    </style:style>
    <style:style style:name="T29" style:family="text">
      <style:text-properties fo:color="#808080" loext:opacity="100%"/>
    </style:style>
    <style:style style:name="T30" style:family="text">
      <style:text-properties fo:color="#808080" loext:opacity="100%" fo:font-weight="normal" fo:background-color="#1e1e1e" loext:char-shading-value="0" style:font-size-asian="14pt" style:font-weight-asian="normal" style:font-size-complex="14pt" style:font-weight-complex="normal"/>
    </style:style>
    <style:style style:name="T31" style:family="text">
      <style:text-properties fo:color="#dcdcaa" loext:opacity="100%"/>
    </style:style>
    <style:style style:name="T32" style:family="text">
      <style:text-properties style:font-name="Droid Sans Mono" fo:font-size="12pt" fo:language="zxx" fo:country="none" officeooo:rsid="00185b71" style:font-size-asian="12pt" style:font-size-complex="12pt"/>
    </style:style>
    <style:style style:name="T33" style:family="text">
      <style:text-properties fo:color="#d4d4d4" loext:opacity="100%" fo:font-weight="normal" fo:background-color="#1e1e1e" loext:char-shading-value="0" style:font-size-asian="14pt" style:font-weight-asian="normal" style:font-size-complex="14pt" style:font-weight-complex="normal"/>
    </style:style>
    <style:style style:name="T34" style:family="text">
      <style:text-properties style:font-size-asian="14pt" style:font-weight-asian="normal" style:font-size-complex="14pt" style:font-weight-complex="normal"/>
    </style:style>
    <style:style style:name="T35" style:family="text">
      <style:text-properties fo:color="#c586c0" loext:opacity="100%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06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solid" svg:stroke-width="0in" svg:stroke-color="#000000" draw:stroke-linejoin="round" svg:stroke-linecap="butt" draw:fill="none" draw:textarea-vertical-align="top" draw:auto-grow-height="false" fo:min-height="0.0008in" fo:min-width="0.3957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draw:frame draw:style-name="fr3" draw:name="Рисунок 2" text:anchor-type="char" svg:x="-0.0154in" svg:y="0.2291in" svg:width="0.802in" svg:height="0.9063in" draw:z-index="2"><draw:image xlink:href="Pictures/10000000000000B0000000C7666D0CAF3EB1DE68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/text:p>
          </table:table-cell>
          <table:table-cell table:style-name="Table1.A1" office:value-type="string">
            <text:p text:style-name="P4">Министерство науки и высшего образования Российской Федерации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6"/>
      <text:p text:style-name="P2"/>
      <text:p text:style-name="Standard"><text:span text:style-name="T4">ФАКУЛЬТЕТ </text:span><text:span text:style-name="T7">Информатика и системы управления</text:span></text:p>
      <text:p text:style-name="P8"/>
      <text:p text:style-name="Standard"><text:span text:style-name="T4">КАФЕДРА </text:span><text:span text:style-name="T7">Компьютерные системы и сети (ИУ6)</text:span></text:p>
      <text:p text:style-name="P9"/>
      <text:p text:style-name="Standard"><text:span text:style-name="T4">НАПРАВЛЕНИЕ ПОДГОТОВКИ <text:s/></text:span><text:span text:style-name="T1">09.</text:span><text:span text:style-name="T2">03</text:span><text:span text:style-name="T1">.</text:span><text:span text:style-name="T2">01</text:span><text:span text:style-name="T1"> <text:s/></text:span><text:span text:style-name="T2">Информатика и вычислительная техника</text:span></text:p>
      <text:p text:style-name="P12"/>
      <text:p text:style-name="P13"/>
      <text:h text:style-name="P39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5">по лабораторной работе № </text:p>
          </table:table-cell>
          <table:table-cell table:style-name="Table2.A1" office:value-type="string">
            <text:p text:style-name="P26"><draw:custom-shape text:anchor-type="char" draw:z-index="0" draw:name="Shape1" draw:style-name="gr1" draw:text-style-name="P66" svg:width="0.3961in" svg:height="0.0012in" svg:x="-0.0362in" svg:y="0.2071in"><text:p/><draw:enhanced-geometry svg:viewBox="0 0 21600 21600" draw:type="mso-spt32" draw:enhanced-path="M 0 0 L 21600 21600 N"/></draw:custom-shape>2</text:p>
          </table:table-cell>
        </table:table-row>
      </table:table>
      <text:h text:style-name="P40" text:outline-level="1"><draw:frame draw:style-name="fr1" draw:name="Frame1" text:anchor-type="char" svg:x="0.0256in" svg:y="0.2429in" svg:width="1.1929in" svg:height="0.3228in" draw:z-index="1"><draw:text-box><text:p text:style-name="P20">Название:</text:p></draw:text-box></draw:frame></text:h>
      <text:h text:style-name="P41" text:outline-level="1">Создание простейших HTML-страниц, валидаторы кода. Каскадные таблицы стилей CSS</text:h>
      <text:h text:style-name="P42" text:outline-level="1"/>
      <text:p text:style-name="P24"><text:span text:style-name="T8">Дисциплина: </text:span><text:span text:style-name="T16">Языки интернет программирования</text:span></text:p>
      <text:p text:style-name="P17"/>
      <text:p text:style-name="P17"/>
      <text:p text:style-name="P17"/>
      <text:p text:style-name="P17"/>
      <text:p text:style-name="P1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/>
        <table:table-row table:style-name="Table3.1">
          <table:table-cell table:style-name="Table3.A1" office:value-type="string">
            <text:p text:style-name="P14">Студент</text:p>
          </table:table-cell>
          <table:table-cell table:style-name="Table3.A1" office:value-type="string">
            <text:p text:style-name="P18">ИУ6-31Б</text:p>
          </table:table-cell>
          <table:table-cell table:style-name="Table3.C1" office:value-type="string">
            <text:p text:style-name="P14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9"><text:span text:style-name="T15">Т</text:span>.<text:span text:style-name="T15">Е</text:span>. <text:span text:style-name="T15">Старжевский</text:span></text:p>
          </table:table-cell>
        </table:table-row>
        <table:table-row table:style-name="Table3.1"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0">(Группа)</text:p>
          </table:table-cell>
          <table:table-cell table:style-name="Table3.C2" office:value-type="string">
            <text:p text:style-name="P10"/>
          </table:table-cell>
          <table:table-cell table:style-name="Table3.A1" office:value-type="string">
            <text:p text:style-name="P10">(Подпись, <office:annotation office:name="__Annotation__68_9152871" loext:resolved="false"><dc:creator>Иванова Галина Сергеевна</dc:creator><dc:date>2019-12-05T14:19:00</dc:date><meta:creator-initials>ИГС</meta:creator-initials><text:p>подпись и дата обязательны, формат даты ХХ.ХХ.20ХХ</text:p></office:annotation>дата<office:annotation-end office:name="__Annotation__68_9152871"/>)</text:p>
          </table:table-cell>
          <table:table-cell table:style-name="Table3.A1" office:value-type="string">
            <text:p text:style-name="P10">(И.О. Фамилия)</text:p>
          </table:table-cell>
        </table:table-row>
        <table:table-row table:style-name="Table3.1"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0"/>
          </table:table-cell>
          <table:table-cell table:style-name="Table3.C3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14">Преподаватель</text:p>
          </table:table-cell>
          <table:table-cell table:style-name="Table3.A1" office:value-type="string">
            <text:p text:style-name="P23"/>
          </table:table-cell>
          <table:table-cell table:style-name="Table3.C4" office:value-type="string">
            <text:p text:style-name="P14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9"><text:span text:style-name="T17">Д</text:span>.<text:span text:style-name="T17">В</text:span>. <text:span text:style-name="T17">Малахов</text:span></text:p>
          </table:table-cell>
        </table:table-row>
        <table:table-row table:style-name="Table3.1"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0"/>
          </table:table-cell>
          <table:table-cell table:style-name="Table3.C5" office:value-type="string">
            <text:p text:style-name="P10"/>
          </table:table-cell>
          <table:table-cell table:style-name="Table3.A1" office:value-type="string">
            <text:p text:style-name="P10">(Подпись, дата)</text:p>
          </table:table-cell>
          <table:table-cell table:style-name="Table3.A1" office:value-type="string">
            <text:p text:style-name="P10">(И.О. Фамилия)</text:p>
          </table:table-cell>
        </table:table-row>
      </table:table>
      <text:p text:style-name="P7"/>
      <text:p text:style-name="P7"/>
      <text:p text:style-name="P7"/>
      <text:p text:style-name="P11"><text:span text:style-name="T3">Москва, 20</text:span><text:span text:style-name="T5">2</text:span><text:span text:style-name="T6">2</text:span></text:p>
      <text:p text:style-name="P43">Подготовьте разметку произвольного текста, содержащего не менее 10 строк (могут быть использованы материалы из лабораторной работы No 1) с использованием таблицы стилей. Продемонстрируйте выделение отдельных слов с помощью стилей, цвета и шрифта.</text:p>
      <text:p text:style-name="P22"><text:span text:style-name="T27">Задание</text:span><text:span text:style-name="T28"> 1) Подготовьте разметку произвольного текста, содержащего не менее 10 строк (могут быть использованы материалы из лабораторной работы No 1) с использованием таблицы стилей. Продемонстрируйте выделение отдельных слов с помощью стилей, цвета и шрифта.</text:span></text:p>
      <text:p text:style-name="P44"/>
      <text:p text:style-name="P44">2) С использованием элементов div подготовьте разметку таблицы, например, содержащей фрагмент расписания.</text:p>
      <text:p text:style-name="P44"/>
      <text:p text:style-name="P44">3) Возьмите шаблон страницы Bootstrap (см. Приложение Б методического пособия). Измените цвет фона навигационной панели и подвала сайта на свое усмотрение.</text:p>
      <text:p text:style-name="P44"/>
      <text:p text:style-name="P44">4) Вставьте:</text:p>
      <text:p text:style-name="P44">- место текста “Вставьте сюда форму” форму из лабораторной работы 1;</text:p>
      <text:p text:style-name="P44">- на место текста “Вставьте сюда таблицу” произвольную таблицу (на основе элементов table/tr/td);</text:p>
      <text:p text:style-name="P44">- на место текста “Вставьте сюда текст” блок разметки текста (из пункта 1).</text:p>
      <text:p text:style-name="P44">Добавьте классы Bootstrap в элементы формы, и заголовки таблицы.</text:p>
      <text:p text:style-name="P44"/>
      <text:p text:style-name="P44">5) Проверьте полученные HTML-страницы на наличие ошибок. Составьте таблицу выявленных ошибок, в которую внесите все ошибки валидации и их фактические проявления в браузере. Устраните все найденные ошибки.</text:p>
      <text:p text:style-name="P44"/>
      <text:p text:style-name="P38"><text:span text:style-name="T11">1</text:span><text:span text:style-name="T10">) </text:span><text:span text:style-name="T9">File name: </text:span><text:span text:style-name="T14">index.html</text:span></text:p>
      <text:p text:style-name="P53"><text:span text:style-name="ch2_5f_default.Operator"><text:span text:style-name="T34">&lt;!</text:span></text:span><text:span text:style-name="ch2_5f_default.Name"><text:span text:style-name="T34">DOCTYPE</text:span></text:span><text:span text:style-name="ch2_5f_default.Text.Whitespace"><text:span text:style-name="T34"> </text:span></text:span><text:span text:style-name="ch2_5f_default.Name"><text:span text:style-name="T34">html</text:span></text:span><text:span text:style-name="ch2_5f_default.Operator"><text:span text:style-name="T34">&gt;</text:span></text:span></text:p>
      <text:p text:style-name="P28"><text:span text:style-name="ch2_5f_default.Operator">&lt;</text:span><text:span text:style-name="ch2_5f_default.Name">html</text:span><text:span text:style-name="ch2_5f_default.Text.Whitespace"> </text:span><text:span text:style-name="ch2_5f_default.Name">lang</text:span><text:span text:style-name="ch2_5f_default.Operator">=</text:span><text:span text:style-name="ch2_5f_default.Literal.String">"en"</text:span><text:span text:style-name="ch2_5f_default.Operator">&gt;</text:span></text:p>
      <text:p text:style-name="P28"><text:span text:style-name="ch2_5f_default.Operator">&lt;</text:span><text:span text:style-name="ch2_5f_default.Name">head</text:span><text:span text:style-name="ch2_5f_default.Operator">&gt;</text:span></text:p>
      <text:p text:style-name="P28"><text:span text:style-name="ch2_5f_default.Operator">&lt;</text:span><text:span text:style-name="ch2_5f_default.Name">meta</text:span><text:span text:style-name="ch2_5f_default.Text.Whitespace"> </text:span><text:span text:style-name="ch2_5f_default.Name">charset</text:span><text:span text:style-name="ch2_5f_default.Operator">=</text:span><text:span text:style-name="ch2_5f_default.Literal.String">"UTF-8"</text:span><text:span text:style-name="ch2_5f_default.Operator">&gt;</text:span></text:p>
      <text:p text:style-name="P28"><text:span text:style-name="ch2_5f_default.Operator">&lt;</text:span><text:span text:style-name="ch2_5f_default.Name">meta</text:span><text:span text:style-name="ch2_5f_default.Text.Whitespace"> </text:span><text:span text:style-name="ch2_5f_default.Name">http</text:span><text:span text:style-name="ch2_5f_default.Operator">-</text:span><text:span text:style-name="ch2_5f_default.Name">equiv</text:span><text:span text:style-name="ch2_5f_default.Operator">=</text:span><text:span text:style-name="ch2_5f_default.Literal.String">"X-UA-Compatible"</text:span><text:span text:style-name="ch2_5f_default.Text.Whitespace"> </text:span><text:span text:style-name="ch2_5f_default.Name">content</text:span><text:span text:style-name="ch2_5f_default.Operator">=</text:span><text:span text:style-name="ch2_5f_default.Literal.String">"IE=edge"</text:span><text:span text:style-name="ch2_5f_default.Operator">&gt;</text:span></text:p>
      <text:p text:style-name="P28"><text:span text:style-name="ch2_5f_default.Operator">&lt;</text:span><text:span text:style-name="ch2_5f_default.Name">meta</text:span><text:span text:style-name="ch2_5f_default.Text.Whitespace"> </text:span><text:span text:style-name="ch2_5f_default.Name">name</text:span><text:span text:style-name="ch2_5f_default.Operator">=</text:span><text:span text:style-name="ch2_5f_default.Literal.String">"viewport"</text:span><text:span text:style-name="ch2_5f_default.Text.Whitespace"> </text:span><text:span text:style-name="ch2_5f_default.Name">content</text:span><text:span text:style-name="ch2_5f_default.Operator">=</text:span><text:span text:style-name="ch2_5f_default.Literal.String">"width=device-width, initial-scale=1.0"</text:span><text:span text:style-name="ch2_5f_default.Operator">&gt;</text:span></text:p>
      <text:p text:style-name="P28"><text:span text:style-name="ch2_5f_default.Operator">&lt;</text:span><text:span text:style-name="ch2_5f_default.Name">title</text:span><text:span text:style-name="ch2_5f_default.Operator">&gt;</text:span><text:span text:style-name="ch2_5f_default.Name">My</text:span><text:span text:style-name="ch2_5f_default.Text.Whitespace"> </text:span><text:span text:style-name="ch2_5f_default.Name">styles</text:span><text:span text:style-name="ch2_5f_default.Operator">&lt;/</text:span><text:span text:style-name="ch2_5f_default.Name">title</text:span><text:span text:style-name="ch2_5f_default.Operator">&gt;</text:span></text:p>
      <text:p text:style-name="P28"><text:span text:style-name="ch2_5f_default.Operator">&lt;</text:span><text:span text:style-name="ch2_5f_default.Name">link</text:span><text:span text:style-name="ch2_5f_default.Text.Whitespace"> </text:span><text:span text:style-name="ch2_5f_default.Name">href</text:span><text:span text:style-name="ch2_5f_default.Operator">=</text:span><text:span text:style-name="ch2_5f_default.Literal.String">"https://cdn.jsdelivr.net/npm/bootstrap@5.0.2/dist/css/bootstrap.min.css"</text:span><text:span text:style-name="ch2_5f_default.Text.Whitespace"> </text:span></text:p>
      <text:p text:style-name="P28"><text:soft-page-break/><text:span text:style-name="ch2_5f_default.Name">rel</text:span><text:span text:style-name="ch2_5f_default.Operator">=</text:span><text:span text:style-name="ch2_5f_default.Literal.String">"stylesheet"</text:span><text:span text:style-name="ch2_5f_default.Text.Whitespace"> </text:span><text:span text:style-name="ch2_5f_default.Name">integrity</text:span><text:span text:style-name="ch2_5f_default.Operator">=</text:span><text:span text:style-name="ch2_5f_default.Literal.String">"sha384-EVSTQN3/azprG1Anm3QDgpJLIm9Nao0Yz1ztcQTwFspd3yD65VohhpuuCOmLASjC"</text:span><text:span text:style-name="ch2_5f_default.Text.Whitespace"> </text:span></text:p>
      <text:p text:style-name="P28"><text:span text:style-name="ch2_5f_default.Name">crossorigin</text:span><text:span text:style-name="ch2_5f_default.Operator">=</text:span><text:span text:style-name="ch2_5f_default.Literal.String">"anonymous"</text:span><text:span text:style-name="ch2_5f_default.Operator">&gt;</text:span></text:p>
      <text:p text:style-name="P28"><text:span text:style-name="ch2_5f_default.Operator">&lt;</text:span><text:span text:style-name="ch2_5f_default.Name">link</text:span><text:span text:style-name="ch2_5f_default.Text.Whitespace"> </text:span><text:span text:style-name="ch2_5f_default.Name">rel</text:span><text:span text:style-name="ch2_5f_default.Operator">=</text:span><text:span text:style-name="ch2_5f_default.Literal.String">"stylesheet"</text:span><text:span text:style-name="ch2_5f_default.Text.Whitespace"> </text:span><text:span text:style-name="ch2_5f_default.Name">href</text:span><text:span text:style-name="ch2_5f_default.Operator">=</text:span><text:span text:style-name="ch2_5f_default.Literal.String">"style.css"</text:span><text:span text:style-name="ch2_5f_default.Operator">&gt;</text:span></text:p>
      <text:p text:style-name="P28"><text:span text:style-name="ch2_5f_default.Operator">&lt;/</text:span><text:span text:style-name="ch2_5f_default.Name">head</text:span><text:span text:style-name="ch2_5f_default.Operator">&gt;</text:span></text:p>
      <text:p text:style-name="P28"><text:span text:style-name="ch2_5f_default.Operator">&lt;</text:span><text:span text:style-name="ch2_5f_default.Name">body</text:span><text:span text:style-name="ch2_5f_default.Operator">&gt;</text:span></text:p>
      <text:p text:style-name="P28"><text:span text:style-name="ch2_5f_default.Operator">&lt;</text:span><text:span text:style-name="ch2_5f_default.Name">main</text:span><text:span text:style-name="ch2_5f_default.Operator">&gt;</text:span></text:p>
      <text:p text:style-name="P28"><text:span text:style-name="ch2_5f_default.Operator">&lt;</text:span><text:span text:style-name="ch2_5f_default.Name">div</text:span><text:span text:style-name="ch2_5f_default.Text.Whitespace"> </text:span><text:span text:style-name="ch2_5f_default.Keyword">class</text:span><text:span text:style-name="ch2_5f_default.Operator">=</text:span><text:span text:style-name="ch2_5f_default.Literal.String">"container text my-grey"</text:span><text:span text:style-name="ch2_5f_default.Operator">&gt;</text:span></text:p>
      <text:p text:style-name="P28"><text:span text:style-name="ch2_5f_default.Operator">&lt;</text:span><text:span text:style-name="ch2_5f_default.Name">p</text:span><text:span text:style-name="ch2_5f_default.Operator">&gt;</text:span><text:span text:style-name="ch2_5f_default.Name">Today</text:span><text:span text:style-name="ch2_5f_default.Text.Whitespace"> </text:span><text:span text:style-name="ch2_5f_default.Name">we</text:span><text:span text:style-name="ch2_5f_default.Text.Whitespace"> </text:span><text:span text:style-name="ch2_5f_default.Name">gonna</text:span><text:span text:style-name="ch2_5f_default.Text.Whitespace"> </text:span><text:span text:style-name="ch2_5f_default.Name">to</text:span><text:span text:style-name="ch2_5f_default.Text.Whitespace"> </text:span><text:span text:style-name="ch2_5f_default.Name">be</text:span><text:span text:style-name="ch2_5f_default.Text.Whitespace"> </text:span><text:span text:style-name="ch2_5f_default.Operator">&lt;</text:span><text:span text:style-name="ch2_5f_default.Keyword">strong</text:span><text:span text:style-name="ch2_5f_default.Operator">&gt;</text:span><text:span text:style-name="ch2_5f_default.Name">millioners</text:span><text:span text:style-name="ch2_5f_default.Operator">&lt;/</text:span><text:span text:style-name="ch2_5f_default.Keyword">strong</text:span><text:span text:style-name="ch2_5f_default.Operator">&gt;&lt;/</text:span><text:span text:style-name="ch2_5f_default.Name">p</text:span><text:span text:style-name="ch2_5f_default.Operator">&gt;</text:span></text:p>
      <text:p text:style-name="P28"><text:span text:style-name="ch2_5f_default.Operator">&lt;</text:span><text:span text:style-name="ch2_5f_default.Name">p</text:span><text:span text:style-name="ch2_5f_default.Operator">&gt;</text:span><text:span text:style-name="ch2_5f_default.Name">Things</text:span><text:span text:style-name="ch2_5f_default.Text.Whitespace"> </text:span><text:span text:style-name="ch2_5f_default.Name">Happen</text:span><text:span text:style-name="ch2_5f_default.Text.Whitespace"> </text:span><text:span text:style-name="ch2_5f_default.Operator">&lt;</text:span><text:span text:style-name="ch2_5f_default.Keyword">strong</text:span><text:span text:style-name="ch2_5f_default.Operator">&gt;</text:span><text:span text:style-name="ch2_5f_default.Keyword">for</text:span><text:span text:style-name="ch2_5f_default.Text.Whitespace"> </text:span><text:span text:style-name="ch2_5f_default.Name">a</text:span><text:span text:style-name="ch2_5f_default.Text.Whitespace"> </text:span><text:span text:style-name="ch2_5f_default.Name">Reason</text:span><text:span text:style-name="ch2_5f_default.Operator">&lt;/</text:span><text:span text:style-name="ch2_5f_default.Keyword">strong</text:span><text:span text:style-name="ch2_5f_default.Operator">&gt;&lt;/</text:span><text:span text:style-name="ch2_5f_default.Name">p</text:span><text:span text:style-name="ch2_5f_default.Operator">&gt;</text:span></text:p>
      <text:p text:style-name="P28"><text:span text:style-name="ch2_5f_default.Operator">&lt;</text:span><text:span text:style-name="ch2_5f_default.Name">p</text:span><text:span text:style-name="ch2_5f_default.Operator">&gt;</text:span><text:span text:style-name="ch2_5f_default.Name">We</text:span><text:span text:style-name="ch2_5f_default.Text.Whitespace"> </text:span><text:span text:style-name="ch2_5f_default.Name">dont</text:span><text:span text:style-name="ch2_5f_default.Text.Whitespace"> </text:span><text:span text:style-name="ch2_5f_default.Name">know</text:span><text:span text:style-name="ch2_5f_default.Text.Whitespace"> </text:span><text:span text:style-name="ch2_5f_default.Operator">&lt;</text:span><text:span text:style-name="ch2_5f_default.Name">mark</text:span><text:span text:style-name="ch2_5f_default.Operator">&gt;</text:span><text:span text:style-name="ch2_5f_default.Name">date</text:span><text:span text:style-name="ch2_5f_default.Text.Whitespace"> </text:span><text:span text:style-name="ch2_5f_default.Name">of</text:span><text:span text:style-name="ch2_5f_default.Text.Whitespace"> </text:span><text:span text:style-name="ch2_5f_default.Name">death</text:span><text:span text:style-name="ch2_5f_default.Operator">&lt;/</text:span><text:span text:style-name="ch2_5f_default.Name">mark</text:span><text:span text:style-name="ch2_5f_default.Operator">&gt;</text:span><text:span text:style-name="ch2_5f_default.Punctuation">,</text:span><text:span text:style-name="ch2_5f_default.Text.Whitespace"> </text:span><text:span text:style-name="ch2_5f_default.Name">but</text:span><text:span text:style-name="ch2_5f_default.Text.Whitespace"> </text:span><text:span text:style-name="ch2_5f_default.Name">we</text:span><text:span text:style-name="ch2_5f_default.Text.Whitespace"> </text:span><text:span text:style-name="ch2_5f_default.Name">know</text:span><text:span text:style-name="ch2_5f_default.Text.Whitespace"> </text:span><text:span text:style-name="ch2_5f_default.Operator">&lt;</text:span><text:span text:style-name="ch2_5f_default.Name">mark</text:span><text:span text:style-name="ch2_5f_default.Operator">&gt;</text:span><text:span text:style-name="ch2_5f_default.Name">date</text:span><text:span text:style-name="ch2_5f_default.Text.Whitespace"> </text:span><text:span text:style-name="ch2_5f_default.Name">of</text:span><text:span text:style-name="ch2_5f_default.Text.Whitespace"> </text:span><text:span text:style-name="ch2_5f_default.Name">bithday</text:span><text:span text:style-name="ch2_5f_default.Operator">&lt;/</text:span><text:span text:style-name="ch2_5f_default.Name">mark</text:span><text:span text:style-name="ch2_5f_default.Operator">&gt;&lt;/</text:span><text:span text:style-name="ch2_5f_default.Name">p</text:span><text:span text:style-name="ch2_5f_default.Operator">&gt;</text:span></text:p>
      <text:p text:style-name="P28"><text:span text:style-name="ch2_5f_default.Operator">&lt;</text:span><text:span text:style-name="ch2_5f_default.Name">p</text:span><text:span text:style-name="ch2_5f_default.Operator">&gt;</text:span><text:span text:style-name="ch2_5f_default.Name">There</text:span><text:span text:style-name="ch2_5f_default.Text.Whitespace"> </text:span><text:span text:style-name="ch2_5f_default.Operator">&lt;</text:span><text:span text:style-name="ch2_5f_default.Name">s</text:span><text:span text:style-name="ch2_5f_default.Operator">&gt;</text:span><text:span text:style-name="ch2_5f_default.Name">is</text:span><text:span text:style-name="ch2_5f_default.Text.Whitespace"> </text:span><text:span text:style-name="ch2_5f_default.Name">no</text:span><text:span text:style-name="ch2_5f_default.Operator">&lt;/</text:span><text:span text:style-name="ch2_5f_default.Name">s</text:span><text:span text:style-name="ch2_5f_default.Operator">&gt;</text:span><text:span text:style-name="ch2_5f_default.Text.Whitespace"> </text:span><text:span text:style-name="ch2_5f_default.Name">Accidents</text:span><text:span text:style-name="ch2_5f_default.Operator">&lt;/</text:span><text:span text:style-name="ch2_5f_default.Name">p</text:span><text:span text:style-name="ch2_5f_default.Operator">&gt;</text:span></text:p>
      <text:p text:style-name="P28"><text:span text:style-name="ch2_5f_default.Operator">&lt;</text:span><text:span text:style-name="ch2_5f_default.Name">p</text:span><text:span text:style-name="ch2_5f_default.Operator">&gt;</text:span><text:span text:style-name="ch2_5f_default.Name">We</text:span><text:span text:style-name="ch2_5f_default.Text.Whitespace"> </text:span><text:span text:style-name="ch2_5f_default.Name">couldn</text:span><text:span text:style-name="ch2_5f_default.Error">`</text:span><text:span text:style-name="ch2_5f_default.Name">t</text:span><text:span text:style-name="ch2_5f_default.Text.Whitespace"> </text:span><text:span text:style-name="ch2_5f_default.Name">be</text:span><text:span text:style-name="ch2_5f_default.Text.Whitespace"> </text:span><text:span text:style-name="ch2_5f_default.Operator">&lt;</text:span><text:span text:style-name="ch2_5f_default.Name">small</text:span><text:span text:style-name="ch2_5f_default.Operator">&gt;</text:span><text:span text:style-name="ch2_5f_default.Name">Younger</text:span><text:span text:style-name="ch2_5f_default.Text.Whitespace"> </text:span><text:span text:style-name="ch2_5f_default.Name">then</text:span><text:span text:style-name="ch2_5f_default.Text.Whitespace"> </text:span><text:span text:style-name="ch2_5f_default.Name">this</text:span><text:span text:style-name="ch2_5f_default.Operator">&lt;/</text:span><text:span text:style-name="ch2_5f_default.Name">small</text:span><text:span text:style-name="ch2_5f_default.Operator">&gt;</text:span><text:span text:style-name="ch2_5f_default.Text.Whitespace"> </text:span><text:span text:style-name="ch2_5f_default.Name">evening</text:span><text:span text:style-name="ch2_5f_default.Text.Whitespace"> </text:span><text:span text:style-name="ch2_5f_default.Name">ever</text:span><text:span text:style-name="ch2_5f_default.Operator">&lt;/</text:span><text:span text:style-name="ch2_5f_default.Name">p</text:span><text:span text:style-name="ch2_5f_default.Operator">&gt;</text:span></text:p>
      <text:p text:style-name="P28"><text:span text:style-name="ch2_5f_default.Operator">&lt;</text:span><text:span text:style-name="ch2_5f_default.Name">p</text:span><text:span text:style-name="ch2_5f_default.Operator">&gt;&lt;</text:span><text:span text:style-name="ch2_5f_default.Keyword">strong</text:span><text:span text:style-name="ch2_5f_default.Operator">&gt;</text:span><text:span text:style-name="ch2_5f_default.Name">So</text:span><text:span text:style-name="ch2_5f_default.Text.Whitespace"> </text:span><text:span text:style-name="ch2_5f_default.Name">what</text:span><text:span text:style-name="ch2_5f_default.Text.Whitespace"> </text:span><text:span text:style-name="ch2_5f_default.Name">are</text:span><text:span text:style-name="ch2_5f_default.Text.Whitespace"> </text:span><text:span text:style-name="ch2_5f_default.Name">you</text:span><text:span text:style-name="ch2_5f_default.Text.Whitespace"> </text:span><text:span text:style-name="ch2_5f_default.Name">doing</text:span><text:span text:style-name="ch2_5f_default.Text.Whitespace"> </text:span><text:span text:style-name="ch2_5f_default.Name">right</text:span><text:span text:style-name="ch2_5f_default.Text.Whitespace"> </text:span><text:span text:style-name="ch2_5f_default.Name">now</text:span><text:span text:style-name="ch2_5f_default.Operator">?</text:span><text:span text:style-name="ch2_5f_default.Text.Whitespace"> </text:span><text:span text:style-name="ch2_5f_default.Name">Are</text:span><text:span text:style-name="ch2_5f_default.Text.Whitespace"> </text:span><text:span text:style-name="ch2_5f_default.Name">you</text:span><text:span text:style-name="ch2_5f_default.Text.Whitespace"> </text:span><text:span text:style-name="ch2_5f_default.Name">really</text:span><text:span text:style-name="ch2_5f_default.Text.Whitespace"> </text:span><text:span text:style-name="ch2_5f_default.Name">want</text:span><text:span text:style-name="ch2_5f_default.Text.Whitespace"> </text:span><text:span text:style-name="ch2_5f_default.Name">working</text:span><text:span text:style-name="ch2_5f_default.Text.Whitespace"> </text:span><text:span text:style-name="ch2_5f_default.Name">on</text:span><text:span text:style-name="ch2_5f_default.Text.Whitespace"> </text:span><text:span text:style-name="ch2_5f_default.Name">it</text:span><text:span text:style-name="ch2_5f_default.Text.Whitespace"> </text:span><text:span text:style-name="ch2_5f_default.Name">and</text:span><text:span text:style-name="ch2_5f_default.Text.Whitespace"> </text:span><text:span text:style-name="ch2_5f_default.Name">spend</text:span><text:span text:style-name="ch2_5f_default.Text.Whitespace"> </text:span><text:span text:style-name="ch2_5f_default.Name">your</text:span><text:span text:style-name="ch2_5f_default.Text.Whitespace"> </text:span><text:span text:style-name="ch2_5f_default.Name">daimond</text:span><text:span text:style-name="ch2_5f_default.Text.Whitespace"> </text:span><text:span text:style-name="ch2_5f_default.Name">time</text:span><text:span text:style-name="ch2_5f_default.Operator">?&lt;/</text:span><text:span text:style-name="ch2_5f_default.Keyword">strong</text:span><text:span text:style-name="ch2_5f_default.Operator">&gt;&lt;/</text:span><text:span text:style-name="ch2_5f_default.Name">p</text:span><text:span text:style-name="ch2_5f_default.Operator">&gt;</text:span></text:p>
      <text:p text:style-name="P28"><text:span text:style-name="ch2_5f_default.Operator">&lt;</text:span><text:span text:style-name="ch2_5f_default.Name">p</text:span><text:span text:style-name="ch2_5f_default.Operator">&gt;&lt;</text:span><text:span text:style-name="ch2_5f_default.Name">samp</text:span><text:span text:style-name="ch2_5f_default.Operator">&gt;</text:span><text:span text:style-name="ch2_5f_default.Name">Blokchain</text:span><text:span text:style-name="ch2_5f_default.Text.Whitespace"> </text:span><text:span text:style-name="ch2_5f_default.Name">is</text:span><text:span text:style-name="ch2_5f_default.Text.Whitespace"> </text:span><text:span text:style-name="ch2_5f_default.Name">the</text:span><text:span text:style-name="ch2_5f_default.Text.Whitespace"> </text:span><text:span text:style-name="ch2_5f_default.Name">best</text:span><text:span text:style-name="ch2_5f_default.Text.Whitespace"> </text:span><text:span text:style-name="ch2_5f_default.Name">way</text:span><text:span text:style-name="ch2_5f_default.Text.Whitespace"> </text:span><text:span text:style-name="ch2_5f_default.Name">to</text:span><text:span text:style-name="ch2_5f_default.Text.Whitespace"> </text:span><text:span text:style-name="ch2_5f_default.Name">see</text:span><text:span text:style-name="ch2_5f_default.Text.Whitespace"> </text:span><text:span text:style-name="ch2_5f_default.Name">how</text:span><text:span text:style-name="ch2_5f_default.Text.Whitespace"> </text:span><text:span text:style-name="ch2_5f_default.Name">encryption</text:span><text:span text:style-name="ch2_5f_default.Text.Whitespace"> </text:span><text:span text:style-name="ch2_5f_default.Name">can</text:span><text:span text:style-name="ch2_5f_default.Text.Whitespace"> </text:span><text:span text:style-name="ch2_5f_default.Name">work</text:span><text:span text:style-name="ch2_5f_default.Text.Whitespace"> </text:span><text:span text:style-name="ch2_5f_default.Keyword">for</text:span><text:span text:style-name="ch2_5f_default.Text.Whitespace"> </text:span><text:span text:style-name="ch2_5f_default.Name">people</text:span><text:span text:style-name="ch2_5f_default.Text.Whitespace"> </text:span><text:span text:style-name="ch2_5f_default.Name">successfully</text:span><text:span text:style-name="ch2_5f_default.Text.Whitespace"> </text:span><text:span text:style-name="ch2_5f_default.Name">transitions</text:span><text:span text:style-name="ch2_5f_default.Operator">&lt;/</text:span><text:span text:style-name="ch2_5f_default.Name">samp</text:span><text:span text:style-name="ch2_5f_default.Operator">&gt;&lt;/</text:span><text:span text:style-name="ch2_5f_default.Name">p</text:span><text:span text:style-name="ch2_5f_default.Operator">&gt;</text:span></text:p>
      <text:p text:style-name="P28"><text:span text:style-name="ch2_5f_default.Operator">&lt;</text:span><text:span text:style-name="ch2_5f_default.Name">p</text:span><text:span text:style-name="ch2_5f_default.Operator">&gt;</text:span><text:span text:style-name="ch2_5f_default.Literal.Number.Integer">10</text:span><text:span text:style-name="ch2_5f_default.Text.Whitespace"> </text:span><text:span text:style-name="ch2_5f_default.Name">Septemeber</text:span><text:span text:style-name="ch2_5f_default.Text.Whitespace"> </text:span><text:span text:style-name="ch2_5f_default.Literal.Number.Integer">2022</text:span><text:span text:style-name="ch2_5f_default.Punctuation">,</text:span><text:span text:style-name="ch2_5f_default.Text.Whitespace"> </text:span><text:span text:style-name="ch2_5f_default.Operator">&lt;</text:span><text:span text:style-name="ch2_5f_default.Keyword">strong</text:span><text:span text:style-name="ch2_5f_default.Text.Whitespace"> </text:span><text:span text:style-name="ch2_5f_default.Keyword">class</text:span><text:span text:style-name="ch2_5f_default.Operator">=</text:span><text:span text:style-name="ch2_5f_default.Literal.String">"text my-purple"</text:span><text:span text:style-name="ch2_5f_default.Operator">&gt;</text:span><text:span text:style-name="ch2_5f_default.Name">my</text:span><text:span text:style-name="ch2_5f_default.Text.Whitespace"> </text:span><text:span text:style-name="ch2_5f_default.Name">phone</text:span><text:span text:style-name="ch2_5f_default.Operator">&lt;/</text:span><text:span text:style-name="ch2_5f_default.Keyword">strong</text:span><text:span text:style-name="ch2_5f_default.Operator">&gt;</text:span><text:span text:style-name="ch2_5f_default.Text.Whitespace"> </text:span><text:span text:style-name="ch2_5f_default.Name">doesn</text:span><text:span text:style-name="ch2_5f_default.Error">`</text:span><text:span text:style-name="ch2_5f_default.Name">t</text:span><text:span text:style-name="ch2_5f_default.Text.Whitespace"> </text:span><text:span text:style-name="ch2_5f_default.Name">ringing</text:span><text:span text:style-name="ch2_5f_default.Operator">&lt;/</text:span><text:span text:style-name="ch2_5f_default.Name">p</text:span><text:span text:style-name="ch2_5f_default.Operator">&gt;</text:span></text:p>
      <text:p text:style-name="P28"><text:span text:style-name="ch2_5f_default.Operator">&lt;</text:span><text:span text:style-name="ch2_5f_default.Name">p</text:span><text:span text:style-name="ch2_5f_default.Operator">&gt;</text:span><text:span text:style-name="ch2_5f_default.Literal.Number.Integer">16</text:span><text:span text:style-name="ch2_5f_default.Text.Whitespace"> </text:span><text:span text:style-name="ch2_5f_default.Name">September</text:span><text:span text:style-name="ch2_5f_default.Text.Whitespace"> </text:span><text:span text:style-name="ch2_5f_default.Name">we</text:span><text:span text:style-name="ch2_5f_default.Text.Whitespace"> </text:span><text:span text:style-name="ch2_5f_default.Name">can</text:span><text:span text:style-name="ch2_5f_default.Text.Whitespace"> </text:span><text:span text:style-name="ch2_5f_default.Name">buy</text:span><text:span text:style-name="ch2_5f_default.Text.Whitespace"> </text:span><text:span text:style-name="ch2_5f_default.Name">IPhone</text:span><text:span text:style-name="ch2_5f_default.Text.Whitespace"> </text:span><text:span text:style-name="ch2_5f_default.Literal.Number.Integer">14</text:span><text:span text:style-name="ch2_5f_default.Text.Whitespace"> </text:span><text:span text:style-name="ch2_5f_default.Name">from</text:span><text:span text:style-name="ch2_5f_default.Text.Whitespace"> </text:span><text:span text:style-name="ch2_5f_default.Operator">&lt;</text:span><text:span text:style-name="ch2_5f_default.Name">cite</text:span><text:span text:style-name="ch2_5f_default.Operator">&gt;&lt;</text:span><text:span text:style-name="ch2_5f_default.Name">a</text:span><text:span text:style-name="ch2_5f_default.Text.Whitespace"> </text:span><text:span text:style-name="ch2_5f_default.Name">href</text:span><text:span text:style-name="ch2_5f_default.Operator">=</text:span><text:span text:style-name="ch2_5f_default.Literal.String">"https://github.com/timofeytst"</text:span><text:span text:style-name="ch2_5f_default.Operator">&gt;</text:span><text:span text:style-name="ch2_5f_default.Name">official</text:span><text:span text:style-name="ch2_5f_default.Operator">&lt;/</text:span><text:span text:style-name="ch2_5f_default.Name">a</text:span><text:span text:style-name="ch2_5f_default.Operator">&gt;&lt;/</text:span><text:span text:style-name="ch2_5f_default.Name">cite</text:span><text:span text:style-name="ch2_5f_default.Operator">&gt;</text:span><text:span text:style-name="ch2_5f_default.Text.Whitespace"> </text:span><text:span text:style-name="ch2_5f_default.Name">stories</text:span><text:span text:style-name="ch2_5f_default.Operator">&lt;/</text:span><text:span text:style-name="ch2_5f_default.Name">p</text:span><text:span text:style-name="ch2_5f_default.Operator">&gt;</text:span></text:p>
      <text:p text:style-name="P28"><text:span text:style-name="ch2_5f_default.Operator">&lt;</text:span><text:span text:style-name="ch2_5f_default.Name">p</text:span><text:span text:style-name="ch2_5f_default.Operator">&gt;</text:span><text:span text:style-name="ch2_5f_default.Name">Dark</text:span><text:span text:style-name="ch2_5f_default.Punctuation">,</text:span><text:span text:style-name="ch2_5f_default.Text.Whitespace"> </text:span><text:span text:style-name="ch2_5f_default.Name">green</text:span><text:span text:style-name="ch2_5f_default.Punctuation">,</text:span><text:span text:style-name="ch2_5f_default.Text.Whitespace"> </text:span><text:span text:style-name="ch2_5f_default.Name">blue</text:span><text:span text:style-name="ch2_5f_default.Punctuation">,</text:span><text:span text:style-name="ch2_5f_default.Text.Whitespace"> </text:span><text:span text:style-name="ch2_5f_default.Name">white</text:span><text:span text:style-name="ch2_5f_default.Punctuation">,</text:span><text:span text:style-name="ch2_5f_default.Text.Whitespace"> </text:span><text:span text:style-name="ch2_5f_default.Name">yellow</text:span><text:span text:style-name="ch2_5f_default.Punctuation">,</text:span><text:span text:style-name="ch2_5f_default.Text.Whitespace"> </text:span><text:span text:style-name="ch2_5f_default.Operator">&lt;</text:span><text:span text:style-name="ch2_5f_default.Name">mark</text:span><text:span text:style-name="ch2_5f_default.Operator">&gt;</text:span><text:span text:style-name="ch2_5f_default.Name">white</text:span><text:span text:style-name="ch2_5f_default.Operator">-</text:span><text:span text:style-name="ch2_5f_default.Name">blue</text:span><text:span text:style-name="ch2_5f_default.Operator">&lt;/</text:span><text:span text:style-name="ch2_5f_default.Name">mark</text:span><text:span text:style-name="ch2_5f_default.Operator">&gt;</text:span><text:span text:style-name="ch2_5f_default.Punctuation">,</text:span><text:span text:style-name="ch2_5f_default.Text.Whitespace"> </text:span><text:span text:style-name="ch2_5f_default.Name">salad</text:span><text:span text:style-name="ch2_5f_default.Operator">-</text:span><text:span text:style-name="ch2_5f_default.Name">green</text:span><text:span text:style-name="ch2_5f_default.Punctuation">,</text:span><text:span text:style-name="ch2_5f_default.Text.Whitespace"> </text:span><text:span text:style-name="ch2_5f_default.Name">fucsia</text:span><text:span text:style-name="ch2_5f_default.Operator">&lt;/</text:span><text:span text:style-name="ch2_5f_default.Name">p</text:span><text:span text:style-name="ch2_5f_default.Operator">&gt;</text:span></text:p>
      <text:p text:style-name="P28"><text:span text:style-name="ch2_5f_default.Operator">&lt;</text:span><text:span text:style-name="ch2_5f_default.Name">p</text:span><text:span text:style-name="ch2_5f_default.Operator">&gt;&lt;</text:span><text:span text:style-name="ch2_5f_default.Name">a</text:span><text:span text:style-name="ch2_5f_default.Text.Whitespace"> </text:span><text:span text:style-name="ch2_5f_default.Name">href</text:span><text:span text:style-name="ch2_5f_default.Operator">=</text:span><text:span text:style-name="ch2_5f_default.Literal.String">"https://github.com/timofeytst"</text:span><text:span text:style-name="ch2_5f_default.Operator">&gt;</text:span><text:span text:style-name="ch2_5f_default.Name">I</text:span><text:span text:style-name="ch2_5f_default.Text.Whitespace"> </text:span><text:span text:style-name="ch2_5f_default.Name">know</text:span><text:span text:style-name="ch2_5f_default.Operator">&lt;/</text:span><text:span text:style-name="ch2_5f_default.Name">a</text:span><text:span text:style-name="ch2_5f_default.Operator">&gt;</text:span><text:span text:style-name="ch2_5f_default.Text.Whitespace"> </text:span><text:span text:style-name="ch2_5f_default.Name">C</text:span><text:span text:style-name="ch2_5f_default.Operator">++</text:span><text:span text:style-name="ch2_5f_default.Punctuation">,</text:span><text:span text:style-name="ch2_5f_default.Text.Whitespace"> </text:span><text:span text:style-name="ch2_5f_default.Name">Qt</text:span><text:span text:style-name="ch2_5f_default.Punctuation">,</text:span><text:span text:style-name="ch2_5f_default.Text.Whitespace"> </text:span><text:span text:style-name="ch2_5f_default.Name">Delphi</text:span><text:span text:style-name="ch2_5f_default.Punctuation">,</text:span><text:span text:style-name="ch2_5f_default.Text.Whitespace"> </text:span><text:span text:style-name="ch2_5f_default.Name">CSS</text:span><text:span text:style-name="ch2_5f_default.Text.Whitespace"> </text:span><text:span text:style-name="ch2_5f_default.Operator">&amp;</text:span><text:span text:style-name="ch2_5f_default.Text.Whitespace"> </text:span><text:span text:style-name="ch2_5f_default.Name">HTML</text:span><text:span text:style-name="ch2_5f_default.Text.Whitespace"> </text:span><text:span text:style-name="ch2_5f_default.Operator">&amp;</text:span><text:span text:style-name="ch2_5f_default.Text.Whitespace"> </text:span><text:span text:style-name="ch2_5f_default.Name">JS</text:span><text:span text:style-name="ch2_5f_default.Punctuation">,</text:span><text:span text:style-name="ch2_5f_default.Text.Whitespace"> </text:span><text:span text:style-name="ch2_5f_default.Name">Solidity</text:span><text:span text:style-name="ch2_5f_default.Punctuation">,</text:span><text:span text:style-name="ch2_5f_default.Text.Whitespace"> </text:span><text:span text:style-name="ch2_5f_default.Name">Python</text:span><text:span text:style-name="ch2_5f_default.Text.Whitespace"> </text:span><text:span text:style-name="ch2_5f_default.Punctuation">[</text:span><text:span text:style-name="ch2_5f_default.Name">FastAPI</text:span><text:span text:style-name="ch2_5f_default.Punctuation">,</text:span><text:span text:style-name="ch2_5f_default.Text.Whitespace"> </text:span><text:span text:style-name="ch2_5f_default.Name">pydantic</text:span><text:span text:style-name="ch2_5f_default.Punctuation">,</text:span><text:span text:style-name="ch2_5f_default.Text.Whitespace"> </text:span><text:span text:style-name="ch2_5f_default.Name">sqlAlchemy</text:span><text:span text:style-name="ch2_5f_default.Punctuation">...],</text:span><text:span text:style-name="ch2_5f_default.Text.Whitespace"> </text:span><text:span text:style-name="ch2_5f_default.Name">SQL</text:span><text:span text:style-name="ch2_5f_default.Text.Whitespace"> </text:span><text:span text:style-name="ch2_5f_default.Punctuation">[</text:span><text:span text:style-name="ch2_5f_default.Name">Oracle</text:span><text:span text:style-name="ch2_5f_default.Punctuation">,</text:span><text:span text:style-name="ch2_5f_default.Text.Whitespace"> </text:span><text:span text:style-name="ch2_5f_default.Name">Microsoft</text:span><text:span text:style-name="ch2_5f_default.Text.Whitespace"> </text:span><text:span text:style-name="ch2_5f_default.Name">SQL</text:span><text:span text:style-name="ch2_5f_default.Punctuation">...]</text:span><text:span text:style-name="ch2_5f_default.Operator">&lt;/</text:span><text:span text:style-name="ch2_5f_default.Name">p</text:span><text:span text:style-name="ch2_5f_default.Operator">&gt;</text:span></text:p>
      <text:p text:style-name="P28"><text:span text:style-name="ch2_5f_default.Operator">&lt;</text:span><text:span text:style-name="ch2_5f_default.Name">p</text:span><text:span text:style-name="ch2_5f_default.Operator">&gt;&lt;</text:span><text:span text:style-name="ch2_5f_default.Keyword">strong</text:span><text:span text:style-name="ch2_5f_default.Operator">&gt;</text:span><text:span text:style-name="ch2_5f_default.Name">In</text:span><text:span text:style-name="ch2_5f_default.Text.Whitespace"> </text:span><text:span text:style-name="ch2_5f_default.Literal.Number.Integer">2021</text:span><text:span text:style-name="ch2_5f_default.Text.Whitespace"> </text:span><text:span text:style-name="ch2_5f_default.Name">when</text:span><text:span text:style-name="ch2_5f_default.Text.Whitespace"> </text:span><text:span text:style-name="ch2_5f_default.Name">I</text:span><text:span text:style-name="ch2_5f_default.Text.Whitespace"> </text:span><text:span text:style-name="ch2_5f_default.Name">was</text:span><text:span text:style-name="ch2_5f_default.Text.Whitespace"> </text:span><text:span text:style-name="ch2_5f_default.Keyword">in</text:span><text:span text:style-name="ch2_5f_default.Text.Whitespace"> </text:span><text:span text:style-name="ch2_5f_default.Name">my</text:span><text:span text:style-name="ch2_5f_default.Text.Whitespace"> </text:span><text:span text:style-name="ch2_5f_default.Name">homecity</text:span><text:span text:style-name="ch2_5f_default.Operator">&lt;/</text:span><text:span text:style-name="ch2_5f_default.Keyword">strong</text:span><text:span text:style-name="ch2_5f_default.Operator">&gt;</text:span><text:span text:style-name="ch2_5f_default.Punctuation">,</text:span><text:span text:style-name="ch2_5f_default.Text.Whitespace"> </text:span><text:span text:style-name="ch2_5f_default.Name">I</text:span><text:span text:style-name="ch2_5f_default.Text.Whitespace"> </text:span><text:span text:style-name="ch2_5f_default.Name">loved</text:span><text:span text:style-name="ch2_5f_default.Text.Whitespace"> </text:span><text:span text:style-name="ch2_5f_default.Name">to</text:span><text:span text:style-name="ch2_5f_default.Text.Whitespace"> </text:span><text:span text:style-name="ch2_5f_default.Name">walk</text:span><text:span text:style-name="ch2_5f_default.Text.Whitespace"> </text:span><text:span text:style-name="ch2_5f_default.Name">with</text:span><text:span text:style-name="ch2_5f_default.Text.Whitespace"> </text:span><text:span text:style-name="ch2_5f_default.Operator">&lt;</text:span><text:span text:style-name="ch2_5f_default.Name">mark</text:span><text:span text:style-name="ch2_5f_default.Operator">&gt;</text:span><text:span text:style-name="ch2_5f_default.Name">one</text:span><text:span text:style-name="ch2_5f_default.Text.Whitespace"> </text:span><text:span text:style-name="ch2_5f_default.Name">person</text:span><text:span text:style-name="ch2_5f_default.Operator">&lt;/</text:span><text:span text:style-name="ch2_5f_default.Name">mark</text:span><text:span text:style-name="ch2_5f_default.Operator">&gt;</text:span><text:span text:style-name="ch2_5f_default.Punctuation">.</text:span><text:span text:style-name="ch2_5f_default.Text.Whitespace"> </text:span><text:span text:style-name="ch2_5f_default.Name">I</text:span><text:span text:style-name="ch2_5f_default.Text.Whitespace"> </text:span><text:span text:style-name="ch2_5f_default.Name">haven</text:span><text:span text:style-name="ch2_5f_default.Error">`</text:span><text:span text:style-name="ch2_5f_default.Name">t</text:span><text:span text:style-name="ch2_5f_default.Text.Whitespace"> </text:span><text:span text:style-name="ch2_5f_default.Name">been</text:span><text:span text:style-name="ch2_5f_default.Text.Whitespace"> </text:span><text:span text:style-name="ch2_5f_default.Name">talking</text:span><text:span text:style-name="ch2_5f_default.Text.Whitespace"> </text:span><text:span text:style-name="ch2_5f_default.Name">with</text:span><text:span text:style-name="ch2_5f_default.Text.Whitespace"> </text:span><text:span text:style-name="ch2_5f_default.Name">her</text:span><text:span text:style-name="ch2_5f_default.Text.Whitespace"> </text:span><text:span text:style-name="ch2_5f_default.Name">more</text:span><text:span text:style-name="ch2_5f_default.Text.Whitespace"> </text:span><text:span text:style-name="ch2_5f_default.Name">than</text:span><text:span text:style-name="ch2_5f_default.Text.Whitespace"> </text:span><text:span text:style-name="ch2_5f_default.Operator">&lt;</text:span><text:span text:style-name="ch2_5f_default.Keyword">strong</text:span><text:span text:style-name="ch2_5f_default.Operator">&gt;</text:span><text:span text:style-name="ch2_5f_default.Literal.Number.Integer">1</text:span><text:span text:style-name="ch2_5f_default.Text.Whitespace"> </text:span><text:span text:style-name="ch2_5f_default.Name">year</text:span><text:span text:style-name="ch2_5f_default.Operator">&lt;/</text:span><text:span text:style-name="ch2_5f_default.Keyword">strong</text:span><text:span text:style-name="ch2_5f_default.Operator">&gt;</text:span><text:span text:style-name="ch2_5f_default.Text.Whitespace"> </text:span><text:span text:style-name="ch2_5f_default.Name">since</text:span><text:span text:style-name="ch2_5f_default.Text.Whitespace"> </text:span><text:span text:style-name="ch2_5f_default.Name">I</text:span><text:span text:style-name="ch2_5f_default.Text.Whitespace"> </text:span><text:span text:style-name="ch2_5f_default.Name">am</text:span><text:span text:style-name="ch2_5f_default.Text.Whitespace"> </text:span><text:span text:style-name="ch2_5f_default.Keyword">in</text:span><text:span text:style-name="ch2_5f_default.Text.Whitespace"> </text:span><text:span text:style-name="ch2_5f_default.Name">Moscow</text:span><text:span text:style-name="ch2_5f_default.Operator">&lt;/</text:span><text:span text:style-name="ch2_5f_default.Name">p</text:span><text:span text:style-name="ch2_5f_default.Operator">&gt;</text:span></text:p>
      <text:p text:style-name="P28"><text:span text:style-name="ch2_5f_default.Operator">&lt;</text:span><text:span text:style-name="ch2_5f_default.Name">p</text:span><text:span text:style-name="ch2_5f_default.Operator">&gt;</text:span><text:span text:style-name="ch2_5f_default.Name">Math</text:span><text:span text:style-name="ch2_5f_default.Text.Whitespace"> </text:span><text:span text:style-name="ch2_5f_default.Name">formules</text:span><text:span text:style-name="ch2_5f_default.Operator">:</text:span><text:span text:style-name="ch2_5f_default.Text.Whitespace"> </text:span><text:span text:style-name="ch2_5f_default.Operator">&lt;</text:span><text:span text:style-name="ch2_5f_default.Name">var</text:span><text:span text:style-name="ch2_5f_default.Operator">&gt;</text:span><text:span text:style-name="ch2_5f_default.Name">D</text:span><text:span text:style-name="ch2_5f_default.Operator">&lt;/</text:span><text:span text:style-name="ch2_5f_default.Name">var</text:span><text:span text:style-name="ch2_5f_default.Operator">&gt;&lt;</text:span><text:span text:style-name="ch2_5f_default.Name">sub</text:span><text:span text:style-name="ch2_5f_default.Operator">&gt;</text:span><text:span text:style-name="ch2_5f_default.Name">o</text:span><text:span text:style-name="ch2_5f_default.Operator">&lt;/</text:span><text:span text:style-name="ch2_5f_default.Name">sub</text:span><text:span text:style-name="ch2_5f_default.Operator">&gt;</text:span><text:span text:style-name="ch2_5f_default.Text.Whitespace"> </text:span><text:span text:style-name="ch2_5f_default.Operator">=</text:span><text:span text:style-name="ch2_5f_default.Text.Whitespace"> </text:span><text:span text:style-name="ch2_5f_default.Punctuation">(</text:span><text:span text:style-name="ch2_5f_default.Literal.Number.Integer">1</text:span><text:span text:style-name="ch2_5f_default.Operator">/&lt;</text:span><text:span text:style-name="ch2_5f_default.Name">var</text:span><text:span text:style-name="ch2_5f_default.Operator">&gt;</text:span><text:span text:style-name="ch2_5f_default.Name">f</text:span><text:span text:style-name="ch2_5f_default.Operator">&lt;/</text:span><text:span text:style-name="ch2_5f_default.Name">var</text:span><text:span text:style-name="ch2_5f_default.Operator">&gt;&lt;</text:span><text:span text:style-name="ch2_5f_default.Name">sub</text:span><text:span text:style-name="ch2_5f_default.Operator">&gt;</text:span><text:span text:style-name="ch2_5f_default.Literal.Number.Integer">1</text:span><text:span text:style-name="ch2_5f_default.Operator">&lt;/</text:span><text:span text:style-name="ch2_5f_default.Name">sub</text:span><text:span text:style-name="ch2_5f_default.Operator">&gt;</text:span><text:span text:style-name="ch2_5f_default.Punctuation">)</text:span><text:span text:style-name="ch2_5f_default.Operator">&lt;</text:span><text:span text:style-name="ch2_5f_default.Name">sup</text:span><text:span text:style-name="ch2_5f_default.Operator">&gt;</text:span><text:span text:style-name="ch2_5f_default.Literal.Number.Integer">2</text:span><text:span text:style-name="ch2_5f_default.Operator">&lt;/</text:span><text:span text:style-name="ch2_5f_default.Name">sup</text:span><text:span text:style-name="ch2_5f_default.Operator">&gt;&lt;/</text:span><text:span text:style-name="ch2_5f_default.Name">p</text:span><text:span text:style-name="ch2_5f_default.Operator">&gt;</text:span></text:p>
      <text:p text:style-name="P28"><text:span text:style-name="ch2_5f_default.Operator">&lt;</text:span><text:span text:style-name="ch2_5f_default.Name">p</text:span><text:span text:style-name="ch2_5f_default.Operator">&gt;</text:span><text:span text:style-name="ch2_5f_default.Name">Code</text:span><text:span text:style-name="ch2_5f_default.Text.Whitespace"> </text:span><text:span text:style-name="ch2_5f_default.Name">on</text:span><text:span text:style-name="ch2_5f_default.Text.Whitespace"> </text:span><text:span text:style-name="ch2_5f_default.Name">C</text:span><text:span text:style-name="ch2_5f_default.Operator">++:</text:span><text:span text:style-name="ch2_5f_default.Text.Whitespace"> </text:span><text:span text:style-name="ch2_5f_default.Operator">&lt;/</text:span><text:span text:style-name="ch2_5f_default.Name">p</text:span><text:span text:style-name="ch2_5f_default.Operator">&gt;</text:span></text:p>
      <text:p text:style-name="P28"><text:span text:style-name="ch2_5f_default.Operator">&lt;</text:span><text:span text:style-name="ch2_5f_default.Name">div</text:span><text:span text:style-name="ch2_5f_default.Text.Whitespace"> </text:span><text:span text:style-name="ch2_5f_default.Keyword">class</text:span><text:span text:style-name="ch2_5f_default.Operator">=</text:span><text:span text:style-name="ch2_5f_default.Literal.String">"code"</text:span><text:span text:style-name="ch2_5f_default.Operator">&gt;</text:span></text:p>
      <text:p text:style-name="P28"><text:span text:style-name="ch2_5f_default.Operator">&lt;</text:span><text:span text:style-name="ch2_5f_default.Name">code</text:span><text:span text:style-name="ch2_5f_default.Operator">&gt;</text:span></text:p>
      <text:p text:style-name="P28"><text:span text:style-name="ch2_5f_default.Keyword.Type">int</text:span><text:span text:style-name="ch2_5f_default.Text.Whitespace"> </text:span><text:span text:style-name="ch2_5f_default.Name">main</text:span><text:span text:style-name="ch2_5f_default.Punctuation">()</text:span><text:span text:style-name="ch2_5f_default.Text.Whitespace"> </text:span><text:span text:style-name="ch2_5f_default.Punctuation">{</text:span><text:span text:style-name="ch2_5f_default.Operator">&lt;</text:span><text:span text:style-name="ch2_5f_default.Name">br</text:span><text:span text:style-name="ch2_5f_default.Operator">/&gt;</text:span></text:p>
      <text:p text:style-name="P28"><text:span text:style-name="ch2_5f_default.Keyword">for</text:span><text:span text:style-name="ch2_5f_default.Punctuation">(</text:span><text:span text:style-name="ch2_5f_default.Keyword.Type">int</text:span><text:span text:style-name="ch2_5f_default.Text.Whitespace"> </text:span><text:span text:style-name="ch2_5f_default.Name">i</text:span><text:span text:style-name="ch2_5f_default.Text.Whitespace"> </text:span><text:span text:style-name="ch2_5f_default.Operator">=</text:span><text:span text:style-name="ch2_5f_default.Text.Whitespace"> </text:span><text:span text:style-name="ch2_5f_default.Literal.Number.Integer">0</text:span><text:span text:style-name="ch2_5f_default.Punctuation">;</text:span><text:span text:style-name="ch2_5f_default.Text.Whitespace"> </text:span><text:span text:style-name="ch2_5f_default.Name">i</text:span><text:span text:style-name="ch2_5f_default.Text.Whitespace"> </text:span><text:span text:style-name="ch2_5f_default.Operator">&amp;</text:span><text:span text:style-name="ch2_5f_default.Name">lt</text:span><text:span text:style-name="ch2_5f_default.Punctuation">;</text:span><text:span text:style-name="ch2_5f_default.Text.Whitespace"> </text:span><text:span text:style-name="ch2_5f_default.Literal.Number.Integer">10</text:span><text:span text:style-name="ch2_5f_default.Punctuation">;</text:span><text:span text:style-name="ch2_5f_default.Text.Whitespace"> </text:span><text:span text:style-name="ch2_5f_default.Name">i</text:span><text:span text:style-name="ch2_5f_default.Operator">++</text:span><text:span text:style-name="ch2_5f_default.Punctuation">){</text:span><text:span text:style-name="ch2_5f_default.Operator">&lt;</text:span><text:span text:style-name="ch2_5f_default.Name">br</text:span><text:span text:style-name="ch2_5f_default.Operator">/&gt;</text:span></text:p>
      <text:p text:style-name="P28"><text:span text:style-name="ch2_5f_default.Name">std</text:span><text:span text:style-name="ch2_5f_default.Operator">::</text:span><text:span text:style-name="ch2_5f_default.Name">cout</text:span><text:span text:style-name="ch2_5f_default.Text.Whitespace"> </text:span><text:span text:style-name="ch2_5f_default.Operator">&amp;</text:span><text:span text:style-name="ch2_5f_default.Name">lt</text:span><text:span text:style-name="ch2_5f_default.Punctuation">;</text:span><text:span text:style-name="ch2_5f_default.Text.Whitespace"> </text:span><text:span text:style-name="ch2_5f_default.Operator">&amp;</text:span><text:span text:style-name="ch2_5f_default.Name">lt</text:span><text:span text:style-name="ch2_5f_default.Punctuation">;</text:span><text:span text:style-name="ch2_5f_default.Text.Whitespace"> </text:span><text:span text:style-name="ch2_5f_default.Name">i</text:span><text:span text:style-name="ch2_5f_default.Text.Whitespace"> </text:span><text:span text:style-name="ch2_5f_default.Operator">&amp;</text:span><text:span text:style-name="ch2_5f_default.Name">lt</text:span><text:span text:style-name="ch2_5f_default.Punctuation">;</text:span><text:span text:style-name="ch2_5f_default.Text.Whitespace"> </text:span><text:span text:style-name="ch2_5f_default.Operator">&amp;</text:span><text:span text:style-name="ch2_5f_default.Name">lt</text:span><text:span text:style-name="ch2_5f_default.Punctuation">;</text:span><text:span text:style-name="ch2_5f_default.Text.Whitespace"> </text:span><text:span text:style-name="ch2_5f_default.Literal.String">" and other"</text:span><text:span text:style-name="ch2_5f_default.Text.Whitespace"> </text:span><text:span text:style-name="ch2_5f_default.Operator">&amp;</text:span><text:span text:style-name="ch2_5f_default.Name">lt</text:span><text:span text:style-name="ch2_5f_default.Punctuation">;</text:span><text:span text:style-name="ch2_5f_default.Text.Whitespace"> </text:span><text:span text:style-name="ch2_5f_default.Operator">&amp;</text:span><text:span text:style-name="ch2_5f_default.Name">lt</text:span><text:span text:style-name="ch2_5f_default.Punctuation">;</text:span><text:span text:style-name="ch2_5f_default.Text.Whitespace"> </text:span><text:span text:style-name="ch2_5f_default.Name">std</text:span><text:span text:style-name="ch2_5f_default.Operator">::</text:span><text:span text:style-name="ch2_5f_default.Name">endl</text:span><text:span text:style-name="ch2_5f_default.Punctuation">;</text:span><text:span text:style-name="ch2_5f_default.Operator">&lt;</text:span><text:span text:style-name="ch2_5f_default.Name">br</text:span><text:span text:style-name="ch2_5f_default.Operator">/&gt;</text:span></text:p>
      <text:p text:style-name="P28"><text:span text:style-name="ch2_5f_default.Punctuation">}</text:span><text:span text:style-name="ch2_5f_default.Operator">&lt;</text:span><text:span text:style-name="ch2_5f_default.Name">br</text:span><text:span text:style-name="ch2_5f_default.Operator">/&gt;</text:span></text:p>
      <text:p text:style-name="P28"><text:span text:style-name="ch2_5f_default.Name">std</text:span><text:span text:style-name="ch2_5f_default.Operator">::</text:span><text:span text:style-name="ch2_5f_default.Name">cout</text:span><text:span text:style-name="ch2_5f_default.Text.Whitespace"> </text:span><text:span text:style-name="ch2_5f_default.Operator">&amp;</text:span><text:span text:style-name="ch2_5f_default.Name">lt</text:span><text:span text:style-name="ch2_5f_default.Punctuation">;</text:span><text:span text:style-name="ch2_5f_default.Text.Whitespace"> </text:span><text:span text:style-name="ch2_5f_default.Operator">&amp;</text:span><text:span text:style-name="ch2_5f_default.Name">lt</text:span><text:span text:style-name="ch2_5f_default.Punctuation">;</text:span><text:span text:style-name="ch2_5f_default.Text.Whitespace"> </text:span><text:span text:style-name="ch2_5f_default.Literal.String">"</text:span><text:span text:style-name="ch2_5f_default.Literal.String.Escape">\n\t</text:span><text:span text:style-name="ch2_5f_default.Literal.String">End</text:span><text:span text:style-name="ch2_5f_default.Literal.String.Escape">\n</text:span><text:span text:style-name="ch2_5f_default.Literal.String">"</text:span><text:span text:style-name="ch2_5f_default.Punctuation">;</text:span><text:span text:style-name="ch2_5f_default.Operator">&lt;</text:span><text:span text:style-name="ch2_5f_default.Name">br</text:span><text:span text:style-name="ch2_5f_default.Operator">/&gt;</text:span></text:p>
      <text:p text:style-name="P28"><text:span text:style-name="ch2_5f_default.Punctuation">}</text:span><text:span text:style-name="ch2_5f_default.Operator">&lt;/</text:span><text:span text:style-name="ch2_5f_default.Name">code</text:span><text:span text:style-name="ch2_5f_default.Operator">&gt;</text:span></text:p>
      <text:p text:style-name="P28"><text:span text:style-name="ch2_5f_default.Operator">&lt;/</text:span><text:span text:style-name="ch2_5f_default.Name">div</text:span><text:span text:style-name="ch2_5f_default.Operator">&gt;</text:span></text:p>
      <text:p text:style-name="P28"><text:span text:style-name="ch2_5f_default.Operator">&lt;/</text:span><text:span text:style-name="ch2_5f_default.Name">div</text:span><text:span text:style-name="ch2_5f_default.Operator">&gt;</text:span></text:p>
      <text:p text:style-name="P28"><text:span text:style-name="ch2_5f_default.Operator">&lt;/</text:span><text:span text:style-name="ch2_5f_default.Name">main</text:span><text:span text:style-name="ch2_5f_default.Operator">&gt;</text:span></text:p>
      <text:p text:style-name="P28"><text:span text:style-name="ch2_5f_default.Operator">&lt;/</text:span><text:span text:style-name="ch2_5f_default.Name">body</text:span><text:span text:style-name="ch2_5f_default.Operator">&gt;</text:span></text:p>
      <text:p text:style-name="P28"><text:span text:style-name="ch2_5f_default.Operator">&lt;/</text:span><text:span text:style-name="ch2_5f_default.Name">html</text:span><text:span text:style-name="ch2_5f_default.Operator">&gt;</text:span></text:p>
      <text:p text:style-name="P65"/>
      <text:p text:style-name="P53"><text:span text:style-name="ch2_5f_default.Punctuation"><text:span text:style-name="T13"/></text:span></text:p>
      <text:p text:style-name="P33"><text:span text:style-name="T9">File name: </text:span><text:span text:style-name="T14">s</text:span><text:span text:style-name="T13">tyle.css</text:span></text:p>
      <text:p text:style-name="P55"><text:span text:style-name="ch2_5f_default.Name.Function"><text:span text:style-name="T34">body</text:span></text:span><text:span text:style-name="ch2_5f_default.Text.Whitespace"><text:span text:style-name="T34"> </text:span></text:span><text:span text:style-name="ch2_5f_default.Error"><text:span text:style-name="T34">{</text:span></text:span></text:p>
      <text:p text:style-name="P58"><text:span text:style-name="ch2_5f_default.Name.Label">align-items:</text:span><text:span text:style-name="ch2_5f_default.Text.Whitespace"> </text:span><text:span text:style-name="ch2_5f_default.Name.Function">center</text:span><text:span text:style-name="ch2_5f_default.Comment.Single">;</text:span></text:p>
      <text:p text:style-name="P58"><text:span text:style-name="ch2_5f_default.Name.Label">justify-content:</text:span><text:span text:style-name="ch2_5f_default.Text.Whitespace"> </text:span><text:span text:style-name="ch2_5f_default.Name.Function">center</text:span><text:span text:style-name="ch2_5f_default.Comment.Single">;</text:span></text:p>
      <text:p text:style-name="P58"><text:span text:style-name="ch2_5f_default.Name.Label">display:</text:span><text:span text:style-name="ch2_5f_default.Text.Whitespace"> </text:span><text:span text:style-name="ch2_5f_default.Name.Function">flex</text:span><text:span text:style-name="ch2_5f_default.Comment.Single">;</text:span></text:p>
      <text:p text:style-name="P58"><text:soft-page-break/><text:span text:style-name="ch2_5f_default.Name.Label">background:</text:span><text:span text:style-name="ch2_5f_default.Text.Whitespace"> </text:span><text:span text:style-name="ch2_5f_default.Comment.Single">#7d4e57;</text:span></text:p>
      <text:p text:style-name="P58"><text:span text:style-name="ch2_5f_default.Name.Label">font-family:</text:span><text:span text:style-name="ch2_5f_default.Text.Whitespace"> </text:span><text:span text:style-name="ch2_5f_default.Name.Function">SF</text:span><text:span text:style-name="ch2_5f_default.Text.Whitespace"> </text:span><text:span text:style-name="ch2_5f_default.Name.Constant">Pro</text:span><text:span text:style-name="ch2_5f_default.Text.Whitespace"> </text:span><text:span text:style-name="ch2_5f_default.Name.Constant">Display</text:span><text:span text:style-name="ch2_5f_default.Punctuation">,</text:span><text:span text:style-name="ch2_5f_default.Name.Constant">SF</text:span><text:span text:style-name="ch2_5f_default.Text.Whitespace"> </text:span><text:span text:style-name="ch2_5f_default.Name.Constant">Pro</text:span><text:span text:style-name="ch2_5f_default.Text.Whitespace"> </text:span><text:span text:style-name="ch2_5f_default.Name.Constant">Icons</text:span><text:span text:style-name="ch2_5f_default.Punctuation">,</text:span><text:span text:style-name="ch2_5f_default.Name.Constant">Helvetica</text:span><text:span text:style-name="ch2_5f_default.Text.Whitespace"> </text:span><text:span text:style-name="ch2_5f_default.Name.Constant">Neue</text:span><text:span text:style-name="ch2_5f_default.Punctuation">,</text:span><text:span text:style-name="ch2_5f_default.Name.Constant">Helvetica</text:span><text:span text:style-name="ch2_5f_default.Punctuation">,</text:span><text:span text:style-name="ch2_5f_default.Name.Constant">Arial</text:span><text:span text:style-name="ch2_5f_default.Punctuation">,</text:span><text:span text:style-name="ch2_5f_default.Name.Constant">sans-serif</text:span><text:span text:style-name="ch2_5f_default.Comment.Single">;</text:span></text:p>
      <text:p text:style-name="P58"><text:span text:style-name="ch2_5f_default.Error">}</text:span></text:p>
      <text:p text:style-name="P58"><text:span text:style-name="ch2_5f_default.Name.Attribute">.container</text:span><text:span text:style-name="ch2_5f_default.Text.Whitespace"> </text:span><text:span text:style-name="ch2_5f_default.Error">{</text:span></text:p>
      <text:p text:style-name="P58"><text:span text:style-name="ch2_5f_default.Name.Label">background:</text:span><text:span text:style-name="ch2_5f_default.Text.Whitespace"> </text:span><text:span text:style-name="ch2_5f_default.Comment.Single">#b7d1da;</text:span></text:p>
      <text:p text:style-name="P58"><text:span text:style-name="ch2_5f_default.Name.Label">padding:</text:span><text:span text:style-name="ch2_5f_default.Text.Whitespace"> </text:span><text:span text:style-name="ch2_5f_default.Error">20</text:span><text:span text:style-name="ch2_5f_default.Name.Function">px</text:span><text:span text:style-name="ch2_5f_default.Comment.Single">;</text:span></text:p>
      <text:p text:style-name="P58"><text:span text:style-name="ch2_5f_default.Name.Label">border-radius:</text:span><text:span text:style-name="ch2_5f_default.Text.Whitespace"> </text:span><text:span text:style-name="ch2_5f_default.Error">20</text:span><text:span text:style-name="ch2_5f_default.Name.Function">px</text:span><text:span text:style-name="ch2_5f_default.Comment.Single">;</text:span></text:p>
      <text:p text:style-name="P58"><text:span text:style-name="ch2_5f_default.Name.Label">margin-top:</text:span><text:span text:style-name="ch2_5f_default.Text.Whitespace"> </text:span><text:span text:style-name="ch2_5f_default.Error">20</text:span><text:span text:style-name="ch2_5f_default.Name.Function">px</text:span><text:span text:style-name="ch2_5f_default.Comment.Single">;</text:span></text:p>
      <text:p text:style-name="P58"><text:span text:style-name="ch2_5f_default.Error">}</text:span></text:p>
      <text:p text:style-name="P58"><text:span text:style-name="ch2_5f_default.Name.Function">strong</text:span><text:span text:style-name="ch2_5f_default.Text.Whitespace"> </text:span><text:span text:style-name="ch2_5f_default.Error">{</text:span></text:p>
      <text:p text:style-name="P58"><text:span text:style-name="ch2_5f_default.Name.Label">text-transform:</text:span><text:span text:style-name="ch2_5f_default.Text.Whitespace"> </text:span><text:span text:style-name="ch2_5f_default.Name.Function">uppercase</text:span><text:span text:style-name="ch2_5f_default.Comment.Single">;</text:span></text:p>
      <text:p text:style-name="P58"><text:span text:style-name="ch2_5f_default.Name.Label">border:</text:span><text:span text:style-name="ch2_5f_default.Text.Whitespace"> </text:span><text:span text:style-name="ch2_5f_default.Error">1</text:span><text:span text:style-name="ch2_5f_default.Name.Function">px</text:span><text:span text:style-name="ch2_5f_default.Text.Whitespace"> </text:span><text:span text:style-name="ch2_5f_default.Name.Constant">solid</text:span><text:span text:style-name="ch2_5f_default.Text.Whitespace"> </text:span><text:span text:style-name="ch2_5f_default.Name.Constant">grey</text:span><text:span text:style-name="ch2_5f_default.Comment.Single">;</text:span></text:p>
      <text:p text:style-name="P58"><text:span text:style-name="ch2_5f_default.Error">}</text:span></text:p>
      <text:p text:style-name="P58"><text:span text:style-name="ch2_5f_default.Name.Function">mark</text:span><text:span text:style-name="ch2_5f_default.Text.Whitespace"> </text:span><text:span text:style-name="ch2_5f_default.Error">{</text:span></text:p>
      <text:p text:style-name="P58"><text:span text:style-name="ch2_5f_default.Name.Label">background-color:</text:span><text:span text:style-name="ch2_5f_default.Text.Whitespace"> </text:span><text:span text:style-name="ch2_5f_default.Comment.Single">#acacde;</text:span></text:p>
      <text:p text:style-name="P58"><text:span text:style-name="ch2_5f_default.Name.Label">color:</text:span><text:span text:style-name="ch2_5f_default.Text.Whitespace"> </text:span><text:span text:style-name="ch2_5f_default.Name.Function">white</text:span><text:span text:style-name="ch2_5f_default.Comment.Single">;</text:span></text:p>
      <text:p text:style-name="P58"><text:span text:style-name="ch2_5f_default.Error">}</text:span></text:p>
      <text:p text:style-name="P58"><text:span text:style-name="ch2_5f_default.Name.Attribute">.code</text:span><text:span text:style-name="ch2_5f_default.Text.Whitespace"> </text:span><text:span text:style-name="ch2_5f_default.Error">{</text:span></text:p>
      <text:p text:style-name="P58"><text:span text:style-name="ch2_5f_default.Name.Label">background-color:</text:span><text:span text:style-name="ch2_5f_default.Text.Whitespace"> </text:span><text:span text:style-name="ch2_5f_default.Name.Function">azure</text:span><text:span text:style-name="ch2_5f_default.Comment.Single">;</text:span></text:p>
      <text:p text:style-name="P58"><text:span text:style-name="ch2_5f_default.Name.Label">border:</text:span><text:span text:style-name="ch2_5f_default.Text.Whitespace"> </text:span><text:span text:style-name="ch2_5f_default.Error">2</text:span><text:span text:style-name="ch2_5f_default.Name.Function">px</text:span><text:span text:style-name="ch2_5f_default.Text.Whitespace"> </text:span><text:span text:style-name="ch2_5f_default.Name.Constant">double</text:span><text:span text:style-name="ch2_5f_default.Text.Whitespace"> </text:span><text:span text:style-name="ch2_5f_default.Comment.Single">#acacde;</text:span></text:p>
      <text:p text:style-name="P58"><text:span text:style-name="ch2_5f_default.Name.Label">padding:</text:span><text:span text:style-name="ch2_5f_default.Text.Whitespace"> </text:span><text:span text:style-name="ch2_5f_default.Error">5</text:span><text:span text:style-name="ch2_5f_default.Name.Function">px</text:span><text:span text:style-name="ch2_5f_default.Comment.Single">;</text:span></text:p>
      <text:p text:style-name="P58"><text:span text:style-name="ch2_5f_default.Error">}</text:span></text:p>
      <text:p text:style-name="P58"><text:span text:style-name="ch2_5f_default.Name.Function">s</text:span><text:span text:style-name="ch2_5f_default.Text.Whitespace"> </text:span><text:span text:style-name="ch2_5f_default.Error">{</text:span></text:p>
      <text:p text:style-name="P58"><text:span text:style-name="ch2_5f_default.Name.Label">color:</text:span><text:span text:style-name="ch2_5f_default.Text.Whitespace"> </text:span><text:span text:style-name="ch2_5f_default.Name.Function">dimgray</text:span><text:span text:style-name="ch2_5f_default.Comment.Single">; </text:span></text:p>
      <text:p text:style-name="P58"><text:span text:style-name="ch2_5f_default.Error">}</text:span></text:p>
      <text:p text:style-name="P58"><text:span text:style-name="ch2_5f_default.Name.Function">small</text:span><text:span text:style-name="ch2_5f_default.Text.Whitespace"> </text:span><text:span text:style-name="ch2_5f_default.Error">{</text:span></text:p>
      <text:p text:style-name="P58"><text:span text:style-name="ch2_5f_default.Name.Label">font-family:</text:span><text:span text:style-name="ch2_5f_default.Text.Whitespace"> </text:span><text:span text:style-name="ch2_5f_default.Name.Function">Cambria</text:span><text:span text:style-name="ch2_5f_default.Punctuation">,</text:span><text:span text:style-name="ch2_5f_default.Text.Whitespace"> </text:span><text:span text:style-name="ch2_5f_default.Name.Constant">Cochin</text:span><text:span text:style-name="ch2_5f_default.Punctuation">,</text:span><text:span text:style-name="ch2_5f_default.Text.Whitespace"> </text:span><text:span text:style-name="ch2_5f_default.Name.Constant">Georgia</text:span><text:span text:style-name="ch2_5f_default.Punctuation">,</text:span><text:span text:style-name="ch2_5f_default.Text.Whitespace"> </text:span><text:span text:style-name="ch2_5f_default.Name.Constant">Times</text:span><text:span text:style-name="ch2_5f_default.Punctuation">,</text:span><text:span text:style-name="ch2_5f_default.Text.Whitespace"> </text:span><text:span text:style-name="ch2_5f_default.Error">'</text:span><text:span text:style-name="ch2_5f_default.Name.Constant">Times</text:span><text:span text:style-name="ch2_5f_default.Text.Whitespace"> </text:span><text:span text:style-name="ch2_5f_default.Name.Constant">New</text:span><text:span text:style-name="ch2_5f_default.Text.Whitespace"> </text:span><text:span text:style-name="ch2_5f_default.Name.Constant">Roman</text:span><text:span text:style-name="ch2_5f_default.Error">'</text:span><text:span text:style-name="ch2_5f_default.Punctuation">,</text:span><text:span text:style-name="ch2_5f_default.Text.Whitespace"> </text:span><text:span text:style-name="ch2_5f_default.Name.Constant">serif</text:span><text:span text:style-name="ch2_5f_default.Comment.Single">;</text:span></text:p>
      <text:p text:style-name="P58"><text:span text:style-name="ch2_5f_default.Name.Label">color:</text:span><text:span text:style-name="ch2_5f_default.Text.Whitespace"> </text:span><text:span text:style-name="ch2_5f_default.Name.Function">red</text:span><text:span text:style-name="ch2_5f_default.Comment.Single">;</text:span></text:p>
      <text:p text:style-name="P58"><text:span text:style-name="ch2_5f_default.Error">}</text:span></text:p>
      <text:p text:style-name="P58"><text:span text:style-name="ch2_5f_default.Name.Function">samp</text:span><text:span text:style-name="ch2_5f_default.Text.Whitespace"> </text:span><text:span text:style-name="ch2_5f_default.Error">{</text:span></text:p>
      <text:p text:style-name="P58"><text:span text:style-name="ch2_5f_default.Name.Label">border:</text:span><text:span text:style-name="ch2_5f_default.Text.Whitespace"> </text:span><text:span text:style-name="ch2_5f_default.Error">2</text:span><text:span text:style-name="ch2_5f_default.Name.Function">px</text:span><text:span text:style-name="ch2_5f_default.Text.Whitespace"> </text:span><text:span text:style-name="ch2_5f_default.Name.Constant">groove</text:span><text:span text:style-name="ch2_5f_default.Text.Whitespace"> </text:span><text:span text:style-name="ch2_5f_default.Comment.Single">#acacde;</text:span></text:p>
      <text:p text:style-name="P58"><text:span text:style-name="ch2_5f_default.Name.Label">padding:</text:span><text:span text:style-name="ch2_5f_default.Text.Whitespace"> </text:span><text:span text:style-name="ch2_5f_default.Error">2</text:span><text:span text:style-name="ch2_5f_default.Name.Function">px</text:span><text:span text:style-name="ch2_5f_default.Comment.Single">;</text:span></text:p>
      <text:p text:style-name="P58"><text:span text:style-name="ch2_5f_default.Name.Label">margin:</text:span><text:span text:style-name="ch2_5f_default.Text.Whitespace"> </text:span><text:span text:style-name="ch2_5f_default.Error">20</text:span><text:span text:style-name="ch2_5f_default.Name.Function">px</text:span><text:span text:style-name="ch2_5f_default.Comment.Single">;</text:span></text:p>
      <text:p text:style-name="P58"><text:span text:style-name="ch2_5f_default.Name.Label">border-radius:</text:span><text:span text:style-name="ch2_5f_default.Text.Whitespace"> </text:span><text:span text:style-name="ch2_5f_default.Error">5</text:span><text:span text:style-name="ch2_5f_default.Name.Function">px</text:span><text:span text:style-name="ch2_5f_default.Comment.Single">;</text:span></text:p>
      <text:p text:style-name="P58"><text:span text:style-name="ch2_5f_default.Error">}</text:span></text:p>
      <text:p text:style-name="P58"><text:span text:style-name="ch2_5f_default.Name.Function">a</text:span><text:span text:style-name="ch2_5f_default.Text.Whitespace"> </text:span><text:span text:style-name="ch2_5f_default.Error">{</text:span></text:p>
      <text:p text:style-name="P58"><text:span text:style-name="ch2_5f_default.Name.Label">color:</text:span><text:span text:style-name="ch2_5f_default.Text.Whitespace"> </text:span><text:span text:style-name="ch2_5f_default.Comment.Single">#d66853;</text:span></text:p>
      <text:p text:style-name="P58"><text:span text:style-name="ch2_5f_default.Error">}</text:span></text:p>
      <text:p text:style-name="P58"><text:span text:style-name="ch2_5f_default.Name.Label">a:</text:span><text:span text:style-name="ch2_5f_default.Name.Function">hover</text:span><text:span text:style-name="ch2_5f_default.Text.Whitespace"> </text:span><text:span text:style-name="ch2_5f_default.Error">{</text:span></text:p>
      <text:p text:style-name="P58"><text:span text:style-name="ch2_5f_default.Name.Label">color:</text:span><text:span text:style-name="ch2_5f_default.Text.Whitespace"> </text:span><text:span text:style-name="ch2_5f_default.Comment.Single">#d90099;</text:span></text:p>
      <text:p text:style-name="P58"><text:span text:style-name="ch2_5f_default.Error">}</text:span></text:p>
      <text:p text:style-name="P58"><text:span text:style-name="ch2_5f_default.Name.Attribute">.text</text:span><text:span text:style-name="ch2_5f_default.Text.Whitespace"> </text:span><text:span text:style-name="ch2_5f_default.Error">{</text:span></text:p>
      <text:p text:style-name="P58"><text:span text:style-name="ch2_5f_default.Name.Label">letter-spacing:</text:span><text:span text:style-name="ch2_5f_default.Text.Whitespace"> </text:span><text:span text:style-name="ch2_5f_default.Name.Function">.007em</text:span><text:span text:style-name="ch2_5f_default.Comment.Single">;</text:span></text:p>
      <text:p text:style-name="P58"><text:span text:style-name="ch2_5f_default.Name.Label">font-family:</text:span><text:span text:style-name="ch2_5f_default.Text.Whitespace"> </text:span><text:span text:style-name="ch2_5f_default.Name.Function">SF</text:span><text:span text:style-name="ch2_5f_default.Text.Whitespace"> </text:span><text:span text:style-name="ch2_5f_default.Name.Constant">Pro</text:span><text:span text:style-name="ch2_5f_default.Text.Whitespace"> </text:span><text:span text:style-name="ch2_5f_default.Name.Constant">Display</text:span><text:span text:style-name="ch2_5f_default.Punctuation">,</text:span><text:span text:style-name="ch2_5f_default.Name.Constant">SF</text:span><text:span text:style-name="ch2_5f_default.Text.Whitespace"> </text:span><text:span text:style-name="ch2_5f_default.Name.Constant">Pro</text:span><text:span text:style-name="ch2_5f_default.Text.Whitespace"> </text:span><text:span text:style-name="ch2_5f_default.Name.Constant">Icons</text:span><text:span text:style-name="ch2_5f_default.Punctuation">,</text:span><text:span text:style-name="ch2_5f_default.Name.Constant">Helvetica</text:span><text:span text:style-name="ch2_5f_default.Text.Whitespace"> </text:span><text:span text:style-name="ch2_5f_default.Name.Constant">Neue</text:span><text:span text:style-name="ch2_5f_default.Punctuation">,</text:span><text:span text:style-name="ch2_5f_default.Name.Constant">Helvetica</text:span><text:span text:style-name="ch2_5f_default.Punctuation">,</text:span><text:span text:style-name="ch2_5f_default.Name.Constant">Arial</text:span><text:span text:style-name="ch2_5f_default.Punctuation">,</text:span><text:span text:style-name="ch2_5f_default.Name.Constant">sans-serif</text:span><text:span text:style-name="ch2_5f_default.Comment.Single">;</text:span></text:p>
      <text:p text:style-name="P58"><text:span text:style-name="ch2_5f_default.Name.Label">overflow:</text:span><text:span text:style-name="ch2_5f_default.Text.Whitespace"> </text:span><text:span text:style-name="ch2_5f_default.Name.Function">hidden</text:span><text:span text:style-name="ch2_5f_default.Comment.Single">;</text:span></text:p>
      <text:p text:style-name="P58"><text:span text:style-name="ch2_5f_default.Name.Label">color:</text:span><text:span text:style-name="ch2_5f_default.Text.Whitespace"> </text:span><text:span text:style-name="ch2_5f_default.Comment.Single">#cecece;</text:span></text:p>
      <text:p text:style-name="P58"><text:span text:style-name="ch2_5f_default.Name.Label">font-weight:</text:span><text:span text:style-name="ch2_5f_default.Text.Whitespace"> </text:span><text:span text:style-name="ch2_5f_default.Error">600</text:span><text:span text:style-name="ch2_5f_default.Comment.Single">;</text:span></text:p>
      <text:p text:style-name="P58"><text:span text:style-name="ch2_5f_default.Name.Label">font-size:</text:span><text:span text:style-name="ch2_5f_default.Text.Whitespace"> </text:span><text:span text:style-name="ch2_5f_default.Error">17</text:span><text:span text:style-name="ch2_5f_default.Name.Function">px</text:span><text:span text:style-name="ch2_5f_default.Comment.Single">;</text:span></text:p>
      <text:p text:style-name="P58"><text:span text:style-name="ch2_5f_default.Name.Label">letter-spacing:</text:span><text:span text:style-name="ch2_5f_default.Text.Whitespace"> </text:span><text:span text:style-name="ch2_5f_default.Error">-0</text:span><text:span text:style-name="ch2_5f_default.Name.Function">.022em</text:span><text:span text:style-name="ch2_5f_default.Comment.Single">;</text:span></text:p>
      <text:p text:style-name="P58"><text:span text:style-name="ch2_5f_default.Error">}</text:span></text:p>
      <text:p text:style-name="P58"><text:span text:style-name="ch2_5f_default.Name.Attribute">.my-grey</text:span><text:span text:style-name="ch2_5f_default.Text.Whitespace"> </text:span><text:span text:style-name="ch2_5f_default.Error">{</text:span></text:p>
      <text:p text:style-name="P58"><text:span text:style-name="ch2_5f_default.Name.Label">color:</text:span><text:span text:style-name="ch2_5f_default.Text.Whitespace"> </text:span><text:span text:style-name="ch2_5f_default.Comment.Single">#86868b;</text:span></text:p>
      <text:p text:style-name="P58"><text:soft-page-break/><text:span text:style-name="ch2_5f_default.Name.Label">flex-basis:</text:span><text:span text:style-name="ch2_5f_default.Text.Whitespace"> </text:span><text:span text:style-name="ch2_5f_default.Error">25%</text:span><text:span text:style-name="ch2_5f_default.Comment.Single">;</text:span></text:p>
      <text:p text:style-name="P58"><text:span text:style-name="ch2_5f_default.Error">}</text:span></text:p>
      <text:p text:style-name="P58"><text:span text:style-name="ch2_5f_default.Name.Attribute">.my-purple</text:span><text:span text:style-name="ch2_5f_default.Text.Whitespace"> </text:span><text:span text:style-name="ch2_5f_default.Error">{</text:span></text:p>
      <text:p text:style-name="P58"><text:span text:style-name="ch2_5f_default.Name.Label">font-size:</text:span><text:span text:style-name="ch2_5f_default.Text.Whitespace"> </text:span><text:span text:style-name="ch2_5f_default.Error">28</text:span><text:span text:style-name="ch2_5f_default.Name.Function">px</text:span><text:span text:style-name="ch2_5f_default.Comment.Single">;</text:span></text:p>
      <text:p text:style-name="P58"><text:span text:style-name="ch2_5f_default.Name.Label">background-image:</text:span><text:span text:style-name="ch2_5f_default.Text.Whitespace"> </text:span><text:span text:style-name="ch2_5f_default.Name.Function">linear-gradient</text:span><text:span text:style-name="ch2_5f_default.Punctuation">(</text:span><text:span text:style-name="ch2_5f_default.Literal.Number.Integer">180</text:span><text:span text:style-name="ch2_5f_default.Name.Constant">deg</text:span><text:span text:style-name="ch2_5f_default.Punctuation">,</text:span><text:span text:style-name="ch2_5f_default.Comment.Single">#ffb6ff,#b344ff 10%,#ae38ff 33%,</text:span></text:p>
      <text:p text:style-name="P58"><text:span text:style-name="ch2_5f_default.Comment.Single">#ffb6ff 45%,#ffe3ff 50%,#ffb6ff 66%,#b344ff);</text:span></text:p>
      <text:p text:style-name="P58"><text:span text:style-name="ch2_5f_default.Name.Label">animation:</text:span><text:span text:style-name="ch2_5f_default.Text.Whitespace"> </text:span><text:span text:style-name="ch2_5f_default.Name.Function">gradientAnim2</text:span><text:span text:style-name="ch2_5f_default.Text.Whitespace"> </text:span><text:span text:style-name="ch2_5f_default.Literal.Number.Integer">8</text:span><text:span text:style-name="ch2_5f_default.Name.Constant">s</text:span><text:span text:style-name="ch2_5f_default.Text.Whitespace"> </text:span><text:span text:style-name="ch2_5f_default.Name.Constant">infinite</text:span><text:span text:style-name="ch2_5f_default.Comment.Single">;</text:span></text:p>
      <text:p text:style-name="P58"><text:span text:style-name="ch2_5f_default.Name.Label">background-position:</text:span><text:span text:style-name="ch2_5f_default.Text.Whitespace"> </text:span><text:span text:style-name="ch2_5f_default.Error">50%</text:span><text:span text:style-name="ch2_5f_default.Text.Whitespace"> </text:span><text:span text:style-name="ch2_5f_default.Error">0</text:span><text:span text:style-name="ch2_5f_default.Comment.Single">;</text:span></text:p>
      <text:p text:style-name="P58"><text:span text:style-name="ch2_5f_default.Name.Label">background-size:</text:span><text:span text:style-name="ch2_5f_default.Text.Whitespace"> </text:span><text:span text:style-name="ch2_5f_default.Error">100%</text:span><text:span text:style-name="ch2_5f_default.Text.Whitespace"> </text:span><text:span text:style-name="ch2_5f_default.Error">300%</text:span><text:span text:style-name="ch2_5f_default.Comment.Single">;</text:span></text:p>
      <text:p text:style-name="P58"><text:span text:style-name="ch2_5f_default.Name.Label">animation-delay:</text:span><text:span text:style-name="ch2_5f_default.Text.Whitespace"> </text:span><text:span text:style-name="ch2_5f_default.Error">0</text:span><text:span text:style-name="ch2_5f_default.Name.Function">ms</text:span><text:span text:style-name="ch2_5f_default.Comment.Single">;</text:span></text:p>
      <text:p text:style-name="P51"><text:span text:style-name="ch2_5f_default.Text.Whitespace"/></text:p>
      <text:p text:style-name="P58"><text:span text:style-name="ch2_5f_default.Name.Label">margin:</text:span><text:span text:style-name="ch2_5f_default.Text.Whitespace"> </text:span><text:span text:style-name="ch2_5f_default.Error">6</text:span><text:span text:style-name="ch2_5f_default.Name.Function">px</text:span><text:span text:style-name="ch2_5f_default.Text.Whitespace"> </text:span><text:span text:style-name="ch2_5f_default.Literal.Number.Integer">0</text:span><text:span text:style-name="ch2_5f_default.Comment.Single">;</text:span></text:p>
      <text:p text:style-name="P58"><text:span text:style-name="ch2_5f_default.Name.Label">padding-top:</text:span><text:span text:style-name="ch2_5f_default.Text.Whitespace"> </text:span><text:span text:style-name="ch2_5f_default.Error">0</text:span><text:span text:style-name="ch2_5f_default.Name.Function">.5px</text:span><text:span text:style-name="ch2_5f_default.Comment.Single">;</text:span></text:p>
      <text:p text:style-name="P51"><text:span text:style-name="ch2_5f_default.Text.Whitespace"/></text:p>
      <text:p text:style-name="P58"><text:span text:style-name="ch2_5f_default.Name.Label">color:</text:span><text:span text:style-name="ch2_5f_default.Text.Whitespace"> </text:span><text:span text:style-name="ch2_5f_default.Name.Function">transparent</text:span><text:span text:style-name="ch2_5f_default.Comment.Single">;</text:span></text:p>
      <text:p text:style-name="P58"><text:span text:style-name="ch2_5f_default.Error">-</text:span><text:span text:style-name="ch2_5f_default.Name.Label">webkit-background-clip:</text:span><text:span text:style-name="ch2_5f_default.Text.Whitespace"> </text:span><text:span text:style-name="ch2_5f_default.Name.Function">text</text:span><text:span text:style-name="ch2_5f_default.Comment.Single">;</text:span></text:p>
      <text:p text:style-name="P58"><text:span text:style-name="ch2_5f_default.Error">}</text:span></text:p>
      <text:p text:style-name="P58"><text:span text:style-name="ch2_5f_default.Error">@</text:span><text:span text:style-name="ch2_5f_default.Name.Function">keyframes</text:span><text:span text:style-name="ch2_5f_default.Text.Whitespace"> </text:span><text:span text:style-name="ch2_5f_default.Name.Constant">gradientAnim2</text:span><text:span text:style-name="ch2_5f_default.Text.Whitespace"> </text:span><text:span text:style-name="ch2_5f_default.Error">{</text:span></text:p>
      <text:p text:style-name="P58"><text:span text:style-name="ch2_5f_default.Error">{</text:span></text:p>
      <text:p text:style-name="P58"><text:span text:style-name="ch2_5f_default.Name.Label">background-position:</text:span><text:span text:style-name="ch2_5f_default.Error">50%</text:span><text:span text:style-name="ch2_5f_default.Text.Whitespace"> </text:span><text:span text:style-name="ch2_5f_default.Error">0</text:span><text:span text:style-name="ch2_5f_default.Text.Whitespace"> </text:span><text:span text:style-name="ch2_5f_default.Error">}</text:span></text:p>
      <text:p text:style-name="P58"><text:span text:style-name="ch2_5f_default.Text.Whitespace"><text:s/></text:span><text:span text:style-name="ch2_5f_default.Error">{</text:span></text:p>
      <text:p text:style-name="P58"><text:span text:style-name="ch2_5f_default.Name.Label">background-position:</text:span><text:span text:style-name="ch2_5f_default.Error">50%</text:span><text:span text:style-name="ch2_5f_default.Text.Whitespace"> </text:span><text:span text:style-name="ch2_5f_default.Error">100%</text:span></text:p>
      <text:p text:style-name="P58"><text:span text:style-name="ch2_5f_default.Error">}</text:span></text:p>
      <text:p text:style-name="P58"><text:span text:style-name="ch2_5f_default.Text.Whitespace"><text:s/></text:span><text:span text:style-name="ch2_5f_default.Error">{</text:span></text:p>
      <text:p text:style-name="P58"><text:span text:style-name="ch2_5f_default.Name.Label">background-position:</text:span><text:span text:style-name="ch2_5f_default.Error">50%</text:span><text:span text:style-name="ch2_5f_default.Text.Whitespace"> </text:span><text:span text:style-name="ch2_5f_default.Error">100%</text:span></text:p>
      <text:p text:style-name="P58"><text:span text:style-name="ch2_5f_default.Error">}</text:span></text:p>
      <text:p text:style-name="P58"><text:span text:style-name="ch2_5f_default.Text.Whitespace"><text:s/></text:span><text:span text:style-name="ch2_5f_default.Error">{</text:span></text:p>
      <text:p text:style-name="P58"><text:span text:style-name="ch2_5f_default.Name.Label">background-position:</text:span><text:span text:style-name="ch2_5f_default.Error">50%</text:span><text:span text:style-name="ch2_5f_default.Text.Whitespace"> </text:span><text:span text:style-name="ch2_5f_default.Error">0</text:span></text:p>
      <text:p text:style-name="P58"><text:span text:style-name="ch2_5f_default.Error">}</text:span></text:p>
      <text:p text:style-name="P58"><text:span text:style-name="ch2_5f_default.Name.Function">to</text:span><text:span text:style-name="ch2_5f_default.Text.Whitespace"> </text:span><text:span text:style-name="ch2_5f_default.Error">{</text:span></text:p>
      <text:p text:style-name="P58"><text:span text:style-name="ch2_5f_default.Name.Label">background-position:</text:span><text:span text:style-name="ch2_5f_default.Error">50%</text:span><text:span text:style-name="ch2_5f_default.Text.Whitespace"> </text:span><text:span text:style-name="ch2_5f_default.Error">0</text:span></text:p>
      <text:p text:style-name="P58"><text:span text:style-name="ch2_5f_default.Error">}</text:span></text:p>
      <text:p text:style-name="P58"><text:span text:style-name="ch2_5f_default.Error">}</text:span></text:p>
      <text:p text:style-name="P54"><text:span text:style-name="ch2_5f_default.Punctuation"><text:span text:style-name="T13"/></text:span></text:p>
      <text:p text:style-name="P30"/>
      <text:p text:style-name="P46"/>
      <text:p text:style-name="P33"><text:span text:style-name="T13">2) </text:span><text:span text:style-name="T9">File name: </text:span><text:span text:style-name="T14">index.html</text:span></text:p>
      <text:p text:style-name="P56"><text:span text:style-name="ch2_5f_default.Operator"><text:span text:style-name="T34">&lt;!</text:span></text:span><text:span text:style-name="ch2_5f_default.Name"><text:span text:style-name="T34">DOCTYPE</text:span></text:span><text:span text:style-name="ch2_5f_default.Text.Whitespace"><text:span text:style-name="T34"> </text:span></text:span><text:span text:style-name="ch2_5f_default.Name"><text:span text:style-name="T34">html</text:span></text:span><text:span text:style-name="ch2_5f_default.Operator"><text:span text:style-name="T34">&gt;</text:span></text:span></text:p>
      <text:p text:style-name="P59"><text:span text:style-name="ch2_5f_default.Operator">&lt;</text:span><text:span text:style-name="ch2_5f_default.Name">html</text:span><text:span text:style-name="ch2_5f_default.Text.Whitespace"> </text:span><text:span text:style-name="ch2_5f_default.Name">lang</text:span><text:span text:style-name="ch2_5f_default.Operator">=</text:span><text:span text:style-name="ch2_5f_default.Literal.String">"en"</text:span><text:span text:style-name="ch2_5f_default.Operator">&gt;</text:span></text:p>
      <text:p text:style-name="P59"><text:span text:style-name="ch2_5f_default.Operator">&lt;</text:span><text:span text:style-name="ch2_5f_default.Name">head</text:span><text:span text:style-name="ch2_5f_default.Operator">&gt;</text:span></text:p>
      <text:p text:style-name="P59"><text:span text:style-name="ch2_5f_default.Operator">&lt;</text:span><text:span text:style-name="ch2_5f_default.Name">meta</text:span><text:span text:style-name="ch2_5f_default.Text.Whitespace"> </text:span><text:span text:style-name="ch2_5f_default.Name">charset</text:span><text:span text:style-name="ch2_5f_default.Operator">=</text:span><text:span text:style-name="ch2_5f_default.Literal.String">"UTF-8"</text:span><text:span text:style-name="ch2_5f_default.Operator">&gt;</text:span></text:p>
      <text:p text:style-name="P59"><text:span text:style-name="ch2_5f_default.Operator">&lt;</text:span><text:span text:style-name="ch2_5f_default.Name">meta</text:span><text:span text:style-name="ch2_5f_default.Text.Whitespace"> </text:span><text:span text:style-name="ch2_5f_default.Name">http</text:span><text:span text:style-name="ch2_5f_default.Operator">-</text:span><text:span text:style-name="ch2_5f_default.Name">equiv</text:span><text:span text:style-name="ch2_5f_default.Operator">=</text:span><text:span text:style-name="ch2_5f_default.Literal.String">"X-UA-Compatible"</text:span><text:span text:style-name="ch2_5f_default.Text.Whitespace"> </text:span><text:span text:style-name="ch2_5f_default.Name">content</text:span><text:span text:style-name="ch2_5f_default.Operator">=</text:span><text:span text:style-name="ch2_5f_default.Literal.String">"IE=edge"</text:span><text:span text:style-name="ch2_5f_default.Operator">&gt;</text:span></text:p>
      <text:p text:style-name="P59"><text:span text:style-name="ch2_5f_default.Operator">&lt;</text:span><text:span text:style-name="ch2_5f_default.Name">meta</text:span><text:span text:style-name="ch2_5f_default.Text.Whitespace"> </text:span><text:span text:style-name="ch2_5f_default.Name">name</text:span><text:span text:style-name="ch2_5f_default.Operator">=</text:span><text:span text:style-name="ch2_5f_default.Literal.String">"viewport"</text:span><text:span text:style-name="ch2_5f_default.Text.Whitespace"> </text:span><text:span text:style-name="ch2_5f_default.Name">content</text:span><text:span text:style-name="ch2_5f_default.Operator">=</text:span><text:span text:style-name="ch2_5f_default.Literal.String">"width=device-width, initial-scale=1.0"</text:span><text:span text:style-name="ch2_5f_default.Operator">&gt;</text:span></text:p>
      <text:p text:style-name="P59"><text:span text:style-name="ch2_5f_default.Operator">&lt;</text:span><text:span text:style-name="ch2_5f_default.Name">title</text:span><text:span text:style-name="ch2_5f_default.Operator">&gt;</text:span><text:span text:style-name="ch2_5f_default.Name">Rasp</text:span><text:span text:style-name="ch2_5f_default.Operator">&lt;/</text:span><text:span text:style-name="ch2_5f_default.Name">title</text:span><text:span text:style-name="ch2_5f_default.Operator">&gt;</text:span></text:p>
      <text:p text:style-name="P59"><text:span text:style-name="ch2_5f_default.Operator">&lt;</text:span><text:span text:style-name="ch2_5f_default.Name">link</text:span><text:span text:style-name="ch2_5f_default.Text.Whitespace"> </text:span><text:span text:style-name="ch2_5f_default.Name">href</text:span><text:span text:style-name="ch2_5f_default.Operator">=</text:span><text:span text:style-name="ch2_5f_default.Literal.String">"https://cdn.jsdelivr.net/npm/bootstrap@5.0.2/dist/css/bootstrap.min.css"</text:span><text:span text:style-name="ch2_5f_default.Text.Whitespace"> </text:span></text:p>
      <text:p text:style-name="P59"><text:span text:style-name="ch2_5f_default.Name">rel</text:span><text:span text:style-name="ch2_5f_default.Operator">=</text:span><text:span text:style-name="ch2_5f_default.Literal.String">"stylesheet"</text:span><text:span text:style-name="ch2_5f_default.Text.Whitespace"> </text:span><text:span text:style-name="ch2_5f_default.Name">integrity</text:span><text:span text:style-name="ch2_5f_default.Operator">=</text:span><text:span text:style-name="ch2_5f_default.Literal.String">"sha384-EVSTQN3/azprG1Anm3QDgpJLIm9Nao0Yz1ztcQTwFspd3yD65VohhpuuCOmLASjC"</text:span><text:span text:style-name="ch2_5f_default.Text.Whitespace"> </text:span></text:p>
      <text:p text:style-name="P59"><text:span text:style-name="ch2_5f_default.Name">crossorigin</text:span><text:span text:style-name="ch2_5f_default.Operator">=</text:span><text:span text:style-name="ch2_5f_default.Literal.String">"anonymous"</text:span><text:span text:style-name="ch2_5f_default.Operator">&gt;</text:span></text:p>
      <text:p text:style-name="P59"><text:span text:style-name="ch2_5f_default.Operator">&lt;</text:span><text:span text:style-name="ch2_5f_default.Name">link</text:span><text:span text:style-name="ch2_5f_default.Text.Whitespace"> </text:span><text:span text:style-name="ch2_5f_default.Name">rel</text:span><text:span text:style-name="ch2_5f_default.Operator">=</text:span><text:span text:style-name="ch2_5f_default.Literal.String">"stylesheet"</text:span><text:span text:style-name="ch2_5f_default.Text.Whitespace"> </text:span><text:span text:style-name="ch2_5f_default.Name">href</text:span><text:span text:style-name="ch2_5f_default.Operator">=</text:span><text:span text:style-name="ch2_5f_default.Literal.String">"style.css"</text:span><text:span text:style-name="ch2_5f_default.Operator">&gt;</text:span></text:p>
      <text:p text:style-name="P59"><text:span text:style-name="ch2_5f_default.Operator">&lt;/</text:span><text:span text:style-name="ch2_5f_default.Name">head</text:span><text:span text:style-name="ch2_5f_default.Operator">&gt;</text:span></text:p>
      <text:p text:style-name="P59"><text:span text:style-name="ch2_5f_default.Operator">&lt;</text:span><text:span text:style-name="ch2_5f_default.Name">body</text:span><text:span text:style-name="ch2_5f_default.Operator">&gt;</text:span></text:p>
      <text:p text:style-name="P59"><text:soft-page-break/><text:span text:style-name="ch2_5f_default.Operator">&lt;</text:span><text:span text:style-name="ch2_5f_default.Name">main</text:span><text:span text:style-name="ch2_5f_default.Operator">&gt;</text:span></text:p>
      <text:p text:style-name="P59"><text:span text:style-name="ch2_5f_default.Operator">&lt;</text:span><text:span text:style-name="ch2_5f_default.Name">div</text:span><text:span text:style-name="ch2_5f_default.Text.Whitespace"> </text:span><text:span text:style-name="ch2_5f_default.Keyword">class</text:span><text:span text:style-name="ch2_5f_default.Operator">=</text:span><text:span text:style-name="ch2_5f_default.Literal.String">"table text my-grey my-purple"</text:span><text:span text:style-name="ch2_5f_default.Operator">&gt;</text:span></text:p>
      <text:p text:style-name="P59"><text:span text:style-name="ch2_5f_default.Operator">&lt;</text:span><text:span text:style-name="ch2_5f_default.Name">table</text:span><text:span text:style-name="ch2_5f_default.Operator">&gt;</text:span></text:p>
      <text:p text:style-name="P59"><text:span text:style-name="ch2_5f_default.Operator">&lt;</text:span><text:span text:style-name="ch2_5f_default.Name">tr</text:span><text:span text:style-name="ch2_5f_default.Operator">&gt;</text:span></text:p>
      <text:p text:style-name="P59"><text:span text:style-name="ch2_5f_default.Operator">&lt;</text:span><text:span text:style-name="ch2_5f_default.Name">th</text:span><text:span text:style-name="ch2_5f_default.Text.Whitespace"> </text:span><text:span text:style-name="ch2_5f_default.Name">rowspan</text:span><text:span text:style-name="ch2_5f_default.Operator">=</text:span><text:span text:style-name="ch2_5f_default.Literal.String">"7"</text:span><text:span text:style-name="ch2_5f_default.Operator">&gt;</text:span><text:span text:style-name="ch2_5f_default.Name">ПН</text:span><text:span text:style-name="ch2_5f_default.Operator">&lt;/</text:span><text:span text:style-name="ch2_5f_default.Name">th</text:span><text:span text:style-name="ch2_5f_default.Operator">&gt;</text:span></text:p>
      <text:p text:style-name="P59"><text:span text:style-name="ch2_5f_default.Operator">&lt;</text:span><text:span text:style-name="ch2_5f_default.Name">th</text:span><text:span text:style-name="ch2_5f_default.Operator">&gt;</text:span><text:span text:style-name="ch2_5f_default.Name">Время</text:span><text:span text:style-name="ch2_5f_default.Operator">&lt;/</text:span><text:span text:style-name="ch2_5f_default.Name">th</text:span><text:span text:style-name="ch2_5f_default.Operator">&gt;</text:span></text:p>
      <text:p text:style-name="P59"><text:span text:style-name="ch2_5f_default.Operator">&lt;</text:span><text:span text:style-name="ch2_5f_default.Name">th</text:span><text:span text:style-name="ch2_5f_default.Operator">&gt;</text:span><text:span text:style-name="ch2_5f_default.Name">Числитель</text:span><text:span text:style-name="ch2_5f_default.Operator">&lt;/</text:span><text:span text:style-name="ch2_5f_default.Name">th</text:span><text:span text:style-name="ch2_5f_default.Operator">&gt;</text:span></text:p>
      <text:p text:style-name="P59"><text:span text:style-name="ch2_5f_default.Operator">&lt;</text:span><text:span text:style-name="ch2_5f_default.Name">th</text:span><text:span text:style-name="ch2_5f_default.Operator">&gt;</text:span><text:span text:style-name="ch2_5f_default.Name">Знаменатель</text:span><text:span text:style-name="ch2_5f_default.Operator">&lt;/</text:span><text:span text:style-name="ch2_5f_default.Name">th</text:span><text:span text:style-name="ch2_5f_default.Operator">&gt;</text:span></text:p>
      <text:p text:style-name="P59"><text:span text:style-name="ch2_5f_default.Operator">&lt;/</text:span><text:span text:style-name="ch2_5f_default.Name">tr</text:span><text:span text:style-name="ch2_5f_default.Operator">&gt;</text:span></text:p>
      <text:p text:style-name="P59"><text:span text:style-name="ch2_5f_default.Operator">&lt;</text:span><text:span text:style-name="ch2_5f_default.Name">tr</text:span><text:span text:style-name="ch2_5f_default.Operator">&gt;</text:span></text:p>
      <text:p text:style-name="P59"><text:span text:style-name="ch2_5f_default.Operator">&lt;</text:span><text:span text:style-name="ch2_5f_default.Name">td</text:span><text:span text:style-name="ch2_5f_default.Operator">&gt;</text:span><text:span text:style-name="ch2_5f_default.Literal.Number.Integer">8</text:span><text:span text:style-name="ch2_5f_default.Operator">:</text:span><text:span text:style-name="ch2_5f_default.Literal.Number.Integer">30-10</text:span><text:span text:style-name="ch2_5f_default.Operator">:</text:span><text:span text:style-name="ch2_5f_default.Literal.Number.Oct">05</text:span><text:span text:style-name="ch2_5f_default.Operator">&lt;/</text:span><text:span text:style-name="ch2_5f_default.Name">td</text:span><text:span text:style-name="ch2_5f_default.Operator">&gt;</text:span></text:p>
      <text:p text:style-name="P59"><text:span text:style-name="ch2_5f_default.Operator">&lt;</text:span><text:span text:style-name="ch2_5f_default.Name">td</text:span><text:span text:style-name="ch2_5f_default.Text.Whitespace"> </text:span><text:span text:style-name="ch2_5f_default.Name">colspan</text:span><text:span text:style-name="ch2_5f_default.Operator">=</text:span><text:span text:style-name="ch2_5f_default.Literal.String">"2"</text:span><text:span text:style-name="ch2_5f_default.Operator">&gt;</text:span><text:span text:style-name="ch2_5f_default.Punctuation">(</text:span><text:span text:style-name="ch2_5f_default.Name">сем</text:span><text:span text:style-name="ch2_5f_default.Punctuation">)</text:span><text:span text:style-name="ch2_5f_default.Text.Whitespace"> </text:span><text:span text:style-name="ch2_5f_default.Name">Теория</text:span><text:span text:style-name="ch2_5f_default.Text.Whitespace"> </text:span><text:span text:style-name="ch2_5f_default.Name">вероятностей</text:span><text:span text:style-name="ch2_5f_default.Text.Whitespace"> </text:span><text:span text:style-name="ch2_5f_default.Name">и</text:span><text:span text:style-name="ch2_5f_default.Text.Whitespace"> </text:span><text:span text:style-name="ch2_5f_default.Name">математическая</text:span><text:span text:style-name="ch2_5f_default.Text.Whitespace"> </text:span><text:span text:style-name="ch2_5f_default.Name">статистика</text:span><text:span text:style-name="ch2_5f_default.Text.Whitespace"> </text:span><text:span text:style-name="ch2_5f_default.Literal.Number.Integer">1035</text:span><text:span text:style-name="ch2_5f_default.Name">л</text:span><text:span text:style-name="ch2_5f_default.Operator">&lt;/</text:span><text:span text:style-name="ch2_5f_default.Name">td</text:span><text:span text:style-name="ch2_5f_default.Operator">&gt;</text:span></text:p>
      <text:p text:style-name="P59"><text:span text:style-name="ch2_5f_default.Operator">&lt;/</text:span><text:span text:style-name="ch2_5f_default.Name">tr</text:span><text:span text:style-name="ch2_5f_default.Operator">&gt;</text:span></text:p>
      <text:p text:style-name="P59"><text:span text:style-name="ch2_5f_default.Operator">&lt;</text:span><text:span text:style-name="ch2_5f_default.Name">tr</text:span><text:span text:style-name="ch2_5f_default.Operator">&gt;</text:span></text:p>
      <text:p text:style-name="P59"><text:span text:style-name="ch2_5f_default.Operator">&lt;</text:span><text:span text:style-name="ch2_5f_default.Name">td</text:span><text:span text:style-name="ch2_5f_default.Operator">&gt;</text:span><text:span text:style-name="ch2_5f_default.Literal.Number.Integer">10</text:span><text:span text:style-name="ch2_5f_default.Operator">:</text:span><text:span text:style-name="ch2_5f_default.Literal.Number.Integer">15</text:span><text:span text:style-name="ch2_5f_default.Text.Whitespace"> </text:span><text:span text:style-name="ch2_5f_default.Operator">-</text:span><text:span text:style-name="ch2_5f_default.Text.Whitespace"> </text:span><text:span text:style-name="ch2_5f_default.Literal.Number.Integer">11</text:span><text:span text:style-name="ch2_5f_default.Operator">:</text:span><text:span text:style-name="ch2_5f_default.Literal.Number.Integer">50</text:span><text:span text:style-name="ch2_5f_default.Operator">&lt;/</text:span><text:span text:style-name="ch2_5f_default.Name">td</text:span><text:span text:style-name="ch2_5f_default.Operator">&gt;</text:span></text:p>
      <text:p text:style-name="P59"><text:span text:style-name="ch2_5f_default.Operator">&lt;</text:span><text:span text:style-name="ch2_5f_default.Name">td</text:span><text:span text:style-name="ch2_5f_default.Text.Whitespace"> </text:span><text:span text:style-name="ch2_5f_default.Name">colspan</text:span><text:span text:style-name="ch2_5f_default.Operator">=</text:span><text:span text:style-name="ch2_5f_default.Literal.String">"2"</text:span><text:span text:style-name="ch2_5f_default.Operator">&gt;</text:span><text:span text:style-name="ch2_5f_default.Punctuation">(</text:span><text:span text:style-name="ch2_5f_default.Name">лек</text:span><text:span text:style-name="ch2_5f_default.Punctuation">)</text:span><text:span text:style-name="ch2_5f_default.Text.Whitespace"> </text:span><text:span text:style-name="ch2_5f_default.Name">Теория</text:span><text:span text:style-name="ch2_5f_default.Text.Whitespace"> </text:span><text:span text:style-name="ch2_5f_default.Name">вероятностей</text:span><text:span text:style-name="ch2_5f_default.Text.Whitespace"> </text:span><text:span text:style-name="ch2_5f_default.Name">и</text:span><text:span text:style-name="ch2_5f_default.Text.Whitespace"> </text:span><text:span text:style-name="ch2_5f_default.Name">математическая</text:span><text:span text:style-name="ch2_5f_default.Text.Whitespace"> </text:span><text:span text:style-name="ch2_5f_default.Name">статистика</text:span><text:span text:style-name="ch2_5f_default.Text.Whitespace"> </text:span><text:span text:style-name="ch2_5f_default.Literal.Number.Integer">218</text:span><text:span text:style-name="ch2_5f_default.Name">л</text:span><text:span text:style-name="ch2_5f_default.Text.Whitespace"> </text:span><text:span text:style-name="ch2_5f_default.Name">Горяинов</text:span><text:span text:style-name="ch2_5f_default.Text.Whitespace"> </text:span><text:span text:style-name="ch2_5f_default.Name">В</text:span><text:span text:style-name="ch2_5f_default.Punctuation">.</text:span><text:span text:style-name="ch2_5f_default.Text.Whitespace"> </text:span><text:span text:style-name="ch2_5f_default.Name">Б</text:span><text:span text:style-name="ch2_5f_default.Punctuation">.</text:span><text:span text:style-name="ch2_5f_default.Operator">&lt;/</text:span><text:span text:style-name="ch2_5f_default.Name">td</text:span><text:span text:style-name="ch2_5f_default.Operator">&gt;</text:span></text:p>
      <text:p text:style-name="P59"><text:span text:style-name="ch2_5f_default.Operator">&lt;/</text:span><text:span text:style-name="ch2_5f_default.Name">tr</text:span><text:span text:style-name="ch2_5f_default.Operator">&gt;</text:span></text:p>
      <text:p text:style-name="P59"><text:span text:style-name="ch2_5f_default.Operator">&lt;</text:span><text:span text:style-name="ch2_5f_default.Name">tr</text:span><text:span text:style-name="ch2_5f_default.Operator">&gt;</text:span></text:p>
      <text:p text:style-name="P59"><text:span text:style-name="ch2_5f_default.Operator">&lt;</text:span><text:span text:style-name="ch2_5f_default.Name">td</text:span><text:span text:style-name="ch2_5f_default.Operator">&gt;</text:span><text:span text:style-name="ch2_5f_default.Literal.Number.Integer">12</text:span><text:span text:style-name="ch2_5f_default.Operator">:</text:span><text:span text:style-name="ch2_5f_default.Literal.Number.Oct">00</text:span><text:span text:style-name="ch2_5f_default.Text.Whitespace"> </text:span><text:span text:style-name="ch2_5f_default.Operator">-</text:span><text:span text:style-name="ch2_5f_default.Text.Whitespace"> </text:span><text:span text:style-name="ch2_5f_default.Literal.Number.Integer">13</text:span><text:span text:style-name="ch2_5f_default.Operator">:</text:span><text:span text:style-name="ch2_5f_default.Literal.Number.Integer">35</text:span><text:span text:style-name="ch2_5f_default.Operator">&lt;/</text:span><text:span text:style-name="ch2_5f_default.Name">td</text:span><text:span text:style-name="ch2_5f_default.Operator">&gt;</text:span></text:p>
      <text:p text:style-name="P59"><text:span text:style-name="ch2_5f_default.Operator">&lt;</text:span><text:span text:style-name="ch2_5f_default.Name">td</text:span><text:span text:style-name="ch2_5f_default.Operator">&gt;&lt;/</text:span><text:span text:style-name="ch2_5f_default.Name">td</text:span><text:span text:style-name="ch2_5f_default.Operator">&gt;</text:span></text:p>
      <text:p text:style-name="P59"><text:span text:style-name="ch2_5f_default.Operator">&lt;</text:span><text:span text:style-name="ch2_5f_default.Name">td</text:span><text:span text:style-name="ch2_5f_default.Operator">&gt;&lt;/</text:span><text:span text:style-name="ch2_5f_default.Name">td</text:span><text:span text:style-name="ch2_5f_default.Operator">&gt;</text:span><text:span text:style-name="ch2_5f_default.Text.Whitespace"> </text:span></text:p>
      <text:p text:style-name="P59"><text:span text:style-name="ch2_5f_default.Operator">&lt;/</text:span><text:span text:style-name="ch2_5f_default.Name">tr</text:span><text:span text:style-name="ch2_5f_default.Operator">&gt;</text:span></text:p>
      <text:p text:style-name="P59"><text:span text:style-name="ch2_5f_default.Operator">&lt;</text:span><text:span text:style-name="ch2_5f_default.Name">tr</text:span><text:span text:style-name="ch2_5f_default.Operator">&gt;</text:span></text:p>
      <text:p text:style-name="P59"><text:span text:style-name="ch2_5f_default.Operator">&lt;</text:span><text:span text:style-name="ch2_5f_default.Name">td</text:span><text:span text:style-name="ch2_5f_default.Operator">&gt;</text:span><text:span text:style-name="ch2_5f_default.Literal.Number.Integer">13</text:span><text:span text:style-name="ch2_5f_default.Operator">:</text:span><text:span text:style-name="ch2_5f_default.Literal.Number.Integer">50</text:span><text:span text:style-name="ch2_5f_default.Text.Whitespace"> </text:span><text:span text:style-name="ch2_5f_default.Operator">-</text:span><text:span text:style-name="ch2_5f_default.Text.Whitespace"> </text:span><text:span text:style-name="ch2_5f_default.Literal.Number.Integer">15</text:span><text:span text:style-name="ch2_5f_default.Operator">:</text:span><text:span text:style-name="ch2_5f_default.Literal.Number.Integer">25</text:span><text:span text:style-name="ch2_5f_default.Operator">&lt;/</text:span><text:span text:style-name="ch2_5f_default.Name">td</text:span><text:span text:style-name="ch2_5f_default.Operator">&gt;</text:span></text:p>
      <text:p text:style-name="P59"><text:span text:style-name="ch2_5f_default.Operator">&lt;</text:span><text:span text:style-name="ch2_5f_default.Name">td</text:span><text:span text:style-name="ch2_5f_default.Operator">&gt;&lt;/</text:span><text:span text:style-name="ch2_5f_default.Name">td</text:span><text:span text:style-name="ch2_5f_default.Operator">&gt;</text:span></text:p>
      <text:p text:style-name="P59"><text:span text:style-name="ch2_5f_default.Operator">&lt;</text:span><text:span text:style-name="ch2_5f_default.Name">td</text:span><text:span text:style-name="ch2_5f_default.Operator">&gt;&lt;/</text:span><text:span text:style-name="ch2_5f_default.Name">td</text:span><text:span text:style-name="ch2_5f_default.Operator">&gt;</text:span><text:span text:style-name="ch2_5f_default.Text.Whitespace"> </text:span></text:p>
      <text:p text:style-name="P59"><text:span text:style-name="ch2_5f_default.Operator">&lt;/</text:span><text:span text:style-name="ch2_5f_default.Name">tr</text:span><text:span text:style-name="ch2_5f_default.Operator">&gt;</text:span></text:p>
      <text:p text:style-name="P59"><text:span text:style-name="ch2_5f_default.Operator">&lt;</text:span><text:span text:style-name="ch2_5f_default.Name">tr</text:span><text:span text:style-name="ch2_5f_default.Operator">&gt;</text:span></text:p>
      <text:p text:style-name="P59"><text:span text:style-name="ch2_5f_default.Operator">&lt;</text:span><text:span text:style-name="ch2_5f_default.Name">td</text:span><text:span text:style-name="ch2_5f_default.Operator">&gt;</text:span><text:span text:style-name="ch2_5f_default.Literal.Number.Integer">15</text:span><text:span text:style-name="ch2_5f_default.Operator">:</text:span><text:span text:style-name="ch2_5f_default.Literal.Number.Integer">40</text:span><text:span text:style-name="ch2_5f_default.Text.Whitespace"> </text:span><text:span text:style-name="ch2_5f_default.Operator">-</text:span><text:span text:style-name="ch2_5f_default.Text.Whitespace"> </text:span><text:span text:style-name="ch2_5f_default.Literal.Number.Integer">17</text:span><text:span text:style-name="ch2_5f_default.Operator">:</text:span><text:span text:style-name="ch2_5f_default.Literal.Number.Integer">15</text:span><text:span text:style-name="ch2_5f_default.Operator">&lt;/</text:span><text:span text:style-name="ch2_5f_default.Name">td</text:span><text:span text:style-name="ch2_5f_default.Operator">&gt;</text:span></text:p>
      <text:p text:style-name="P59"><text:span text:style-name="ch2_5f_default.Operator">&lt;</text:span><text:span text:style-name="ch2_5f_default.Name">td</text:span><text:span text:style-name="ch2_5f_default.Operator">&gt;&lt;/</text:span><text:span text:style-name="ch2_5f_default.Name">td</text:span><text:span text:style-name="ch2_5f_default.Operator">&gt;</text:span></text:p>
      <text:p text:style-name="P59"><text:span text:style-name="ch2_5f_default.Operator">&lt;</text:span><text:span text:style-name="ch2_5f_default.Name">td</text:span><text:span text:style-name="ch2_5f_default.Operator">&gt;&lt;/</text:span><text:span text:style-name="ch2_5f_default.Name">td</text:span><text:span text:style-name="ch2_5f_default.Operator">&gt;</text:span></text:p>
      <text:p text:style-name="P59"><text:span text:style-name="ch2_5f_default.Operator">&lt;/</text:span><text:span text:style-name="ch2_5f_default.Name">tr</text:span><text:span text:style-name="ch2_5f_default.Operator">&gt;</text:span></text:p>
      <text:p text:style-name="P59"><text:span text:style-name="ch2_5f_default.Operator">&lt;</text:span><text:span text:style-name="ch2_5f_default.Name">tr</text:span><text:span text:style-name="ch2_5f_default.Operator">&gt;</text:span></text:p>
      <text:p text:style-name="P59"><text:span text:style-name="ch2_5f_default.Operator">&lt;</text:span><text:span text:style-name="ch2_5f_default.Name">td</text:span><text:span text:style-name="ch2_5f_default.Operator">&gt;</text:span><text:span text:style-name="ch2_5f_default.Literal.Number.Integer">17</text:span><text:span text:style-name="ch2_5f_default.Operator">:</text:span><text:span text:style-name="ch2_5f_default.Literal.Number.Integer">25</text:span><text:span text:style-name="ch2_5f_default.Text.Whitespace"> </text:span><text:span text:style-name="ch2_5f_default.Operator">-</text:span><text:span text:style-name="ch2_5f_default.Text.Whitespace"> </text:span><text:span text:style-name="ch2_5f_default.Literal.Number.Integer">19</text:span><text:span text:style-name="ch2_5f_default.Operator">:</text:span><text:span text:style-name="ch2_5f_default.Literal.Number.Oct">00</text:span><text:span text:style-name="ch2_5f_default.Operator">&lt;/</text:span><text:span text:style-name="ch2_5f_default.Name">td</text:span><text:span text:style-name="ch2_5f_default.Operator">&gt;</text:span></text:p>
      <text:p text:style-name="P59"><text:span text:style-name="ch2_5f_default.Operator">&lt;</text:span><text:span text:style-name="ch2_5f_default.Name">td</text:span><text:span text:style-name="ch2_5f_default.Operator">&gt;&lt;/</text:span><text:span text:style-name="ch2_5f_default.Name">td</text:span><text:span text:style-name="ch2_5f_default.Operator">&gt;</text:span></text:p>
      <text:p text:style-name="P59"><text:span text:style-name="ch2_5f_default.Operator">&lt;</text:span><text:span text:style-name="ch2_5f_default.Name">td</text:span><text:span text:style-name="ch2_5f_default.Operator">&gt;&lt;/</text:span><text:span text:style-name="ch2_5f_default.Name">td</text:span><text:span text:style-name="ch2_5f_default.Operator">&gt;</text:span></text:p>
      <text:p text:style-name="P59"><text:span text:style-name="ch2_5f_default.Operator">&lt;/</text:span><text:span text:style-name="ch2_5f_default.Name">tr</text:span><text:span text:style-name="ch2_5f_default.Operator">&gt;</text:span></text:p>
      <text:p text:style-name="P59"><text:span text:style-name="ch2_5f_default.Operator">&lt;/</text:span><text:span text:style-name="ch2_5f_default.Name">table</text:span><text:span text:style-name="ch2_5f_default.Operator">&gt;</text:span></text:p>
      <text:p text:style-name="P59"><text:span text:style-name="ch2_5f_default.Operator">&lt;/</text:span><text:span text:style-name="ch2_5f_default.Name">div</text:span><text:span text:style-name="ch2_5f_default.Operator">&gt;</text:span></text:p>
      <text:p text:style-name="P59"><text:span text:style-name="ch2_5f_default.Operator">&lt;</text:span><text:span text:style-name="ch2_5f_default.Name">br</text:span><text:span text:style-name="ch2_5f_default.Operator">&gt;</text:span></text:p>
      <text:p text:style-name="P59"><text:span text:style-name="ch2_5f_default.Operator">&lt;</text:span><text:span text:style-name="ch2_5f_default.Name">div</text:span><text:span text:style-name="ch2_5f_default.Text.Whitespace"> </text:span><text:span text:style-name="ch2_5f_default.Keyword">class</text:span><text:span text:style-name="ch2_5f_default.Operator">=</text:span><text:span text:style-name="ch2_5f_default.Literal.String">"table text my-purple"</text:span><text:span text:style-name="ch2_5f_default.Operator">&gt;</text:span></text:p>
      <text:p text:style-name="P59"><text:span text:style-name="ch2_5f_default.Operator">&lt;</text:span><text:span text:style-name="ch2_5f_default.Name">table</text:span><text:span text:style-name="ch2_5f_default.Operator">&gt;</text:span></text:p>
      <text:p text:style-name="P59"><text:span text:style-name="ch2_5f_default.Operator">&lt;</text:span><text:span text:style-name="ch2_5f_default.Name">tr</text:span><text:span text:style-name="ch2_5f_default.Operator">&gt;</text:span></text:p>
      <text:p text:style-name="P59"><text:span text:style-name="ch2_5f_default.Operator">&lt;</text:span><text:span text:style-name="ch2_5f_default.Name">th</text:span><text:span text:style-name="ch2_5f_default.Text.Whitespace"> </text:span><text:span text:style-name="ch2_5f_default.Name">rowspan</text:span><text:span text:style-name="ch2_5f_default.Operator">=</text:span><text:span text:style-name="ch2_5f_default.Literal.String">"7"</text:span><text:span text:style-name="ch2_5f_default.Operator">&gt;</text:span><text:span text:style-name="ch2_5f_default.Name">ВТ</text:span><text:span text:style-name="ch2_5f_default.Operator">&lt;/</text:span><text:span text:style-name="ch2_5f_default.Name">th</text:span><text:span text:style-name="ch2_5f_default.Operator">&gt;</text:span></text:p>
      <text:p text:style-name="P59"><text:span text:style-name="ch2_5f_default.Operator">&lt;</text:span><text:span text:style-name="ch2_5f_default.Name">th</text:span><text:span text:style-name="ch2_5f_default.Operator">&gt;</text:span><text:span text:style-name="ch2_5f_default.Name">Время</text:span><text:span text:style-name="ch2_5f_default.Operator">&lt;/</text:span><text:span text:style-name="ch2_5f_default.Name">th</text:span><text:span text:style-name="ch2_5f_default.Operator">&gt;</text:span></text:p>
      <text:p text:style-name="P59"><text:span text:style-name="ch2_5f_default.Operator">&lt;</text:span><text:span text:style-name="ch2_5f_default.Name">th</text:span><text:span text:style-name="ch2_5f_default.Operator">&gt;</text:span><text:span text:style-name="ch2_5f_default.Name">Числитель</text:span><text:span text:style-name="ch2_5f_default.Operator">&lt;/</text:span><text:span text:style-name="ch2_5f_default.Name">th</text:span><text:span text:style-name="ch2_5f_default.Operator">&gt;</text:span></text:p>
      <text:p text:style-name="P59"><text:span text:style-name="ch2_5f_default.Operator">&lt;</text:span><text:span text:style-name="ch2_5f_default.Name">th</text:span><text:span text:style-name="ch2_5f_default.Operator">&gt;</text:span><text:span text:style-name="ch2_5f_default.Name">Знаменатель</text:span><text:span text:style-name="ch2_5f_default.Operator">&lt;/</text:span><text:span text:style-name="ch2_5f_default.Name">th</text:span><text:span text:style-name="ch2_5f_default.Operator">&gt;</text:span></text:p>
      <text:p text:style-name="P59"><text:span text:style-name="ch2_5f_default.Operator">&lt;/</text:span><text:span text:style-name="ch2_5f_default.Name">tr</text:span><text:span text:style-name="ch2_5f_default.Operator">&gt;</text:span></text:p>
      <text:p text:style-name="P59"><text:span text:style-name="ch2_5f_default.Operator">&lt;</text:span><text:span text:style-name="ch2_5f_default.Name">tr</text:span><text:span text:style-name="ch2_5f_default.Operator">&gt;</text:span></text:p>
      <text:p text:style-name="P59"><text:span text:style-name="ch2_5f_default.Operator">&lt;</text:span><text:span text:style-name="ch2_5f_default.Name">td</text:span><text:span text:style-name="ch2_5f_default.Operator">&gt;</text:span><text:span text:style-name="ch2_5f_default.Literal.Number.Integer">8</text:span><text:span text:style-name="ch2_5f_default.Operator">:</text:span><text:span text:style-name="ch2_5f_default.Literal.Number.Integer">30-10</text:span><text:span text:style-name="ch2_5f_default.Operator">:</text:span><text:span text:style-name="ch2_5f_default.Literal.Number.Oct">05</text:span><text:span text:style-name="ch2_5f_default.Operator">&lt;/</text:span><text:span text:style-name="ch2_5f_default.Name">td</text:span><text:span text:style-name="ch2_5f_default.Operator">&gt;</text:span></text:p>
      <text:p text:style-name="P59"><text:span text:style-name="ch2_5f_default.Operator">&lt;</text:span><text:span text:style-name="ch2_5f_default.Name">td</text:span><text:span text:style-name="ch2_5f_default.Operator">&gt;</text:span><text:span text:style-name="ch2_5f_default.Punctuation">(</text:span><text:span text:style-name="ch2_5f_default.Name">лаб</text:span><text:span text:style-name="ch2_5f_default.Punctuation">)</text:span><text:span text:style-name="ch2_5f_default.Text.Whitespace"> </text:span><text:span text:style-name="ch2_5f_default.Name">Языки</text:span><text:span text:style-name="ch2_5f_default.Text.Whitespace"> </text:span><text:span text:style-name="ch2_5f_default.Name">интернет</text:span><text:span text:style-name="ch2_5f_default.Operator">-</text:span><text:span text:style-name="ch2_5f_default.Name">программирования</text:span><text:span text:style-name="ch2_5f_default.Text.Whitespace"> </text:span><text:span text:style-name="ch2_5f_default.Name">каф</text:span><text:span text:style-name="ch2_5f_default.Punctuation">.</text:span><text:span text:style-name="ch2_5f_default.Text.Whitespace"> </text:span><text:span text:style-name="ch2_5f_default.Name">ИУ6</text:span><text:span text:style-name="ch2_5f_default.Operator">&lt;/</text:span><text:span text:style-name="ch2_5f_default.Name">td</text:span><text:span text:style-name="ch2_5f_default.Operator">&gt;</text:span></text:p>
      <text:p text:style-name="P59"><text:soft-page-break/><text:span text:style-name="ch2_5f_default.Operator">&lt;</text:span><text:span text:style-name="ch2_5f_default.Name">td</text:span><text:span text:style-name="ch2_5f_default.Operator">&gt;&lt;/</text:span><text:span text:style-name="ch2_5f_default.Name">td</text:span><text:span text:style-name="ch2_5f_default.Operator">&gt;</text:span></text:p>
      <text:p text:style-name="P59"><text:span text:style-name="ch2_5f_default.Operator">&lt;/</text:span><text:span text:style-name="ch2_5f_default.Name">tr</text:span><text:span text:style-name="ch2_5f_default.Operator">&gt;</text:span></text:p>
      <text:p text:style-name="P59"><text:span text:style-name="ch2_5f_default.Operator">&lt;</text:span><text:span text:style-name="ch2_5f_default.Name">tr</text:span><text:span text:style-name="ch2_5f_default.Operator">&gt;</text:span></text:p>
      <text:p text:style-name="P59"><text:span text:style-name="ch2_5f_default.Operator">&lt;</text:span><text:span text:style-name="ch2_5f_default.Name">td</text:span><text:span text:style-name="ch2_5f_default.Operator">&gt;</text:span><text:span text:style-name="ch2_5f_default.Literal.Number.Integer">10</text:span><text:span text:style-name="ch2_5f_default.Operator">:</text:span><text:span text:style-name="ch2_5f_default.Literal.Number.Integer">15</text:span><text:span text:style-name="ch2_5f_default.Text.Whitespace"> </text:span><text:span text:style-name="ch2_5f_default.Operator">-</text:span><text:span text:style-name="ch2_5f_default.Text.Whitespace"> </text:span><text:span text:style-name="ch2_5f_default.Literal.Number.Integer">11</text:span><text:span text:style-name="ch2_5f_default.Operator">:</text:span><text:span text:style-name="ch2_5f_default.Literal.Number.Integer">50</text:span><text:span text:style-name="ch2_5f_default.Operator">&lt;/</text:span><text:span text:style-name="ch2_5f_default.Name">td</text:span><text:span text:style-name="ch2_5f_default.Operator">&gt;</text:span></text:p>
      <text:p text:style-name="P59"><text:span text:style-name="ch2_5f_default.Operator">&lt;</text:span><text:span text:style-name="ch2_5f_default.Name">td</text:span><text:span text:style-name="ch2_5f_default.Operator">&gt;</text:span><text:span text:style-name="ch2_5f_default.Punctuation">(</text:span><text:span text:style-name="ch2_5f_default.Name">лаб</text:span><text:span text:style-name="ch2_5f_default.Punctuation">)</text:span><text:span text:style-name="ch2_5f_default.Text.Whitespace"> </text:span><text:span text:style-name="ch2_5f_default.Name">Языки</text:span><text:span text:style-name="ch2_5f_default.Text.Whitespace"> </text:span><text:span text:style-name="ch2_5f_default.Name">интернет</text:span><text:span text:style-name="ch2_5f_default.Operator">-</text:span><text:span text:style-name="ch2_5f_default.Name">программирования</text:span><text:span text:style-name="ch2_5f_default.Text.Whitespace"> </text:span><text:span text:style-name="ch2_5f_default.Name">каф</text:span><text:span text:style-name="ch2_5f_default.Punctuation">.</text:span><text:span text:style-name="ch2_5f_default.Text.Whitespace"> </text:span><text:span text:style-name="ch2_5f_default.Name">ИУ6</text:span><text:span text:style-name="ch2_5f_default.Operator">&lt;/</text:span><text:span text:style-name="ch2_5f_default.Name">td</text:span><text:span text:style-name="ch2_5f_default.Operator">&gt;</text:span></text:p>
      <text:p text:style-name="P59"><text:span text:style-name="ch2_5f_default.Operator">&lt;</text:span><text:span text:style-name="ch2_5f_default.Name">td</text:span><text:span text:style-name="ch2_5f_default.Operator">&gt;&lt;/</text:span><text:span text:style-name="ch2_5f_default.Name">td</text:span><text:span text:style-name="ch2_5f_default.Operator">&gt;</text:span></text:p>
      <text:p text:style-name="P59"><text:span text:style-name="ch2_5f_default.Operator">&lt;/</text:span><text:span text:style-name="ch2_5f_default.Name">tr</text:span><text:span text:style-name="ch2_5f_default.Operator">&gt;</text:span></text:p>
      <text:p text:style-name="P59"><text:span text:style-name="ch2_5f_default.Operator">&lt;</text:span><text:span text:style-name="ch2_5f_default.Name">tr</text:span><text:span text:style-name="ch2_5f_default.Operator">&gt;</text:span></text:p>
      <text:p text:style-name="P59"><text:span text:style-name="ch2_5f_default.Operator">&lt;</text:span><text:span text:style-name="ch2_5f_default.Name">td</text:span><text:span text:style-name="ch2_5f_default.Operator">&gt;</text:span><text:span text:style-name="ch2_5f_default.Literal.Number.Integer">12</text:span><text:span text:style-name="ch2_5f_default.Operator">:</text:span><text:span text:style-name="ch2_5f_default.Literal.Number.Oct">00</text:span><text:span text:style-name="ch2_5f_default.Text.Whitespace"> </text:span><text:span text:style-name="ch2_5f_default.Operator">-</text:span><text:span text:style-name="ch2_5f_default.Text.Whitespace"> </text:span><text:span text:style-name="ch2_5f_default.Literal.Number.Integer">13</text:span><text:span text:style-name="ch2_5f_default.Operator">:</text:span><text:span text:style-name="ch2_5f_default.Literal.Number.Integer">35</text:span><text:span text:style-name="ch2_5f_default.Operator">&lt;/</text:span><text:span text:style-name="ch2_5f_default.Name">td</text:span><text:span text:style-name="ch2_5f_default.Operator">&gt;</text:span></text:p>
      <text:p text:style-name="P59"><text:span text:style-name="ch2_5f_default.Operator">&lt;</text:span><text:span text:style-name="ch2_5f_default.Name">td</text:span><text:span text:style-name="ch2_5f_default.Text.Whitespace"> </text:span><text:span text:style-name="ch2_5f_default.Name">colspan</text:span><text:span text:style-name="ch2_5f_default.Operator">=</text:span><text:span text:style-name="ch2_5f_default.Literal.String">"2"</text:span><text:span text:style-name="ch2_5f_default.Operator">&gt;</text:span><text:span text:style-name="ch2_5f_default.Punctuation">(</text:span><text:span text:style-name="ch2_5f_default.Name">лек</text:span><text:span text:style-name="ch2_5f_default.Punctuation">)</text:span><text:span text:style-name="ch2_5f_default.Text.Whitespace"> </text:span><text:span text:style-name="ch2_5f_default.Name">Языки</text:span><text:span text:style-name="ch2_5f_default.Text.Whitespace"> </text:span><text:span text:style-name="ch2_5f_default.Name">интернет</text:span><text:span text:style-name="ch2_5f_default.Operator">-</text:span><text:span text:style-name="ch2_5f_default.Name">программирования</text:span><text:span text:style-name="ch2_5f_default.Text.Whitespace"> </text:span><text:span text:style-name="ch2_5f_default.Literal.Number.Integer">501</text:span><text:span text:style-name="ch2_5f_default.Name">ю</text:span><text:span text:style-name="ch2_5f_default.Text.Whitespace"> </text:span><text:span text:style-name="ch2_5f_default.Name">Самарев</text:span><text:span text:style-name="ch2_5f_default.Text.Whitespace"> </text:span><text:span text:style-name="ch2_5f_default.Name">Р</text:span><text:span text:style-name="ch2_5f_default.Punctuation">.</text:span><text:span text:style-name="ch2_5f_default.Text.Whitespace"> </text:span><text:span text:style-name="ch2_5f_default.Name">С</text:span><text:span text:style-name="ch2_5f_default.Punctuation">.</text:span><text:span text:style-name="ch2_5f_default.Operator">&lt;/</text:span><text:span text:style-name="ch2_5f_default.Name">td</text:span><text:span text:style-name="ch2_5f_default.Operator">&gt;</text:span></text:p>
      <text:p text:style-name="P59"><text:span text:style-name="ch2_5f_default.Operator">&lt;/</text:span><text:span text:style-name="ch2_5f_default.Name">tr</text:span><text:span text:style-name="ch2_5f_default.Operator">&gt;</text:span></text:p>
      <text:p text:style-name="P59"><text:span text:style-name="ch2_5f_default.Operator">&lt;</text:span><text:span text:style-name="ch2_5f_default.Name">tr</text:span><text:span text:style-name="ch2_5f_default.Operator">&gt;</text:span></text:p>
      <text:p text:style-name="P59"><text:span text:style-name="ch2_5f_default.Operator">&lt;</text:span><text:span text:style-name="ch2_5f_default.Name">td</text:span><text:span text:style-name="ch2_5f_default.Operator">&gt;</text:span><text:span text:style-name="ch2_5f_default.Literal.Number.Integer">13</text:span><text:span text:style-name="ch2_5f_default.Operator">:</text:span><text:span text:style-name="ch2_5f_default.Literal.Number.Integer">50</text:span><text:span text:style-name="ch2_5f_default.Text.Whitespace"> </text:span><text:span text:style-name="ch2_5f_default.Operator">-</text:span><text:span text:style-name="ch2_5f_default.Text.Whitespace"> </text:span><text:span text:style-name="ch2_5f_default.Literal.Number.Integer">15</text:span><text:span text:style-name="ch2_5f_default.Operator">:</text:span><text:span text:style-name="ch2_5f_default.Literal.Number.Integer">25</text:span><text:span text:style-name="ch2_5f_default.Operator">&lt;/</text:span><text:span text:style-name="ch2_5f_default.Name">td</text:span><text:span text:style-name="ch2_5f_default.Operator">&gt;</text:span></text:p>
      <text:p text:style-name="P59"><text:span text:style-name="ch2_5f_default.Operator">&lt;</text:span><text:span text:style-name="ch2_5f_default.Name">td</text:span><text:span text:style-name="ch2_5f_default.Text.Whitespace"> </text:span><text:span text:style-name="ch2_5f_default.Name">colspan</text:span><text:span text:style-name="ch2_5f_default.Operator">=</text:span><text:span text:style-name="ch2_5f_default.Literal.String">"2"</text:span><text:span text:style-name="ch2_5f_default.Operator">&gt;</text:span><text:span text:style-name="ch2_5f_default.Punctuation">(</text:span><text:span text:style-name="ch2_5f_default.Name">лек</text:span><text:span text:style-name="ch2_5f_default.Punctuation">)</text:span><text:span text:style-name="ch2_5f_default.Text.Whitespace"> </text:span><text:span text:style-name="ch2_5f_default.Name">Базы</text:span><text:span text:style-name="ch2_5f_default.Text.Whitespace"> </text:span><text:span text:style-name="ch2_5f_default.Name">данных</text:span><text:span text:style-name="ch2_5f_default.Text.Whitespace"> </text:span><text:span text:style-name="ch2_5f_default.Literal.Number.Integer">501</text:span><text:span text:style-name="ch2_5f_default.Name">ю</text:span><text:span text:style-name="ch2_5f_default.Text.Whitespace"> </text:span><text:span text:style-name="ch2_5f_default.Name">Фомин</text:span><text:span text:style-name="ch2_5f_default.Text.Whitespace"> </text:span><text:span text:style-name="ch2_5f_default.Name">М</text:span><text:span text:style-name="ch2_5f_default.Punctuation">.</text:span><text:span text:style-name="ch2_5f_default.Text.Whitespace"> </text:span><text:span text:style-name="ch2_5f_default.Name">М</text:span><text:span text:style-name="ch2_5f_default.Punctuation">.</text:span><text:span text:style-name="ch2_5f_default.Operator">&lt;/</text:span><text:span text:style-name="ch2_5f_default.Name">td</text:span><text:span text:style-name="ch2_5f_default.Operator">&gt;</text:span></text:p>
      <text:p text:style-name="P59"><text:span text:style-name="ch2_5f_default.Operator">&lt;/</text:span><text:span text:style-name="ch2_5f_default.Name">tr</text:span><text:span text:style-name="ch2_5f_default.Operator">&gt;</text:span></text:p>
      <text:p text:style-name="P59"><text:span text:style-name="ch2_5f_default.Operator">&lt;</text:span><text:span text:style-name="ch2_5f_default.Name">tr</text:span><text:span text:style-name="ch2_5f_default.Operator">&gt;</text:span></text:p>
      <text:p text:style-name="P59"><text:span text:style-name="ch2_5f_default.Operator">&lt;</text:span><text:span text:style-name="ch2_5f_default.Name">td</text:span><text:span text:style-name="ch2_5f_default.Operator">&gt;</text:span><text:span text:style-name="ch2_5f_default.Literal.Number.Integer">15</text:span><text:span text:style-name="ch2_5f_default.Operator">:</text:span><text:span text:style-name="ch2_5f_default.Literal.Number.Integer">40</text:span><text:span text:style-name="ch2_5f_default.Text.Whitespace"> </text:span><text:span text:style-name="ch2_5f_default.Operator">-</text:span><text:span text:style-name="ch2_5f_default.Text.Whitespace"> </text:span><text:span text:style-name="ch2_5f_default.Literal.Number.Integer">17</text:span><text:span text:style-name="ch2_5f_default.Operator">:</text:span><text:span text:style-name="ch2_5f_default.Literal.Number.Integer">15</text:span><text:span text:style-name="ch2_5f_default.Operator">&lt;/</text:span><text:span text:style-name="ch2_5f_default.Name">td</text:span><text:span text:style-name="ch2_5f_default.Operator">&gt;</text:span></text:p>
      <text:p text:style-name="P59"><text:span text:style-name="ch2_5f_default.Operator">&lt;</text:span><text:span text:style-name="ch2_5f_default.Name">td</text:span><text:span text:style-name="ch2_5f_default.Operator">&gt;&lt;/</text:span><text:span text:style-name="ch2_5f_default.Name">td</text:span><text:span text:style-name="ch2_5f_default.Operator">&gt;</text:span></text:p>
      <text:p text:style-name="P59"><text:span text:style-name="ch2_5f_default.Operator">&lt;</text:span><text:span text:style-name="ch2_5f_default.Name">td</text:span><text:span text:style-name="ch2_5f_default.Operator">&gt;</text:span><text:span text:style-name="ch2_5f_default.Punctuation">(</text:span><text:span text:style-name="ch2_5f_default.Name">сем</text:span><text:span text:style-name="ch2_5f_default.Punctuation">)</text:span><text:span text:style-name="ch2_5f_default.Text.Whitespace"> </text:span><text:span text:style-name="ch2_5f_default.Name">Базы</text:span><text:span text:style-name="ch2_5f_default.Text.Whitespace"> </text:span><text:span text:style-name="ch2_5f_default.Name">данных</text:span><text:span text:style-name="ch2_5f_default.Text.Whitespace"> </text:span><text:span text:style-name="ch2_5f_default.Literal.Number.Integer">427</text:span><text:span text:style-name="ch2_5f_default.Name">ю</text:span><text:span text:style-name="ch2_5f_default.Text.Whitespace"> </text:span><text:span text:style-name="ch2_5f_default.Name">Фомин</text:span><text:span text:style-name="ch2_5f_default.Text.Whitespace"> </text:span><text:span text:style-name="ch2_5f_default.Name">М</text:span><text:span text:style-name="ch2_5f_default.Punctuation">.</text:span><text:span text:style-name="ch2_5f_default.Text.Whitespace"> </text:span><text:span text:style-name="ch2_5f_default.Name">М</text:span><text:span text:style-name="ch2_5f_default.Punctuation">.</text:span><text:span text:style-name="ch2_5f_default.Operator">&lt;/</text:span><text:span text:style-name="ch2_5f_default.Name">td</text:span><text:span text:style-name="ch2_5f_default.Operator">&gt;</text:span></text:p>
      <text:p text:style-name="P59"><text:span text:style-name="ch2_5f_default.Operator">&lt;/</text:span><text:span text:style-name="ch2_5f_default.Name">tr</text:span><text:span text:style-name="ch2_5f_default.Operator">&gt;</text:span></text:p>
      <text:p text:style-name="P59"><text:span text:style-name="ch2_5f_default.Operator">&lt;</text:span><text:span text:style-name="ch2_5f_default.Name">tr</text:span><text:span text:style-name="ch2_5f_default.Operator">&gt;</text:span></text:p>
      <text:p text:style-name="P59"><text:span text:style-name="ch2_5f_default.Operator">&lt;</text:span><text:span text:style-name="ch2_5f_default.Name">td</text:span><text:span text:style-name="ch2_5f_default.Operator">&gt;</text:span><text:span text:style-name="ch2_5f_default.Literal.Number.Integer">17</text:span><text:span text:style-name="ch2_5f_default.Operator">:</text:span><text:span text:style-name="ch2_5f_default.Literal.Number.Integer">25</text:span><text:span text:style-name="ch2_5f_default.Text.Whitespace"> </text:span><text:span text:style-name="ch2_5f_default.Operator">-</text:span><text:span text:style-name="ch2_5f_default.Text.Whitespace"> </text:span><text:span text:style-name="ch2_5f_default.Literal.Number.Integer">19</text:span><text:span text:style-name="ch2_5f_default.Operator">:</text:span><text:span text:style-name="ch2_5f_default.Literal.Number.Oct">00</text:span><text:span text:style-name="ch2_5f_default.Operator">&lt;/</text:span><text:span text:style-name="ch2_5f_default.Name">td</text:span><text:span text:style-name="ch2_5f_default.Operator">&gt;</text:span></text:p>
      <text:p text:style-name="P59"><text:span text:style-name="ch2_5f_default.Operator">&lt;</text:span><text:span text:style-name="ch2_5f_default.Name">td</text:span><text:span text:style-name="ch2_5f_default.Operator">&gt;&lt;/</text:span><text:span text:style-name="ch2_5f_default.Name">td</text:span><text:span text:style-name="ch2_5f_default.Operator">&gt;</text:span></text:p>
      <text:p text:style-name="P59"><text:span text:style-name="ch2_5f_default.Operator">&lt;</text:span><text:span text:style-name="ch2_5f_default.Name">td</text:span><text:span text:style-name="ch2_5f_default.Operator">&gt;&lt;/</text:span><text:span text:style-name="ch2_5f_default.Name">td</text:span><text:span text:style-name="ch2_5f_default.Operator">&gt;</text:span></text:p>
      <text:p text:style-name="P59"><text:span text:style-name="ch2_5f_default.Operator">&lt;/</text:span><text:span text:style-name="ch2_5f_default.Name">tr</text:span><text:span text:style-name="ch2_5f_default.Operator">&gt;</text:span></text:p>
      <text:p text:style-name="P59"><text:span text:style-name="ch2_5f_default.Operator">&lt;/</text:span><text:span text:style-name="ch2_5f_default.Name">table</text:span><text:span text:style-name="ch2_5f_default.Operator">&gt;</text:span></text:p>
      <text:p text:style-name="P59"><text:span text:style-name="ch2_5f_default.Operator">&lt;/</text:span><text:span text:style-name="ch2_5f_default.Name">div</text:span><text:span text:style-name="ch2_5f_default.Operator">&gt;</text:span></text:p>
      <text:p text:style-name="P59"><text:span text:style-name="ch2_5f_default.Operator">&lt;</text:span><text:span text:style-name="ch2_5f_default.Name">p</text:span><text:span text:style-name="ch2_5f_default.Text.Whitespace"> </text:span><text:span text:style-name="ch2_5f_default.Keyword">class</text:span><text:span text:style-name="ch2_5f_default.Operator">=</text:span><text:span text:style-name="ch2_5f_default.Literal.String">"text"</text:span><text:span text:style-name="ch2_5f_default.Operator">&gt;</text:span><text:span text:style-name="ch2_5f_default.Name">Divs</text:span><text:span text:style-name="ch2_5f_default.Operator">&lt;/</text:span><text:span text:style-name="ch2_5f_default.Name">p</text:span><text:span text:style-name="ch2_5f_default.Operator">&gt;</text:span></text:p>
      <text:p text:style-name="P59"><text:span text:style-name="ch2_5f_default.Operator">&lt;</text:span><text:span text:style-name="ch2_5f_default.Name">div</text:span><text:span text:style-name="ch2_5f_default.Text.Whitespace"> </text:span><text:span text:style-name="ch2_5f_default.Keyword">class</text:span><text:span text:style-name="ch2_5f_default.Operator">=</text:span><text:span text:style-name="ch2_5f_default.Literal.String">"container blue"</text:span><text:span text:style-name="ch2_5f_default.Operator">&gt;</text:span></text:p>
      <text:p text:style-name="P59"><text:span text:style-name="ch2_5f_default.Operator">&lt;</text:span><text:span text:style-name="ch2_5f_default.Name">div</text:span><text:span text:style-name="ch2_5f_default.Text.Whitespace"> </text:span><text:span text:style-name="ch2_5f_default.Keyword">class</text:span><text:span text:style-name="ch2_5f_default.Operator">=</text:span><text:span text:style-name="ch2_5f_default.Literal.String">"row my-purple"</text:span><text:span text:style-name="ch2_5f_default.Operator">&gt;</text:span></text:p>
      <text:p text:style-name="P59"><text:span text:style-name="ch2_5f_default.Operator">&lt;</text:span><text:span text:style-name="ch2_5f_default.Name">div</text:span><text:span text:style-name="ch2_5f_default.Text.Whitespace"> </text:span><text:span text:style-name="ch2_5f_default.Keyword">class</text:span><text:span text:style-name="ch2_5f_default.Operator">=</text:span><text:span text:style-name="ch2_5f_default.Literal.String">"col-1 col main"</text:span><text:span text:style-name="ch2_5f_default.Operator">&gt;&lt;</text:span><text:span text:style-name="ch2_5f_default.Keyword">strong</text:span><text:span text:style-name="ch2_5f_default.Operator">&gt;</text:span><text:span text:style-name="ch2_5f_default.Name">ПН</text:span><text:span text:style-name="ch2_5f_default.Operator">&lt;/</text:span><text:span text:style-name="ch2_5f_default.Keyword">strong</text:span><text:span text:style-name="ch2_5f_default.Operator">&gt;&lt;/</text:span><text:span text:style-name="ch2_5f_default.Name">div</text:span><text:span text:style-name="ch2_5f_default.Operator">&gt;</text:span></text:p>
      <text:p text:style-name="P59"><text:span text:style-name="ch2_5f_default.Operator">&lt;</text:span><text:span text:style-name="ch2_5f_default.Name">div</text:span><text:span text:style-name="ch2_5f_default.Text.Whitespace"> </text:span><text:span text:style-name="ch2_5f_default.Keyword">class</text:span><text:span text:style-name="ch2_5f_default.Operator">=</text:span><text:span text:style-name="ch2_5f_default.Literal.String">"col-11"</text:span><text:span text:style-name="ch2_5f_default.Operator">&gt;</text:span></text:p>
      <text:p text:style-name="P59"><text:span text:style-name="ch2_5f_default.Operator">&lt;</text:span><text:span text:style-name="ch2_5f_default.Name">div</text:span><text:span text:style-name="ch2_5f_default.Text.Whitespace"> </text:span><text:span text:style-name="ch2_5f_default.Keyword">class</text:span><text:span text:style-name="ch2_5f_default.Operator">=</text:span><text:span text:style-name="ch2_5f_default.Literal.String">"row"</text:span><text:span text:style-name="ch2_5f_default.Operator">&gt;</text:span></text:p>
      <text:p text:style-name="P59"><text:span text:style-name="ch2_5f_default.Operator">&lt;</text:span><text:span text:style-name="ch2_5f_default.Name">div</text:span><text:span text:style-name="ch2_5f_default.Text.Whitespace"> </text:span><text:span text:style-name="ch2_5f_default.Keyword">class</text:span><text:span text:style-name="ch2_5f_default.Operator">=</text:span><text:span text:style-name="ch2_5f_default.Literal.String">"col-2 col"</text:span><text:span text:style-name="ch2_5f_default.Operator">&gt;&lt;</text:span><text:span text:style-name="ch2_5f_default.Keyword">strong</text:span><text:span text:style-name="ch2_5f_default.Operator">&gt;</text:span><text:span text:style-name="ch2_5f_default.Name">Время</text:span><text:span text:style-name="ch2_5f_default.Operator">&lt;/</text:span><text:span text:style-name="ch2_5f_default.Keyword">strong</text:span><text:span text:style-name="ch2_5f_default.Operator">&gt;&lt;/</text:span><text:span text:style-name="ch2_5f_default.Name">div</text:span><text:span text:style-name="ch2_5f_default.Operator">&gt;</text:span></text:p>
      <text:p text:style-name="P59"><text:span text:style-name="ch2_5f_default.Operator">&lt;</text:span><text:span text:style-name="ch2_5f_default.Name">div</text:span><text:span text:style-name="ch2_5f_default.Text.Whitespace"> </text:span><text:span text:style-name="ch2_5f_default.Keyword">class</text:span><text:span text:style-name="ch2_5f_default.Operator">=</text:span><text:span text:style-name="ch2_5f_default.Literal.String">"col-5 col"</text:span><text:span text:style-name="ch2_5f_default.Operator">&gt;&lt;</text:span><text:span text:style-name="ch2_5f_default.Keyword">strong</text:span><text:span text:style-name="ch2_5f_default.Operator">&gt;</text:span><text:span text:style-name="ch2_5f_default.Name">Числитель</text:span><text:span text:style-name="ch2_5f_default.Operator">&lt;/</text:span><text:span text:style-name="ch2_5f_default.Keyword">strong</text:span><text:span text:style-name="ch2_5f_default.Operator">&gt;&lt;/</text:span><text:span text:style-name="ch2_5f_default.Name">div</text:span><text:span text:style-name="ch2_5f_default.Operator">&gt;</text:span></text:p>
      <text:p text:style-name="P59"><text:span text:style-name="ch2_5f_default.Operator">&lt;</text:span><text:span text:style-name="ch2_5f_default.Name">div</text:span><text:span text:style-name="ch2_5f_default.Text.Whitespace"> </text:span><text:span text:style-name="ch2_5f_default.Keyword">class</text:span><text:span text:style-name="ch2_5f_default.Operator">=</text:span><text:span text:style-name="ch2_5f_default.Literal.String">"col-5 col"</text:span><text:span text:style-name="ch2_5f_default.Operator">&gt;&lt;</text:span><text:span text:style-name="ch2_5f_default.Keyword">strong</text:span><text:span text:style-name="ch2_5f_default.Operator">&gt;</text:span><text:span text:style-name="ch2_5f_default.Name">Знаменатель</text:span><text:span text:style-name="ch2_5f_default.Operator">&lt;/</text:span><text:span text:style-name="ch2_5f_default.Keyword">strong</text:span><text:span text:style-name="ch2_5f_default.Operator">&gt;&lt;/</text:span><text:span text:style-name="ch2_5f_default.Name">div</text:span><text:span text:style-name="ch2_5f_default.Operator">&gt;</text:span></text:p>
      <text:p text:style-name="P59"><text:span text:style-name="ch2_5f_default.Operator">&lt;/</text:span><text:span text:style-name="ch2_5f_default.Name">div</text:span><text:span text:style-name="ch2_5f_default.Operator">&gt;</text:span></text:p>
      <text:p text:style-name="P59"><text:span text:style-name="ch2_5f_default.Operator">&lt;</text:span><text:span text:style-name="ch2_5f_default.Name">div</text:span><text:span text:style-name="ch2_5f_default.Text.Whitespace"> </text:span><text:span text:style-name="ch2_5f_default.Keyword">class</text:span><text:span text:style-name="ch2_5f_default.Operator">=</text:span><text:span text:style-name="ch2_5f_default.Literal.String">"row text"</text:span><text:span text:style-name="ch2_5f_default.Operator">&gt;</text:span></text:p>
      <text:p text:style-name="P59"><text:span text:style-name="ch2_5f_default.Operator">&lt;</text:span><text:span text:style-name="ch2_5f_default.Name">div</text:span><text:span text:style-name="ch2_5f_default.Text.Whitespace"> </text:span><text:span text:style-name="ch2_5f_default.Keyword">class</text:span><text:span text:style-name="ch2_5f_default.Operator">=</text:span><text:span text:style-name="ch2_5f_default.Literal.String">"col-2 col"</text:span><text:span text:style-name="ch2_5f_default.Operator">&gt;</text:span><text:span text:style-name="ch2_5f_default.Literal.Number.Integer">8</text:span><text:span text:style-name="ch2_5f_default.Operator">:</text:span><text:span text:style-name="ch2_5f_default.Literal.Number.Integer">30-10</text:span><text:span text:style-name="ch2_5f_default.Operator">:</text:span><text:span text:style-name="ch2_5f_default.Literal.Number.Oct">05</text:span><text:span text:style-name="ch2_5f_default.Operator">&lt;/</text:span><text:span text:style-name="ch2_5f_default.Name">div</text:span><text:span text:style-name="ch2_5f_default.Operator">&gt;</text:span></text:p>
      <text:p text:style-name="P59"><text:span text:style-name="ch2_5f_default.Operator">&lt;</text:span><text:span text:style-name="ch2_5f_default.Name">div</text:span><text:span text:style-name="ch2_5f_default.Text.Whitespace"> </text:span><text:span text:style-name="ch2_5f_default.Keyword">class</text:span><text:span text:style-name="ch2_5f_default.Operator">=</text:span><text:span text:style-name="ch2_5f_default.Literal.String">"col-5 col"</text:span><text:span text:style-name="ch2_5f_default.Operator">&gt;</text:span><text:span text:style-name="ch2_5f_default.Punctuation">(</text:span><text:span text:style-name="ch2_5f_default.Name">сем</text:span><text:span text:style-name="ch2_5f_default.Punctuation">)</text:span><text:span text:style-name="ch2_5f_default.Text.Whitespace"> </text:span><text:span text:style-name="ch2_5f_default.Name">Теория</text:span><text:span text:style-name="ch2_5f_default.Text.Whitespace"> </text:span><text:span text:style-name="ch2_5f_default.Name">вероятностей</text:span><text:span text:style-name="ch2_5f_default.Text.Whitespace"> </text:span><text:span text:style-name="ch2_5f_default.Name">и</text:span><text:span text:style-name="ch2_5f_default.Text.Whitespace"> </text:span><text:span text:style-name="ch2_5f_default.Name">математическая</text:span><text:span text:style-name="ch2_5f_default.Text.Whitespace"> </text:span><text:span text:style-name="ch2_5f_default.Name">статистика</text:span><text:span text:style-name="ch2_5f_default.Text.Whitespace"> </text:span><text:span text:style-name="ch2_5f_default.Literal.Number.Integer">1035</text:span><text:span text:style-name="ch2_5f_default.Name">л</text:span><text:span text:style-name="ch2_5f_default.Operator">&lt;/</text:span><text:span text:style-name="ch2_5f_default.Name">div</text:span><text:span text:style-name="ch2_5f_default.Operator">&gt;</text:span></text:p>
      <text:p text:style-name="P59"><text:span text:style-name="ch2_5f_default.Operator">&lt;</text:span><text:span text:style-name="ch2_5f_default.Name">div</text:span><text:span text:style-name="ch2_5f_default.Text.Whitespace"> </text:span><text:span text:style-name="ch2_5f_default.Keyword">class</text:span><text:span text:style-name="ch2_5f_default.Operator">=</text:span><text:span text:style-name="ch2_5f_default.Literal.String">"col-5 col"</text:span><text:span text:style-name="ch2_5f_default.Operator">&gt;</text:span><text:span text:style-name="ch2_5f_default.Punctuation">(</text:span><text:span text:style-name="ch2_5f_default.Name">лек</text:span><text:span text:style-name="ch2_5f_default.Punctuation">)</text:span><text:span text:style-name="ch2_5f_default.Text.Whitespace"> </text:span><text:span text:style-name="ch2_5f_default.Name">Теория</text:span><text:span text:style-name="ch2_5f_default.Text.Whitespace"> </text:span><text:span text:style-name="ch2_5f_default.Name">вероятностей</text:span><text:span text:style-name="ch2_5f_default.Text.Whitespace"> </text:span><text:span text:style-name="ch2_5f_default.Name">и</text:span><text:span text:style-name="ch2_5f_default.Text.Whitespace"> </text:span><text:span text:style-name="ch2_5f_default.Name">мат</text:span><text:span text:style-name="ch2_5f_default.Text.Whitespace"> </text:span><text:span text:style-name="ch2_5f_default.Name">стат</text:span><text:span text:style-name="ch2_5f_default.Text.Whitespace"> </text:span><text:span text:style-name="ch2_5f_default.Literal.Number.Integer">218</text:span><text:span text:style-name="ch2_5f_default.Name">л</text:span><text:span text:style-name="ch2_5f_default.Text.Whitespace"> </text:span><text:span text:style-name="ch2_5f_default.Name">Горяинов</text:span><text:span text:style-name="ch2_5f_default.Text.Whitespace"> </text:span><text:span text:style-name="ch2_5f_default.Name">В</text:span><text:span text:style-name="ch2_5f_default.Punctuation">.</text:span><text:span text:style-name="ch2_5f_default.Text.Whitespace"> </text:span><text:span text:style-name="ch2_5f_default.Name">Б</text:span><text:span text:style-name="ch2_5f_default.Punctuation">.</text:span><text:span text:style-name="ch2_5f_default.Operator">&lt;/</text:span><text:span text:style-name="ch2_5f_default.Name">div</text:span><text:span text:style-name="ch2_5f_default.Operator">&gt;</text:span></text:p>
      <text:p text:style-name="P59"><text:span text:style-name="ch2_5f_default.Operator">&lt;/</text:span><text:span text:style-name="ch2_5f_default.Name">div</text:span><text:span text:style-name="ch2_5f_default.Operator">&gt;</text:span></text:p>
      <text:p text:style-name="P59"><text:span text:style-name="ch2_5f_default.Operator">&lt;</text:span><text:span text:style-name="ch2_5f_default.Name">div</text:span><text:span text:style-name="ch2_5f_default.Text.Whitespace"> </text:span><text:span text:style-name="ch2_5f_default.Keyword">class</text:span><text:span text:style-name="ch2_5f_default.Operator">=</text:span><text:span text:style-name="ch2_5f_default.Literal.String">"row text"</text:span><text:span text:style-name="ch2_5f_default.Operator">&gt;</text:span></text:p>
      <text:p text:style-name="P59"><text:span text:style-name="ch2_5f_default.Operator">&lt;</text:span><text:span text:style-name="ch2_5f_default.Name">div</text:span><text:span text:style-name="ch2_5f_default.Text.Whitespace"> </text:span><text:span text:style-name="ch2_5f_default.Keyword">class</text:span><text:span text:style-name="ch2_5f_default.Operator">=</text:span><text:span text:style-name="ch2_5f_default.Literal.String">"col-2 col"</text:span><text:span text:style-name="ch2_5f_default.Operator">&gt;</text:span><text:span text:style-name="ch2_5f_default.Literal.Number.Integer">10</text:span><text:span text:style-name="ch2_5f_default.Operator">:</text:span><text:span text:style-name="ch2_5f_default.Literal.Number.Integer">15</text:span><text:span text:style-name="ch2_5f_default.Text.Whitespace"> </text:span><text:span text:style-name="ch2_5f_default.Operator">-</text:span><text:span text:style-name="ch2_5f_default.Text.Whitespace"> </text:span><text:span text:style-name="ch2_5f_default.Literal.Number.Integer">11</text:span><text:span text:style-name="ch2_5f_default.Operator">:</text:span><text:span text:style-name="ch2_5f_default.Literal.Number.Integer">50</text:span><text:span text:style-name="ch2_5f_default.Operator">&lt;/</text:span><text:span text:style-name="ch2_5f_default.Name">div</text:span><text:span text:style-name="ch2_5f_default.Operator">&gt;</text:span></text:p>
      <text:p text:style-name="P59"><text:span text:style-name="ch2_5f_default.Operator">&lt;</text:span><text:span text:style-name="ch2_5f_default.Name">div</text:span><text:span text:style-name="ch2_5f_default.Text.Whitespace"> </text:span><text:span text:style-name="ch2_5f_default.Keyword">class</text:span><text:span text:style-name="ch2_5f_default.Operator">=</text:span><text:span text:style-name="ch2_5f_default.Literal.String">"col-10 col"</text:span><text:span text:style-name="ch2_5f_default.Operator">&gt;</text:span><text:span text:style-name="ch2_5f_default.Punctuation">(</text:span><text:span text:style-name="ch2_5f_default.Name">лек</text:span><text:span text:style-name="ch2_5f_default.Punctuation">)</text:span><text:span text:style-name="ch2_5f_default.Text.Whitespace"> </text:span><text:span text:style-name="ch2_5f_default.Name">Языки</text:span><text:span text:style-name="ch2_5f_default.Text.Whitespace"> </text:span><text:span text:style-name="ch2_5f_default.Name">интернет</text:span><text:span text:style-name="ch2_5f_default.Operator">-</text:span><text:span text:style-name="ch2_5f_default.Name">программирования</text:span><text:span text:style-name="ch2_5f_default.Text.Whitespace"> </text:span><text:span text:style-name="ch2_5f_default.Literal.Number.Integer">501</text:span><text:span text:style-name="ch2_5f_default.Name">ю</text:span><text:span text:style-name="ch2_5f_default.Text.Whitespace"> </text:span><text:span text:style-name="ch2_5f_default.Name">Самарев</text:span><text:span text:style-name="ch2_5f_default.Text.Whitespace"> </text:span><text:span text:style-name="ch2_5f_default.Name">Р</text:span><text:span text:style-name="ch2_5f_default.Punctuation">.</text:span><text:span text:style-name="ch2_5f_default.Text.Whitespace"> </text:span><text:span text:style-name="ch2_5f_default.Name">С</text:span><text:span text:style-name="ch2_5f_default.Punctuation">.</text:span><text:span text:style-name="ch2_5f_default.Operator">&lt;/</text:span><text:span text:style-name="ch2_5f_default.Name">div</text:span><text:span text:style-name="ch2_5f_default.Operator">&gt;</text:span></text:p>
      <text:p text:style-name="P59"><text:span text:style-name="ch2_5f_default.Operator">&lt;/</text:span><text:span text:style-name="ch2_5f_default.Name">div</text:span><text:span text:style-name="ch2_5f_default.Operator">&gt;</text:span></text:p>
      <text:p text:style-name="P59"><text:span text:style-name="ch2_5f_default.Operator">&lt;</text:span><text:span text:style-name="ch2_5f_default.Name">div</text:span><text:span text:style-name="ch2_5f_default.Text.Whitespace"> </text:span><text:span text:style-name="ch2_5f_default.Keyword">class</text:span><text:span text:style-name="ch2_5f_default.Operator">=</text:span><text:span text:style-name="ch2_5f_default.Literal.String">"row text"</text:span><text:span text:style-name="ch2_5f_default.Operator">&gt;</text:span></text:p>
      <text:p text:style-name="P59"><text:span text:style-name="ch2_5f_default.Operator">&lt;</text:span><text:span text:style-name="ch2_5f_default.Name">div</text:span><text:span text:style-name="ch2_5f_default.Text.Whitespace"> </text:span><text:span text:style-name="ch2_5f_default.Keyword">class</text:span><text:span text:style-name="ch2_5f_default.Operator">=</text:span><text:span text:style-name="ch2_5f_default.Literal.String">"col-2 col"</text:span><text:span text:style-name="ch2_5f_default.Operator">&gt;</text:span><text:span text:style-name="ch2_5f_default.Literal.Number.Integer">12</text:span><text:span text:style-name="ch2_5f_default.Operator">:</text:span><text:span text:style-name="ch2_5f_default.Literal.Number.Oct">00</text:span><text:span text:style-name="ch2_5f_default.Text.Whitespace"> </text:span><text:span text:style-name="ch2_5f_default.Operator">-</text:span><text:span text:style-name="ch2_5f_default.Text.Whitespace"> </text:span><text:span text:style-name="ch2_5f_default.Literal.Number.Integer">13</text:span><text:span text:style-name="ch2_5f_default.Operator">:</text:span><text:span text:style-name="ch2_5f_default.Literal.Number.Integer">35</text:span><text:span text:style-name="ch2_5f_default.Operator">&lt;/</text:span><text:span text:style-name="ch2_5f_default.Name">div</text:span><text:span text:style-name="ch2_5f_default.Operator">&gt;</text:span></text:p>
      <text:p text:style-name="P59"><text:span text:style-name="ch2_5f_default.Operator">&lt;</text:span><text:span text:style-name="ch2_5f_default.Name">div</text:span><text:span text:style-name="ch2_5f_default.Text.Whitespace"> </text:span><text:span text:style-name="ch2_5f_default.Keyword">class</text:span><text:span text:style-name="ch2_5f_default.Operator">=</text:span><text:span text:style-name="ch2_5f_default.Literal.String">"col-10 col"</text:span><text:span text:style-name="ch2_5f_default.Operator">&gt;</text:span><text:span text:style-name="ch2_5f_default.Punctuation">(</text:span><text:span text:style-name="ch2_5f_default.Name">лек</text:span><text:span text:style-name="ch2_5f_default.Punctuation">)</text:span><text:span text:style-name="ch2_5f_default.Text.Whitespace"> </text:span><text:span text:style-name="ch2_5f_default.Name">Базы</text:span><text:span text:style-name="ch2_5f_default.Text.Whitespace"> </text:span><text:span text:style-name="ch2_5f_default.Name">данных</text:span><text:span text:style-name="ch2_5f_default.Text.Whitespace"> </text:span><text:span text:style-name="ch2_5f_default.Literal.Number.Integer">501</text:span><text:span text:style-name="ch2_5f_default.Name">ю</text:span><text:span text:style-name="ch2_5f_default.Text.Whitespace"> </text:span><text:span text:style-name="ch2_5f_default.Name">Фомин</text:span><text:span text:style-name="ch2_5f_default.Text.Whitespace"> </text:span><text:span text:style-name="ch2_5f_default.Name">М</text:span><text:span text:style-name="ch2_5f_default.Punctuation">.</text:span><text:span text:style-name="ch2_5f_default.Text.Whitespace"> </text:span><text:span text:style-name="ch2_5f_default.Name">М</text:span><text:span text:style-name="ch2_5f_default.Punctuation">.</text:span><text:span text:style-name="ch2_5f_default.Operator">&lt;/</text:span><text:span text:style-name="ch2_5f_default.Name">div</text:span><text:span text:style-name="ch2_5f_default.Operator">&gt;</text:span></text:p>
      <text:p text:style-name="P59"><text:span text:style-name="ch2_5f_default.Operator">&lt;/</text:span><text:span text:style-name="ch2_5f_default.Name">div</text:span><text:span text:style-name="ch2_5f_default.Operator">&gt;</text:span></text:p>
      <text:p text:style-name="P59"><text:soft-page-break/><text:span text:style-name="ch2_5f_default.Operator">&lt;</text:span><text:span text:style-name="ch2_5f_default.Name">div</text:span><text:span text:style-name="ch2_5f_default.Text.Whitespace"> </text:span><text:span text:style-name="ch2_5f_default.Keyword">class</text:span><text:span text:style-name="ch2_5f_default.Operator">=</text:span><text:span text:style-name="ch2_5f_default.Literal.String">"row text"</text:span><text:span text:style-name="ch2_5f_default.Operator">&gt;</text:span></text:p>
      <text:p text:style-name="P59"><text:span text:style-name="ch2_5f_default.Operator">&lt;</text:span><text:span text:style-name="ch2_5f_default.Name">div</text:span><text:span text:style-name="ch2_5f_default.Text.Whitespace"> </text:span><text:span text:style-name="ch2_5f_default.Keyword">class</text:span><text:span text:style-name="ch2_5f_default.Operator">=</text:span><text:span text:style-name="ch2_5f_default.Literal.String">"col-2 col"</text:span><text:span text:style-name="ch2_5f_default.Operator">&gt;</text:span><text:span text:style-name="ch2_5f_default.Literal.Number.Integer">13</text:span><text:span text:style-name="ch2_5f_default.Operator">:</text:span><text:span text:style-name="ch2_5f_default.Literal.Number.Integer">50</text:span><text:span text:style-name="ch2_5f_default.Text.Whitespace"> </text:span><text:span text:style-name="ch2_5f_default.Operator">-</text:span><text:span text:style-name="ch2_5f_default.Text.Whitespace"> </text:span><text:span text:style-name="ch2_5f_default.Literal.Number.Integer">15</text:span><text:span text:style-name="ch2_5f_default.Operator">:</text:span><text:span text:style-name="ch2_5f_default.Literal.Number.Integer">25</text:span><text:span text:style-name="ch2_5f_default.Operator">&lt;/</text:span><text:span text:style-name="ch2_5f_default.Name">div</text:span><text:span text:style-name="ch2_5f_default.Operator">&gt;</text:span></text:p>
      <text:p text:style-name="P59"><text:span text:style-name="ch2_5f_default.Operator">&lt;</text:span><text:span text:style-name="ch2_5f_default.Name">div</text:span><text:span text:style-name="ch2_5f_default.Text.Whitespace"> </text:span><text:span text:style-name="ch2_5f_default.Keyword">class</text:span><text:span text:style-name="ch2_5f_default.Operator">=</text:span><text:span text:style-name="ch2_5f_default.Literal.String">"col-5 col"</text:span><text:span text:style-name="ch2_5f_default.Operator">&gt;&lt;/</text:span><text:span text:style-name="ch2_5f_default.Name">div</text:span><text:span text:style-name="ch2_5f_default.Operator">&gt;</text:span></text:p>
      <text:p text:style-name="P59"><text:span text:style-name="ch2_5f_default.Operator">&lt;</text:span><text:span text:style-name="ch2_5f_default.Name">div</text:span><text:span text:style-name="ch2_5f_default.Text.Whitespace"> </text:span><text:span text:style-name="ch2_5f_default.Keyword">class</text:span><text:span text:style-name="ch2_5f_default.Operator">=</text:span><text:span text:style-name="ch2_5f_default.Literal.String">"col-5 col"</text:span><text:span text:style-name="ch2_5f_default.Operator">&gt;</text:span><text:span text:style-name="ch2_5f_default.Punctuation">(</text:span><text:span text:style-name="ch2_5f_default.Name">сем</text:span><text:span text:style-name="ch2_5f_default.Punctuation">)</text:span><text:span text:style-name="ch2_5f_default.Text.Whitespace"> </text:span><text:span text:style-name="ch2_5f_default.Name">Базы</text:span><text:span text:style-name="ch2_5f_default.Text.Whitespace"> </text:span><text:span text:style-name="ch2_5f_default.Name">данных</text:span><text:span text:style-name="ch2_5f_default.Text.Whitespace"> </text:span><text:span text:style-name="ch2_5f_default.Literal.Number.Integer">427</text:span><text:span text:style-name="ch2_5f_default.Name">ю</text:span><text:span text:style-name="ch2_5f_default.Text.Whitespace"> </text:span><text:span text:style-name="ch2_5f_default.Name">Фомин</text:span><text:span text:style-name="ch2_5f_default.Text.Whitespace"> </text:span><text:span text:style-name="ch2_5f_default.Name">М</text:span><text:span text:style-name="ch2_5f_default.Punctuation">.</text:span><text:span text:style-name="ch2_5f_default.Text.Whitespace"> </text:span><text:span text:style-name="ch2_5f_default.Name">М</text:span><text:span text:style-name="ch2_5f_default.Punctuation">.</text:span></text:p>
      <text:p text:style-name="P59"><text:span text:style-name="ch2_5f_default.Literal.Number.Integer">17</text:span><text:span text:style-name="ch2_5f_default.Operator">:</text:span><text:span text:style-name="ch2_5f_default.Literal.Number.Integer">25</text:span><text:span text:style-name="ch2_5f_default.Text.Whitespace"> </text:span><text:span text:style-name="ch2_5f_default.Operator">-</text:span><text:span text:style-name="ch2_5f_default.Text.Whitespace"> </text:span><text:span text:style-name="ch2_5f_default.Literal.Number.Integer">19</text:span><text:span text:style-name="ch2_5f_default.Operator">:</text:span><text:span text:style-name="ch2_5f_default.Literal.Number.Oct">00</text:span><text:span text:style-name="ch2_5f_default.Text.Whitespace"> </text:span></text:p>
      <text:p text:style-name="P59"><text:span text:style-name="ch2_5f_default.Operator">&lt;/</text:span><text:span text:style-name="ch2_5f_default.Name">div</text:span><text:span text:style-name="ch2_5f_default.Operator">&gt;</text:span></text:p>
      <text:p text:style-name="P59"><text:span text:style-name="ch2_5f_default.Operator">&lt;/</text:span><text:span text:style-name="ch2_5f_default.Name">div</text:span><text:span text:style-name="ch2_5f_default.Operator">&gt;</text:span></text:p>
      <text:p text:style-name="P59"><text:span text:style-name="ch2_5f_default.Operator">&lt;</text:span><text:span text:style-name="ch2_5f_default.Name">div</text:span><text:span text:style-name="ch2_5f_default.Text.Whitespace"> </text:span><text:span text:style-name="ch2_5f_default.Keyword">class</text:span><text:span text:style-name="ch2_5f_default.Operator">=</text:span><text:span text:style-name="ch2_5f_default.Literal.String">"row text"</text:span><text:span text:style-name="ch2_5f_default.Operator">&gt;</text:span></text:p>
      <text:p text:style-name="P59"><text:span text:style-name="ch2_5f_default.Operator">&lt;</text:span><text:span text:style-name="ch2_5f_default.Name">div</text:span><text:span text:style-name="ch2_5f_default.Text.Whitespace"> </text:span><text:span text:style-name="ch2_5f_default.Keyword">class</text:span><text:span text:style-name="ch2_5f_default.Operator">=</text:span><text:span text:style-name="ch2_5f_default.Literal.String">"col-2 col"</text:span><text:span text:style-name="ch2_5f_default.Operator">&gt;</text:span><text:span text:style-name="ch2_5f_default.Literal.Number.Integer">15</text:span><text:span text:style-name="ch2_5f_default.Operator">:</text:span><text:span text:style-name="ch2_5f_default.Literal.Number.Integer">40</text:span><text:span text:style-name="ch2_5f_default.Text.Whitespace"> </text:span><text:span text:style-name="ch2_5f_default.Operator">-</text:span><text:span text:style-name="ch2_5f_default.Text.Whitespace"> </text:span><text:span text:style-name="ch2_5f_default.Literal.Number.Integer">17</text:span><text:span text:style-name="ch2_5f_default.Operator">:</text:span><text:span text:style-name="ch2_5f_default.Literal.Number.Integer">15</text:span><text:span text:style-name="ch2_5f_default.Operator">&lt;/</text:span><text:span text:style-name="ch2_5f_default.Name">div</text:span><text:span text:style-name="ch2_5f_default.Operator">&gt;</text:span></text:p>
      <text:p text:style-name="P59"><text:span text:style-name="ch2_5f_default.Operator">&lt;</text:span><text:span text:style-name="ch2_5f_default.Name">div</text:span><text:span text:style-name="ch2_5f_default.Text.Whitespace"> </text:span><text:span text:style-name="ch2_5f_default.Keyword">class</text:span><text:span text:style-name="ch2_5f_default.Operator">=</text:span><text:span text:style-name="ch2_5f_default.Literal.String">"col-5 col"</text:span><text:span text:style-name="ch2_5f_default.Operator">&gt;&lt;/</text:span><text:span text:style-name="ch2_5f_default.Name">div</text:span><text:span text:style-name="ch2_5f_default.Operator">&gt;</text:span></text:p>
      <text:p text:style-name="P59"><text:span text:style-name="ch2_5f_default.Operator">&lt;</text:span><text:span text:style-name="ch2_5f_default.Name">div</text:span><text:span text:style-name="ch2_5f_default.Text.Whitespace"> </text:span><text:span text:style-name="ch2_5f_default.Keyword">class</text:span><text:span text:style-name="ch2_5f_default.Operator">=</text:span><text:span text:style-name="ch2_5f_default.Literal.String">"col-5 col"</text:span><text:span text:style-name="ch2_5f_default.Operator">&gt;&lt;/</text:span><text:span text:style-name="ch2_5f_default.Name">div</text:span><text:span text:style-name="ch2_5f_default.Operator">&gt;</text:span></text:p>
      <text:p text:style-name="P59"><text:span text:style-name="ch2_5f_default.Operator">&lt;/</text:span><text:span text:style-name="ch2_5f_default.Name">div</text:span><text:span text:style-name="ch2_5f_default.Operator">&gt;</text:span></text:p>
      <text:p text:style-name="P59"><text:span text:style-name="ch2_5f_default.Operator">&lt;</text:span><text:span text:style-name="ch2_5f_default.Name">div</text:span><text:span text:style-name="ch2_5f_default.Text.Whitespace"> </text:span><text:span text:style-name="ch2_5f_default.Keyword">class</text:span><text:span text:style-name="ch2_5f_default.Operator">=</text:span><text:span text:style-name="ch2_5f_default.Literal.String">"row text"</text:span><text:span text:style-name="ch2_5f_default.Operator">&gt;</text:span></text:p>
      <text:p text:style-name="P59"><text:span text:style-name="ch2_5f_default.Operator">&lt;</text:span><text:span text:style-name="ch2_5f_default.Name">div</text:span><text:span text:style-name="ch2_5f_default.Text.Whitespace"> </text:span><text:span text:style-name="ch2_5f_default.Keyword">class</text:span><text:span text:style-name="ch2_5f_default.Operator">=</text:span><text:span text:style-name="ch2_5f_default.Literal.String">"col-2 col"</text:span><text:span text:style-name="ch2_5f_default.Operator">&gt;</text:span><text:span text:style-name="ch2_5f_default.Literal.Number.Integer">17</text:span><text:span text:style-name="ch2_5f_default.Operator">:</text:span><text:span text:style-name="ch2_5f_default.Literal.Number.Integer">25</text:span><text:span text:style-name="ch2_5f_default.Text.Whitespace"> </text:span><text:span text:style-name="ch2_5f_default.Operator">-</text:span><text:span text:style-name="ch2_5f_default.Text.Whitespace"> </text:span><text:span text:style-name="ch2_5f_default.Literal.Number.Integer">19</text:span><text:span text:style-name="ch2_5f_default.Operator">:</text:span><text:span text:style-name="ch2_5f_default.Literal.Number.Oct">00</text:span><text:span text:style-name="ch2_5f_default.Operator">&lt;/</text:span><text:span text:style-name="ch2_5f_default.Name">div</text:span><text:span text:style-name="ch2_5f_default.Operator">&gt;</text:span></text:p>
      <text:p text:style-name="P59"><text:span text:style-name="ch2_5f_default.Operator">&lt;</text:span><text:span text:style-name="ch2_5f_default.Name">div</text:span><text:span text:style-name="ch2_5f_default.Text.Whitespace"> </text:span><text:span text:style-name="ch2_5f_default.Keyword">class</text:span><text:span text:style-name="ch2_5f_default.Operator">=</text:span><text:span text:style-name="ch2_5f_default.Literal.String">"col-5 col"</text:span><text:span text:style-name="ch2_5f_default.Operator">&gt;&lt;/</text:span><text:span text:style-name="ch2_5f_default.Name">div</text:span><text:span text:style-name="ch2_5f_default.Operator">&gt;</text:span></text:p>
      <text:p text:style-name="P59"><text:span text:style-name="ch2_5f_default.Operator">&lt;</text:span><text:span text:style-name="ch2_5f_default.Name">div</text:span><text:span text:style-name="ch2_5f_default.Text.Whitespace"> </text:span><text:span text:style-name="ch2_5f_default.Keyword">class</text:span><text:span text:style-name="ch2_5f_default.Operator">=</text:span><text:span text:style-name="ch2_5f_default.Literal.String">"col-5 col"</text:span><text:span text:style-name="ch2_5f_default.Operator">&gt;&lt;/</text:span><text:span text:style-name="ch2_5f_default.Name">div</text:span><text:span text:style-name="ch2_5f_default.Operator">&gt;</text:span></text:p>
      <text:p text:style-name="P59"><text:span text:style-name="ch2_5f_default.Operator">&lt;/</text:span><text:span text:style-name="ch2_5f_default.Name">div</text:span><text:span text:style-name="ch2_5f_default.Operator">&gt;</text:span></text:p>
      <text:p text:style-name="P59"><text:span text:style-name="ch2_5f_default.Operator">&lt;/</text:span><text:span text:style-name="ch2_5f_default.Name">div</text:span><text:span text:style-name="ch2_5f_default.Operator">&gt;</text:span></text:p>
      <text:p text:style-name="P59"><text:span text:style-name="ch2_5f_default.Operator">&lt;/</text:span><text:span text:style-name="ch2_5f_default.Name">div</text:span><text:span text:style-name="ch2_5f_default.Operator">&gt;</text:span></text:p>
      <text:p text:style-name="P59"><text:span text:style-name="ch2_5f_default.Operator">&lt;/</text:span><text:span text:style-name="ch2_5f_default.Name">div</text:span><text:span text:style-name="ch2_5f_default.Operator">&gt;</text:span></text:p>
      <text:p text:style-name="P59"><text:span text:style-name="ch2_5f_default.Operator">&lt;/</text:span><text:span text:style-name="ch2_5f_default.Name">main</text:span><text:span text:style-name="ch2_5f_default.Operator">&gt;</text:span></text:p>
      <text:p text:style-name="P59"><text:span text:style-name="ch2_5f_default.Operator">&lt;/</text:span><text:span text:style-name="ch2_5f_default.Name">body</text:span><text:span text:style-name="ch2_5f_default.Operator">&gt;</text:span></text:p>
      <text:p text:style-name="P59"><text:span text:style-name="ch2_5f_default.Operator">&lt;/</text:span><text:span text:style-name="ch2_5f_default.Name">html</text:span><text:span text:style-name="ch2_5f_default.Operator">&gt;</text:span></text:p>
      <text:p text:style-name="P65"/>
      <text:p text:style-name="P54"><text:span text:style-name="ch2_5f_default.Punctuation"><text:span text:style-name="T13"/></text:span></text:p>
      <text:p text:style-name="P48"/>
      <text:p text:style-name="P34"><text:span text:style-name="T10">File name: </text:span><text:span text:style-name="T14">style.css</text:span></text:p>
      <text:p text:style-name="P55"><text:span text:style-name="ch2_5f_default.Name.Function"><text:span text:style-name="T34">body</text:span></text:span><text:span text:style-name="ch2_5f_default.Text.Whitespace"><text:span text:style-name="T34"> </text:span></text:span><text:span text:style-name="ch2_5f_default.Error"><text:span text:style-name="T34">{</text:span></text:span></text:p>
      <text:p text:style-name="P58"><text:span text:style-name="ch2_5f_default.Name.Label">align-items:</text:span><text:span text:style-name="ch2_5f_default.Text.Whitespace"> </text:span><text:span text:style-name="ch2_5f_default.Name.Function">center</text:span><text:span text:style-name="ch2_5f_default.Comment.Single">;</text:span></text:p>
      <text:p text:style-name="P58"><text:span text:style-name="ch2_5f_default.Name.Label">justify-content:</text:span><text:span text:style-name="ch2_5f_default.Text.Whitespace"> </text:span><text:span text:style-name="ch2_5f_default.Name.Function">center</text:span><text:span text:style-name="ch2_5f_default.Comment.Single">;</text:span></text:p>
      <text:p text:style-name="P58"><text:span text:style-name="ch2_5f_default.Name.Label">display:</text:span><text:span text:style-name="ch2_5f_default.Text.Whitespace"> </text:span><text:span text:style-name="ch2_5f_default.Name.Function">flex</text:span><text:span text:style-name="ch2_5f_default.Comment.Single">;</text:span></text:p>
      <text:p text:style-name="P58"><text:span text:style-name="ch2_5f_default.Name.Label">background:</text:span><text:span text:style-name="ch2_5f_default.Text.Whitespace"> </text:span><text:span text:style-name="ch2_5f_default.Comment.Single">#5998c5;</text:span></text:p>
      <text:p text:style-name="P58"><text:span text:style-name="ch2_5f_default.Error">}</text:span></text:p>
      <text:p text:style-name="P58"><text:span text:style-name="ch2_5f_default.Name.Attribute">.table</text:span><text:span text:style-name="ch2_5f_default.Text.Whitespace"> </text:span><text:span text:style-name="ch2_5f_default.Name.Constant">table</text:span><text:span text:style-name="ch2_5f_default.Text.Whitespace"> </text:span><text:span text:style-name="ch2_5f_default.Error">{</text:span></text:p>
      <text:p text:style-name="P58"><text:span text:style-name="ch2_5f_default.Name.Label">width:</text:span><text:span text:style-name="ch2_5f_default.Text.Whitespace"> </text:span><text:span text:style-name="ch2_5f_default.Error">100%</text:span><text:span text:style-name="ch2_5f_default.Comment.Single">;</text:span></text:p>
      <text:p text:style-name="P58"><text:span text:style-name="ch2_5f_default.Name.Label">margin:</text:span><text:span text:style-name="ch2_5f_default.Text.Whitespace"> </text:span><text:span text:style-name="ch2_5f_default.Error">10</text:span><text:span text:style-name="ch2_5f_default.Name.Function">px</text:span><text:span text:style-name="ch2_5f_default.Comment.Single">;</text:span></text:p>
      <text:p text:style-name="P58"><text:span text:style-name="ch2_5f_default.Name.Label">padding:</text:span><text:span text:style-name="ch2_5f_default.Text.Whitespace"> </text:span><text:span text:style-name="ch2_5f_default.Error">10</text:span><text:span text:style-name="ch2_5f_default.Name.Function">px</text:span><text:span text:style-name="ch2_5f_default.Comment.Single">;</text:span></text:p>
      <text:p text:style-name="P58"><text:span text:style-name="ch2_5f_default.Name.Label">text-align:</text:span><text:span text:style-name="ch2_5f_default.Text.Whitespace"> </text:span><text:span text:style-name="ch2_5f_default.Name.Function">center</text:span><text:span text:style-name="ch2_5f_default.Comment.Single">;</text:span></text:p>
      <text:p text:style-name="P58"><text:span text:style-name="ch2_5f_default.Name.Label">border:</text:span><text:span text:style-name="ch2_5f_default.Text.Whitespace"> </text:span><text:span text:style-name="ch2_5f_default.Error">2</text:span><text:span text:style-name="ch2_5f_default.Name.Function">px</text:span><text:span text:style-name="ch2_5f_default.Text.Whitespace"> </text:span><text:span text:style-name="ch2_5f_default.Name.Constant">solid</text:span><text:span text:style-name="ch2_5f_default.Text.Whitespace"> </text:span><text:span text:style-name="ch2_5f_default.Name.Constant">black</text:span><text:span text:style-name="ch2_5f_default.Comment.Single">;</text:span></text:p>
      <text:p text:style-name="P58"><text:span text:style-name="ch2_5f_default.Name.Label">background:</text:span><text:span text:style-name="ch2_5f_default.Text.Whitespace"> </text:span><text:span text:style-name="ch2_5f_default.Comment.Single">#095aa1;</text:span></text:p>
      <text:p text:style-name="P58"><text:span text:style-name="ch2_5f_default.Error">}</text:span></text:p>
      <text:p text:style-name="P58"><text:span text:style-name="ch2_5f_default.Name.Attribute">.table</text:span><text:span text:style-name="ch2_5f_default.Text.Whitespace"> </text:span><text:span text:style-name="ch2_5f_default.Name.Constant">th</text:span><text:span text:style-name="ch2_5f_default.Text.Whitespace"> </text:span><text:span text:style-name="ch2_5f_default.Error">{</text:span></text:p>
      <text:p text:style-name="P58"><text:span text:style-name="ch2_5f_default.Name.Label">background-color:</text:span><text:span text:style-name="ch2_5f_default.Text.Whitespace"> </text:span><text:span text:style-name="ch2_5f_default.Comment.Single">#a0fe1c;</text:span></text:p>
      <text:p text:style-name="P58"><text:span text:style-name="ch2_5f_default.Name.Label">border:</text:span><text:span text:style-name="ch2_5f_default.Text.Whitespace"> </text:span><text:span text:style-name="ch2_5f_default.Error">1</text:span><text:span text:style-name="ch2_5f_default.Name.Function">px</text:span><text:span text:style-name="ch2_5f_default.Text.Whitespace"> </text:span><text:span text:style-name="ch2_5f_default.Name.Constant">solid</text:span><text:span text:style-name="ch2_5f_default.Text.Whitespace"> </text:span><text:span text:style-name="ch2_5f_default.Name.Constant">black</text:span><text:span text:style-name="ch2_5f_default.Comment.Single">;</text:span></text:p>
      <text:p text:style-name="P58"><text:span text:style-name="ch2_5f_default.Error">}</text:span></text:p>
      <text:p text:style-name="P58"><text:span text:style-name="ch2_5f_default.Name.Attribute">.table</text:span><text:span text:style-name="ch2_5f_default.Text.Whitespace"> </text:span><text:span text:style-name="ch2_5f_default.Name.Constant">tr</text:span><text:span text:style-name="ch2_5f_default.Text.Whitespace"> </text:span><text:span text:style-name="ch2_5f_default.Error">{</text:span></text:p>
      <text:p text:style-name="P58"><text:span text:style-name="ch2_5f_default.Name.Label">width:</text:span><text:span text:style-name="ch2_5f_default.Text.Whitespace"> </text:span><text:span text:style-name="ch2_5f_default.Error">100%</text:span><text:span text:style-name="ch2_5f_default.Comment.Single">;</text:span></text:p>
      <text:p text:style-name="P58"><text:span text:style-name="ch2_5f_default.Name.Label">height:</text:span><text:span text:style-name="ch2_5f_default.Text.Whitespace"> </text:span><text:span text:style-name="ch2_5f_default.Error">30</text:span><text:span text:style-name="ch2_5f_default.Name.Function">px</text:span><text:span text:style-name="ch2_5f_default.Comment.Single">;</text:span></text:p>
      <text:p text:style-name="P58"><text:span text:style-name="ch2_5f_default.Error">}</text:span></text:p>
      <text:p text:style-name="P58"><text:span text:style-name="ch2_5f_default.Name.Attribute">.table</text:span><text:span text:style-name="ch2_5f_default.Text.Whitespace"> </text:span><text:span text:style-name="ch2_5f_default.Punctuation">*</text:span><text:span text:style-name="ch2_5f_default.Text.Whitespace"> </text:span><text:span text:style-name="ch2_5f_default.Error">{</text:span></text:p>
      <text:p text:style-name="P58"><text:span text:style-name="ch2_5f_default.Name.Label">border:</text:span><text:span text:style-name="ch2_5f_default.Text.Whitespace"> </text:span><text:span text:style-name="ch2_5f_default.Error">1</text:span><text:span text:style-name="ch2_5f_default.Name.Function">px</text:span><text:span text:style-name="ch2_5f_default.Text.Whitespace"> </text:span><text:span text:style-name="ch2_5f_default.Name.Constant">solid</text:span><text:span text:style-name="ch2_5f_default.Text.Whitespace"> </text:span><text:span text:style-name="ch2_5f_default.Name.Constant">black</text:span><text:span text:style-name="ch2_5f_default.Comment.Single">;</text:span></text:p>
      <text:p text:style-name="P58"><text:span text:style-name="ch2_5f_default.Error">}</text:span></text:p>
      <text:p text:style-name="P58"><text:soft-page-break/><text:span text:style-name="ch2_5f_default.Name.Attribute">.text</text:span><text:span text:style-name="ch2_5f_default.Text.Whitespace"> </text:span><text:span text:style-name="ch2_5f_default.Error">{</text:span></text:p>
      <text:p text:style-name="P58"><text:span text:style-name="ch2_5f_default.Name.Label">letter-spacing:</text:span><text:span text:style-name="ch2_5f_default.Text.Whitespace"> </text:span><text:span text:style-name="ch2_5f_default.Name.Function">.007em</text:span><text:span text:style-name="ch2_5f_default.Comment.Single">;</text:span></text:p>
      <text:p text:style-name="P58"><text:span text:style-name="ch2_5f_default.Name.Label">font-family:</text:span><text:span text:style-name="ch2_5f_default.Text.Whitespace"> </text:span><text:span text:style-name="ch2_5f_default.Name.Function">SF</text:span><text:span text:style-name="ch2_5f_default.Text.Whitespace"> </text:span><text:span text:style-name="ch2_5f_default.Name.Constant">Pro</text:span><text:span text:style-name="ch2_5f_default.Text.Whitespace"> </text:span><text:span text:style-name="ch2_5f_default.Name.Constant">Display</text:span><text:span text:style-name="ch2_5f_default.Punctuation">,</text:span><text:span text:style-name="ch2_5f_default.Name.Constant">SF</text:span><text:span text:style-name="ch2_5f_default.Text.Whitespace"> </text:span><text:span text:style-name="ch2_5f_default.Name.Constant">Pro</text:span><text:span text:style-name="ch2_5f_default.Text.Whitespace"> </text:span><text:span text:style-name="ch2_5f_default.Name.Constant">Icons</text:span><text:span text:style-name="ch2_5f_default.Punctuation">,</text:span><text:span text:style-name="ch2_5f_default.Name.Constant">Helvetica</text:span><text:span text:style-name="ch2_5f_default.Text.Whitespace"> </text:span><text:span text:style-name="ch2_5f_default.Name.Constant">Neue</text:span><text:span text:style-name="ch2_5f_default.Punctuation">,</text:span><text:span text:style-name="ch2_5f_default.Name.Constant">Helvetica</text:span><text:span text:style-name="ch2_5f_default.Punctuation">,</text:span><text:span text:style-name="ch2_5f_default.Name.Constant">Arial</text:span><text:span text:style-name="ch2_5f_default.Punctuation">,</text:span><text:span text:style-name="ch2_5f_default.Name.Constant">sans-serif</text:span><text:span text:style-name="ch2_5f_default.Comment.Single">;</text:span></text:p>
      <text:p text:style-name="P58"><text:span text:style-name="ch2_5f_default.Name.Label">color:</text:span><text:span text:style-name="ch2_5f_default.Text.Whitespace"> </text:span><text:span text:style-name="ch2_5f_default.Comment.Single">#cecece;</text:span></text:p>
      <text:p text:style-name="P58"><text:span text:style-name="ch2_5f_default.Name.Label">font-weight:</text:span><text:span text:style-name="ch2_5f_default.Text.Whitespace"> </text:span><text:span text:style-name="ch2_5f_default.Error">600</text:span><text:span text:style-name="ch2_5f_default.Comment.Single">;</text:span></text:p>
      <text:p text:style-name="P58"><text:span text:style-name="ch2_5f_default.Name.Label">font-size:</text:span><text:span text:style-name="ch2_5f_default.Text.Whitespace"> </text:span><text:span text:style-name="ch2_5f_default.Error">17</text:span><text:span text:style-name="ch2_5f_default.Name.Function">px</text:span><text:span text:style-name="ch2_5f_default.Comment.Single">;</text:span></text:p>
      <text:p text:style-name="P58"><text:span text:style-name="ch2_5f_default.Name.Label">letter-spacing:</text:span><text:span text:style-name="ch2_5f_default.Text.Whitespace"> </text:span><text:span text:style-name="ch2_5f_default.Error">-0</text:span><text:span text:style-name="ch2_5f_default.Name.Function">.022em</text:span><text:span text:style-name="ch2_5f_default.Comment.Single">;</text:span></text:p>
      <text:p text:style-name="P58"><text:span text:style-name="ch2_5f_default.Error">}</text:span></text:p>
      <text:p text:style-name="P51"><text:span text:style-name="ch2_5f_default.Text.Whitespace"/></text:p>
      <text:p text:style-name="P58"><text:span text:style-name="ch2_5f_default.Name.Attribute">.my-purple</text:span><text:span text:style-name="ch2_5f_default.Text.Whitespace"> </text:span><text:span text:style-name="ch2_5f_default.Name.Constant">th</text:span><text:span text:style-name="ch2_5f_default.Punctuation">,</text:span><text:span text:style-name="ch2_5f_default.Text.Whitespace"> </text:span><text:span text:style-name="ch2_5f_default.Name.Constant">strong</text:span><text:span text:style-name="ch2_5f_default.Error">{</text:span></text:p>
      <text:p text:style-name="P58"><text:span text:style-name="ch2_5f_default.Name.Label">font-size:</text:span><text:span text:style-name="ch2_5f_default.Text.Whitespace"> </text:span><text:span text:style-name="ch2_5f_default.Error">28</text:span><text:span text:style-name="ch2_5f_default.Name.Function">px</text:span><text:span text:style-name="ch2_5f_default.Comment.Single">;</text:span></text:p>
      <text:p text:style-name="P58"><text:span text:style-name="ch2_5f_default.Name.Label">background-image:</text:span><text:span text:style-name="ch2_5f_default.Text.Whitespace"> </text:span><text:span text:style-name="ch2_5f_default.Name.Function">linear-gradient</text:span><text:span text:style-name="ch2_5f_default.Punctuation">(</text:span><text:span text:style-name="ch2_5f_default.Literal.Number.Integer">180</text:span><text:span text:style-name="ch2_5f_default.Name.Constant">deg</text:span><text:span text:style-name="ch2_5f_default.Punctuation">,</text:span><text:span text:style-name="ch2_5f_default.Comment.Single">#ffb6ff,#b344ff 10%,#ae38ff 33%,</text:span></text:p>
      <text:p text:style-name="P58"><text:span text:style-name="ch2_5f_default.Comment.Single">#ffb6ff 45%,#ffe3ff 50%,#ffb6ff 66%,#b344ff);</text:span></text:p>
      <text:p text:style-name="P58"><text:span text:style-name="ch2_5f_default.Name.Label">animation:</text:span><text:span text:style-name="ch2_5f_default.Text.Whitespace"> </text:span><text:span text:style-name="ch2_5f_default.Name.Function">gradientAnim2</text:span><text:span text:style-name="ch2_5f_default.Text.Whitespace"> </text:span><text:span text:style-name="ch2_5f_default.Literal.Number.Integer">8</text:span><text:span text:style-name="ch2_5f_default.Name.Constant">s</text:span><text:span text:style-name="ch2_5f_default.Text.Whitespace"> </text:span><text:span text:style-name="ch2_5f_default.Name.Constant">infinite</text:span><text:span text:style-name="ch2_5f_default.Comment.Single">;</text:span></text:p>
      <text:p text:style-name="P58"><text:span text:style-name="ch2_5f_default.Name.Label">background-position:</text:span><text:span text:style-name="ch2_5f_default.Text.Whitespace"> </text:span><text:span text:style-name="ch2_5f_default.Error">50%</text:span><text:span text:style-name="ch2_5f_default.Text.Whitespace"> </text:span><text:span text:style-name="ch2_5f_default.Error">0</text:span><text:span text:style-name="ch2_5f_default.Comment.Single">;</text:span></text:p>
      <text:p text:style-name="P58"><text:span text:style-name="ch2_5f_default.Name.Label">background-size:</text:span><text:span text:style-name="ch2_5f_default.Text.Whitespace"> </text:span><text:span text:style-name="ch2_5f_default.Error">100%</text:span><text:span text:style-name="ch2_5f_default.Text.Whitespace"> </text:span><text:span text:style-name="ch2_5f_default.Error">300%</text:span><text:span text:style-name="ch2_5f_default.Comment.Single">;</text:span></text:p>
      <text:p text:style-name="P58"><text:span text:style-name="ch2_5f_default.Name.Label">animation-delay:</text:span><text:span text:style-name="ch2_5f_default.Text.Whitespace"> </text:span><text:span text:style-name="ch2_5f_default.Error">0</text:span><text:span text:style-name="ch2_5f_default.Name.Function">ms</text:span><text:span text:style-name="ch2_5f_default.Comment.Single">;</text:span></text:p>
      <text:p text:style-name="P51"><text:span text:style-name="ch2_5f_default.Text.Whitespace"/></text:p>
      <text:p text:style-name="P58"><text:span text:style-name="ch2_5f_default.Name.Label">margin:</text:span><text:span text:style-name="ch2_5f_default.Text.Whitespace"> </text:span><text:span text:style-name="ch2_5f_default.Error">6</text:span><text:span text:style-name="ch2_5f_default.Name.Function">px</text:span><text:span text:style-name="ch2_5f_default.Text.Whitespace"> </text:span><text:span text:style-name="ch2_5f_default.Literal.Number.Integer">0</text:span><text:span text:style-name="ch2_5f_default.Comment.Single">;</text:span></text:p>
      <text:p text:style-name="P58"><text:span text:style-name="ch2_5f_default.Name.Label">padding-top:</text:span><text:span text:style-name="ch2_5f_default.Text.Whitespace"> </text:span><text:span text:style-name="ch2_5f_default.Error">0</text:span><text:span text:style-name="ch2_5f_default.Name.Function">.5px</text:span><text:span text:style-name="ch2_5f_default.Comment.Single">;</text:span></text:p>
      <text:p text:style-name="P51"><text:span text:style-name="ch2_5f_default.Text.Whitespace"/></text:p>
      <text:p text:style-name="P58"><text:span text:style-name="ch2_5f_default.Name.Label">color:</text:span><text:span text:style-name="ch2_5f_default.Text.Whitespace"> </text:span><text:span text:style-name="ch2_5f_default.Name.Function">transparent</text:span><text:span text:style-name="ch2_5f_default.Comment.Single">;</text:span></text:p>
      <text:p text:style-name="P58"><text:span text:style-name="ch2_5f_default.Error">-</text:span><text:span text:style-name="ch2_5f_default.Name.Label">webkit-background-clip:</text:span><text:span text:style-name="ch2_5f_default.Text.Whitespace"> </text:span><text:span text:style-name="ch2_5f_default.Name.Function">text</text:span><text:span text:style-name="ch2_5f_default.Comment.Single">;</text:span></text:p>
      <text:p text:style-name="P58"><text:span text:style-name="ch2_5f_default.Error">}</text:span></text:p>
      <text:p text:style-name="P58"><text:span text:style-name="ch2_5f_default.Error">@</text:span><text:span text:style-name="ch2_5f_default.Name.Function">keyframes</text:span><text:span text:style-name="ch2_5f_default.Text.Whitespace"> </text:span><text:span text:style-name="ch2_5f_default.Name.Constant">gradientAnim2</text:span><text:span text:style-name="ch2_5f_default.Text.Whitespace"> </text:span><text:span text:style-name="ch2_5f_default.Error">{</text:span></text:p>
      <text:p text:style-name="P58"><text:span text:style-name="ch2_5f_default.Error">{</text:span></text:p>
      <text:p text:style-name="P58"><text:span text:style-name="ch2_5f_default.Name.Label">background-position:</text:span><text:span text:style-name="ch2_5f_default.Error">50%</text:span><text:span text:style-name="ch2_5f_default.Text.Whitespace"> </text:span><text:span text:style-name="ch2_5f_default.Error">0</text:span><text:span text:style-name="ch2_5f_default.Text.Whitespace"> </text:span><text:span text:style-name="ch2_5f_default.Error">}</text:span></text:p>
      <text:p text:style-name="P58"><text:span text:style-name="ch2_5f_default.Text.Whitespace"><text:s/></text:span><text:span text:style-name="ch2_5f_default.Error">{</text:span></text:p>
      <text:p text:style-name="P58"><text:span text:style-name="ch2_5f_default.Name.Label">background-position:</text:span><text:span text:style-name="ch2_5f_default.Error">50%</text:span><text:span text:style-name="ch2_5f_default.Text.Whitespace"> </text:span><text:span text:style-name="ch2_5f_default.Error">100%</text:span></text:p>
      <text:p text:style-name="P58"><text:span text:style-name="ch2_5f_default.Error">}</text:span></text:p>
      <text:p text:style-name="P58"><text:span text:style-name="ch2_5f_default.Text.Whitespace"><text:s/></text:span><text:span text:style-name="ch2_5f_default.Error">{</text:span></text:p>
      <text:p text:style-name="P58"><text:span text:style-name="ch2_5f_default.Name.Label">background-position:</text:span><text:span text:style-name="ch2_5f_default.Error">50%</text:span><text:span text:style-name="ch2_5f_default.Text.Whitespace"> </text:span><text:span text:style-name="ch2_5f_default.Error">100%</text:span></text:p>
      <text:p text:style-name="P58"><text:span text:style-name="ch2_5f_default.Error">}</text:span></text:p>
      <text:p text:style-name="P58"><text:span text:style-name="ch2_5f_default.Text.Whitespace"><text:s/></text:span><text:span text:style-name="ch2_5f_default.Error">{</text:span></text:p>
      <text:p text:style-name="P58"><text:span text:style-name="ch2_5f_default.Name.Label">background-position:</text:span><text:span text:style-name="ch2_5f_default.Error">50%</text:span><text:span text:style-name="ch2_5f_default.Text.Whitespace"> </text:span><text:span text:style-name="ch2_5f_default.Error">0</text:span></text:p>
      <text:p text:style-name="P58"><text:span text:style-name="ch2_5f_default.Error">}</text:span></text:p>
      <text:p text:style-name="P58"><text:span text:style-name="ch2_5f_default.Name.Function">to</text:span><text:span text:style-name="ch2_5f_default.Text.Whitespace"> </text:span><text:span text:style-name="ch2_5f_default.Error">{</text:span></text:p>
      <text:p text:style-name="P58"><text:span text:style-name="ch2_5f_default.Name.Label">background-position:</text:span><text:span text:style-name="ch2_5f_default.Error">50%</text:span><text:span text:style-name="ch2_5f_default.Text.Whitespace"> </text:span><text:span text:style-name="ch2_5f_default.Error">0</text:span></text:p>
      <text:p text:style-name="P58"><text:span text:style-name="ch2_5f_default.Error">}</text:span></text:p>
      <text:p text:style-name="P58"><text:span text:style-name="ch2_5f_default.Error">}</text:span></text:p>
      <text:p text:style-name="P58"><text:span text:style-name="ch2_5f_default.Name.Attribute">.container</text:span><text:span text:style-name="ch2_5f_default.Text.Whitespace"> </text:span><text:span text:style-name="ch2_5f_default.Error">{</text:span></text:p>
      <text:p text:style-name="P58"><text:span text:style-name="ch2_5f_default.Name.Label">margin:</text:span><text:span text:style-name="ch2_5f_default.Text.Whitespace"> </text:span><text:span text:style-name="ch2_5f_default.Error">50</text:span><text:span text:style-name="ch2_5f_default.Name.Function">px</text:span><text:span text:style-name="ch2_5f_default.Text.Whitespace"> </text:span><text:span text:style-name="ch2_5f_default.Literal.Number.Integer">10</text:span><text:span text:style-name="ch2_5f_default.Name.Constant">px</text:span><text:span text:style-name="ch2_5f_default.Comment.Single">;</text:span></text:p>
      <text:p text:style-name="P58"><text:span text:style-name="ch2_5f_default.Error">}</text:span></text:p>
      <text:p text:style-name="P58"><text:span text:style-name="ch2_5f_default.Name.Attribute">.container</text:span><text:span text:style-name="ch2_5f_default.Text.Whitespace"> </text:span><text:span text:style-name="ch2_5f_default.Name.Constant">div.col</text:span><text:span text:style-name="ch2_5f_default.Error">{</text:span></text:p>
      <text:p text:style-name="P58"><text:span text:style-name="ch2_5f_default.Name.Label">text-align:</text:span><text:span text:style-name="ch2_5f_default.Text.Whitespace"> </text:span><text:span text:style-name="ch2_5f_default.Name.Function">center</text:span><text:span text:style-name="ch2_5f_default.Comment.Single">;</text:span></text:p>
      <text:p text:style-name="P58"><text:span text:style-name="ch2_5f_default.Name.Label">border:</text:span><text:span text:style-name="ch2_5f_default.Text.Whitespace"> </text:span><text:span text:style-name="ch2_5f_default.Error">1</text:span><text:span text:style-name="ch2_5f_default.Name.Function">px</text:span><text:span text:style-name="ch2_5f_default.Text.Whitespace"> </text:span><text:span text:style-name="ch2_5f_default.Name.Constant">solid</text:span><text:span text:style-name="ch2_5f_default.Text.Whitespace"> </text:span><text:span text:style-name="ch2_5f_default.Name.Constant">black</text:span><text:span text:style-name="ch2_5f_default.Comment.Single">;</text:span></text:p>
      <text:p text:style-name="P58"><text:span text:style-name="ch2_5f_default.Error">}</text:span></text:p>
      <text:p text:style-name="P58"><text:span text:style-name="ch2_5f_default.Name.Attribute">.container</text:span><text:span text:style-name="ch2_5f_default.Text.Whitespace"> </text:span><text:span text:style-name="ch2_5f_default.Name.Constant">div.col.main</text:span><text:span text:style-name="ch2_5f_default.Text.Whitespace"> </text:span><text:span text:style-name="ch2_5f_default.Error">{</text:span></text:p>
      <text:p text:style-name="P58"><text:span text:style-name="ch2_5f_default.Name.Label">padding:</text:span><text:span text:style-name="ch2_5f_default.Text.Whitespace"> </text:span><text:span text:style-name="ch2_5f_default.Error">80</text:span><text:span text:style-name="ch2_5f_default.Name.Function">px</text:span><text:span text:style-name="ch2_5f_default.Text.Whitespace"> </text:span><text:span text:style-name="ch2_5f_default.Literal.Number.Integer">0</text:span><text:span text:style-name="ch2_5f_default.Name.Constant">px</text:span><text:span text:style-name="ch2_5f_default.Comment.Single">;</text:span></text:p>
      <text:p text:style-name="P58"><text:span text:style-name="ch2_5f_default.Error">}</text:span></text:p>
      <text:p text:style-name="P58"><text:span text:style-name="ch2_5f_default.Name.Attribute">.container.blue</text:span><text:span text:style-name="ch2_5f_default.Text.Whitespace"> </text:span><text:span text:style-name="ch2_5f_default.Error">{</text:span></text:p>
      <text:p text:style-name="P58"><text:span text:style-name="ch2_5f_default.Name.Label">background:</text:span><text:span text:style-name="ch2_5f_default.Text.Whitespace"> </text:span><text:span text:style-name="ch2_5f_default.Comment.Single">#095aa1;</text:span></text:p>
      <text:p text:style-name="P58"><text:soft-page-break/><text:span text:style-name="ch2_5f_default.Error">}</text:span></text:p>
      <text:p text:style-name="P58"><text:span text:style-name="ch2_5f_default.Name.Attribute">.row.text</text:span><text:span text:style-name="ch2_5f_default.Text.Whitespace"> </text:span><text:span text:style-name="ch2_5f_default.Name.Constant">.col-2</text:span><text:span text:style-name="ch2_5f_default.Text.Whitespace"> </text:span><text:span text:style-name="ch2_5f_default.Error">{</text:span></text:p>
      <text:p text:style-name="P58"><text:span text:style-name="ch2_5f_default.Name.Label">white-space:</text:span><text:span text:style-name="ch2_5f_default.Text.Whitespace"> </text:span><text:span text:style-name="ch2_5f_default.Name.Function">nowrap</text:span><text:span text:style-name="ch2_5f_default.Comment.Single">;</text:span></text:p>
      <text:p text:style-name="P58"><text:span text:style-name="ch2_5f_default.Error">}</text:span></text:p>
      <text:p text:style-name="P58"><text:span text:style-name="ch2_5f_default.Name.Function">p.text</text:span><text:span text:style-name="ch2_5f_default.Text.Whitespace"> </text:span><text:span text:style-name="ch2_5f_default.Error">{</text:span></text:p>
      <text:p text:style-name="P58"><text:span text:style-name="ch2_5f_default.Name.Label">font-size:</text:span><text:span text:style-name="ch2_5f_default.Text.Whitespace"> </text:span><text:span text:style-name="ch2_5f_default.Error">30</text:span><text:span text:style-name="ch2_5f_default.Name.Function">px</text:span><text:span text:style-name="ch2_5f_default.Comment.Single">;</text:span></text:p>
      <text:p text:style-name="P58"><text:span text:style-name="ch2_5f_default.Name.Label">text-align:</text:span><text:span text:style-name="ch2_5f_default.Text.Whitespace"> </text:span><text:span text:style-name="ch2_5f_default.Name.Function">center</text:span><text:span text:style-name="ch2_5f_default.Comment.Single">;</text:span></text:p>
      <text:p text:style-name="P58"><text:span text:style-name="ch2_5f_default.Error">}</text:span></text:p>
      <text:p text:style-name="P54"><text:span text:style-name="ch2_5f_default.Punctuation"><text:span text:style-name="T13"/></text:span></text:p>
      <text:p text:style-name="P47"/>
      <text:p text:style-name="P35"><text:span text:style-name="T10">3) File name: </text:span><text:span text:style-name="T14">index.html</text:span></text:p>
      <text:p text:style-name="P63"><text:span text:style-name="ch2_5f_default.Comment.Preproc"><text:span text:style-name="T34">&lt;!DOCTYPE html&gt;</text:span></text:span></text:p>
      <text:p text:style-name="P29"><text:span text:style-name="ch2_5f_default.Punctuation">&lt;</text:span><text:span text:style-name="ch2_5f_default.Name.Tag">html</text:span><text:span text:style-name="ch2_5f_default.Text"> </text:span><text:span text:style-name="ch2_5f_default.Name.Attribute">lang</text:span><text:span text:style-name="ch2_5f_default.Operator">=</text:span><text:span text:style-name="ch2_5f_default.Literal.String">"ru"</text:span><text:span text:style-name="ch2_5f_default.Punctuation">&gt;</text:span></text:p>
      <text:p text:style-name="P29"><text:span text:style-name="ch2_5f_default.Punctuation">&lt;</text:span><text:span text:style-name="ch2_5f_default.Name.Tag">head</text:span><text:span text:style-name="ch2_5f_default.Punctuation">&gt;</text:span></text:p>
      <text:p text:style-name="P29"><text:span text:style-name="ch2_5f_default.Punctuation">&lt;</text:span><text:span text:style-name="ch2_5f_default.Name.Tag">meta</text:span><text:span text:style-name="ch2_5f_default.Text"> </text:span><text:span text:style-name="ch2_5f_default.Name.Attribute">charset</text:span><text:span text:style-name="ch2_5f_default.Operator">=</text:span><text:span text:style-name="ch2_5f_default.Literal.String">"utf-8"</text:span><text:span text:style-name="ch2_5f_default.Punctuation">&gt;</text:span></text:p>
      <text:p text:style-name="P29"><text:span text:style-name="ch2_5f_default.Punctuation">&lt;</text:span><text:span text:style-name="ch2_5f_default.Name.Tag">meta</text:span><text:span text:style-name="ch2_5f_default.Text"> </text:span><text:span text:style-name="ch2_5f_default.Name.Attribute">http-equiv</text:span><text:span text:style-name="ch2_5f_default.Operator">=</text:span><text:span text:style-name="ch2_5f_default.Literal.String">"X-UA-Compatible"</text:span><text:span text:style-name="ch2_5f_default.Text"> </text:span><text:span text:style-name="ch2_5f_default.Name.Attribute">content</text:span><text:span text:style-name="ch2_5f_default.Operator">=</text:span><text:span text:style-name="ch2_5f_default.Literal.String">"ie=edge"</text:span><text:span text:style-name="ch2_5f_default.Punctuation">&gt;</text:span></text:p>
      <text:p text:style-name="P29"><text:span text:style-name="ch2_5f_default.Punctuation">&lt;</text:span><text:span text:style-name="ch2_5f_default.Name.Tag">meta</text:span><text:span text:style-name="ch2_5f_default.Text"> </text:span><text:span text:style-name="ch2_5f_default.Name.Attribute">name</text:span><text:span text:style-name="ch2_5f_default.Operator">=</text:span><text:span text:style-name="ch2_5f_default.Literal.String">"viewport"</text:span></text:p>
      <text:p text:style-name="P29"><text:span text:style-name="ch2_5f_default.Name.Attribute">content</text:span><text:span text:style-name="ch2_5f_default.Operator">=</text:span><text:span text:style-name="ch2_5f_default.Literal.String">"width=device-width, initial-scale=1.0"</text:span><text:span text:style-name="ch2_5f_default.Punctuation">&gt;</text:span></text:p>
      <text:p text:style-name="P29"><text:span text:style-name="ch2_5f_default.Punctuation">&lt;</text:span><text:span text:style-name="ch2_5f_default.Name.Tag">title</text:span><text:span text:style-name="ch2_5f_default.Punctuation">&gt;</text:span><text:span text:style-name="ch2_5f_default.Text">ICS6 Bootstrap</text:span><text:span text:style-name="ch2_5f_default.Punctuation">&lt;/</text:span><text:span text:style-name="ch2_5f_default.Name.Tag">title</text:span><text:span text:style-name="ch2_5f_default.Punctuation">&gt;</text:span></text:p>
      <text:p text:style-name="P29"><text:span text:style-name="ch2_5f_default.Punctuation">&lt;</text:span><text:span text:style-name="ch2_5f_default.Name.Tag">link</text:span></text:p>
      <text:p text:style-name="P29"><text:span text:style-name="ch2_5f_default.Name.Attribute">href</text:span><text:span text:style-name="ch2_5f_default.Operator">=</text:span><text:span text:style-name="ch2_5f_default.Literal.String">"src/bootstrap.min.css"</text:span><text:span text:style-name="ch2_5f_default.Text"> </text:span><text:span text:style-name="ch2_5f_default.Name.Attribute">rel</text:span><text:span text:style-name="ch2_5f_default.Operator">=</text:span><text:span text:style-name="ch2_5f_default.Literal.String">"stylesheet"</text:span><text:span text:style-name="ch2_5f_default.Punctuation">&gt;</text:span></text:p>
      <text:p text:style-name="P29"><text:span text:style-name="ch2_5f_default.Punctuation">&lt;</text:span><text:span text:style-name="ch2_5f_default.Name.Tag">link</text:span><text:span text:style-name="ch2_5f_default.Text"> </text:span><text:span text:style-name="ch2_5f_default.Name.Attribute">rel</text:span><text:span text:style-name="ch2_5f_default.Operator">=</text:span><text:span text:style-name="ch2_5f_default.Literal.String">"stylesheet"</text:span><text:span text:style-name="ch2_5f_default.Text"> </text:span><text:span text:style-name="ch2_5f_default.Name.Attribute">href</text:span><text:span text:style-name="ch2_5f_default.Operator">=</text:span><text:span text:style-name="ch2_5f_default.Literal.String">"style.css"</text:span><text:span text:style-name="ch2_5f_default.Punctuation">&gt;</text:span></text:p>
      <text:p text:style-name="P29"><text:span text:style-name="ch2_5f_default.Punctuation">&lt;/</text:span><text:span text:style-name="ch2_5f_default.Name.Tag">head</text:span><text:span text:style-name="ch2_5f_default.Punctuation">&gt;</text:span></text:p>
      <text:p text:style-name="P29"><text:span text:style-name="ch2_5f_default.Punctuation">&lt;</text:span><text:span text:style-name="ch2_5f_default.Name.Tag">body</text:span><text:span text:style-name="ch2_5f_default.Punctuation">&gt;</text:span></text:p>
      <text:p text:style-name="P29"><text:span text:style-name="ch2_5f_default.Punctuation">&lt;</text:span><text:span text:style-name="ch2_5f_default.Name.Tag">header</text:span><text:span text:style-name="ch2_5f_default.Punctuation">&gt;</text:span></text:p>
      <text:p text:style-name="P29"><text:span text:style-name="ch2_5f_default.Punctuation">&lt;</text:span><text:span text:style-name="ch2_5f_default.Name.Tag">nav</text:span><text:span text:style-name="ch2_5f_default.Text"> </text:span><text:span text:style-name="ch2_5f_default.Name.Attribute">class</text:span><text:span text:style-name="ch2_5f_default.Operator">=</text:span><text:span text:style-name="ch2_5f_default.Literal.String">"navbar navbar-expand-lg navbar-dark my-primary"</text:span><text:span text:style-name="ch2_5f_default.Punctuation">&gt;</text:span></text:p>
      <text:p text:style-name="P29"><text:span text:style-name="ch2_5f_default.Punctuation">&lt;</text:span><text:span text:style-name="ch2_5f_default.Name.Tag">a</text:span><text:span text:style-name="ch2_5f_default.Text"> </text:span><text:span text:style-name="ch2_5f_default.Name.Attribute">class</text:span><text:span text:style-name="ch2_5f_default.Operator">=</text:span><text:span text:style-name="ch2_5f_default.Literal.String">"navbar-brand"</text:span><text:span text:style-name="ch2_5f_default.Text"> </text:span><text:span text:style-name="ch2_5f_default.Name.Attribute">href</text:span><text:span text:style-name="ch2_5f_default.Operator">=</text:span><text:span text:style-name="ch2_5f_default.Literal.String">"#"</text:span><text:span text:style-name="ch2_5f_default.Punctuation">&gt;</text:span><text:span text:style-name="ch2_5f_default.Text">Navbar</text:span><text:span text:style-name="ch2_5f_default.Punctuation">&lt;/</text:span><text:span text:style-name="ch2_5f_default.Name.Tag">a</text:span><text:span text:style-name="ch2_5f_default.Punctuation">&gt;</text:span></text:p>
      <text:p text:style-name="P29"><text:span text:style-name="ch2_5f_default.Punctuation">&lt;</text:span><text:span text:style-name="ch2_5f_default.Name.Tag">ul</text:span><text:span text:style-name="ch2_5f_default.Text"> </text:span><text:span text:style-name="ch2_5f_default.Name.Attribute">class</text:span><text:span text:style-name="ch2_5f_default.Operator">=</text:span><text:span text:style-name="ch2_5f_default.Literal.String">"navbar-nav mr-auto"</text:span><text:span text:style-name="ch2_5f_default.Punctuation">&gt;</text:span></text:p>
      <text:p text:style-name="P29"><text:span text:style-name="ch2_5f_default.Punctuation">&lt;</text:span><text:span text:style-name="ch2_5f_default.Name.Tag">li</text:span><text:span text:style-name="ch2_5f_default.Text"> </text:span><text:span text:style-name="ch2_5f_default.Name.Attribute">class</text:span><text:span text:style-name="ch2_5f_default.Operator">=</text:span><text:span text:style-name="ch2_5f_default.Literal.String">"nav-item active"</text:span><text:span text:style-name="ch2_5f_default.Punctuation">&gt;</text:span></text:p>
      <text:p text:style-name="P29"><text:span text:style-name="ch2_5f_default.Punctuation">&lt;</text:span><text:span text:style-name="ch2_5f_default.Name.Tag">a</text:span><text:span text:style-name="ch2_5f_default.Text"> </text:span><text:span text:style-name="ch2_5f_default.Name.Attribute">class</text:span><text:span text:style-name="ch2_5f_default.Operator">=</text:span><text:span text:style-name="ch2_5f_default.Literal.String">"nav-link"</text:span><text:span text:style-name="ch2_5f_default.Text"> </text:span><text:span text:style-name="ch2_5f_default.Name.Attribute">href</text:span><text:span text:style-name="ch2_5f_default.Operator">=</text:span><text:span text:style-name="ch2_5f_default.Literal.String">"#"</text:span><text:span text:style-name="ch2_5f_default.Punctuation">&gt;</text:span><text:span text:style-name="ch2_5f_default.Text">Home</text:span></text:p>
      <text:p text:style-name="P29"><text:span text:style-name="ch2_5f_default.Punctuation">&lt;</text:span><text:span text:style-name="ch2_5f_default.Name.Tag">span</text:span><text:span text:style-name="ch2_5f_default.Text"> </text:span><text:span text:style-name="ch2_5f_default.Name.Attribute">class</text:span><text:span text:style-name="ch2_5f_default.Operator">=</text:span><text:span text:style-name="ch2_5f_default.Literal.String">"sr-only"</text:span><text:span text:style-name="ch2_5f_default.Punctuation">&gt;</text:span><text:span text:style-name="ch2_5f_default.Text">(current)</text:span><text:span text:style-name="ch2_5f_default.Punctuation">&lt;/</text:span><text:span text:style-name="ch2_5f_default.Name.Tag">span</text:span><text:span text:style-name="ch2_5f_default.Punctuation">&gt;</text:span></text:p>
      <text:p text:style-name="P29"><text:span text:style-name="ch2_5f_default.Punctuation">&lt;/</text:span><text:span text:style-name="ch2_5f_default.Name.Tag">a</text:span><text:span text:style-name="ch2_5f_default.Punctuation">&gt;</text:span></text:p>
      <text:p text:style-name="P29"><text:span text:style-name="ch2_5f_default.Punctuation">&lt;/</text:span><text:span text:style-name="ch2_5f_default.Name.Tag">li</text:span><text:span text:style-name="ch2_5f_default.Punctuation">&gt;</text:span></text:p>
      <text:p text:style-name="P29"><text:span text:style-name="ch2_5f_default.Punctuation">&lt;</text:span><text:span text:style-name="ch2_5f_default.Name.Tag">li</text:span><text:span text:style-name="ch2_5f_default.Text"> </text:span><text:span text:style-name="ch2_5f_default.Name.Attribute">class</text:span><text:span text:style-name="ch2_5f_default.Operator">=</text:span><text:span text:style-name="ch2_5f_default.Literal.String">"nav-item"</text:span><text:span text:style-name="ch2_5f_default.Punctuation">&gt;</text:span></text:p>
      <text:p text:style-name="P29"><text:span text:style-name="ch2_5f_default.Punctuation">&lt;</text:span><text:span text:style-name="ch2_5f_default.Name.Tag">a</text:span><text:span text:style-name="ch2_5f_default.Text"> </text:span><text:span text:style-name="ch2_5f_default.Name.Attribute">class</text:span><text:span text:style-name="ch2_5f_default.Operator">=</text:span><text:span text:style-name="ch2_5f_default.Literal.String">"nav-link"</text:span><text:span text:style-name="ch2_5f_default.Text"> </text:span><text:span text:style-name="ch2_5f_default.Name.Attribute">href</text:span><text:span text:style-name="ch2_5f_default.Operator">=</text:span><text:span text:style-name="ch2_5f_default.Literal.String">"../part_2/index.html"</text:span><text:span text:style-name="ch2_5f_default.Punctuation">&gt;</text:span><text:span text:style-name="ch2_5f_default.Text">Link</text:span><text:span text:style-name="ch2_5f_default.Punctuation">&lt;/</text:span><text:span text:style-name="ch2_5f_default.Name.Tag">a</text:span><text:span text:style-name="ch2_5f_default.Punctuation">&gt;</text:span></text:p>
      <text:p text:style-name="P29"><text:span text:style-name="ch2_5f_default.Punctuation">&lt;/</text:span><text:span text:style-name="ch2_5f_default.Name.Tag">li</text:span><text:span text:style-name="ch2_5f_default.Punctuation">&gt;</text:span></text:p>
      <text:p text:style-name="P29"><text:span text:style-name="ch2_5f_default.Punctuation">&lt;/</text:span><text:span text:style-name="ch2_5f_default.Name.Tag">ul</text:span><text:span text:style-name="ch2_5f_default.Punctuation">&gt;</text:span></text:p>
      <text:p text:style-name="P29"><text:span text:style-name="ch2_5f_default.Punctuation">&lt;/</text:span><text:span text:style-name="ch2_5f_default.Name.Tag">nav</text:span><text:span text:style-name="ch2_5f_default.Punctuation">&gt;</text:span></text:p>
      <text:p text:style-name="P29"><text:span text:style-name="ch2_5f_default.Punctuation">&lt;/</text:span><text:span text:style-name="ch2_5f_default.Name.Tag">header</text:span><text:span text:style-name="ch2_5f_default.Punctuation">&gt;</text:span></text:p>
      <text:p text:style-name="P29"><text:span text:style-name="ch2_5f_default.Punctuation">&lt;</text:span><text:span text:style-name="ch2_5f_default.Name.Tag">main</text:span><text:span text:style-name="ch2_5f_default.Text"> </text:span><text:span text:style-name="ch2_5f_default.Name.Attribute">class</text:span><text:span text:style-name="ch2_5f_default.Operator">=</text:span><text:span text:style-name="ch2_5f_default.Literal.String">"container"</text:span><text:span text:style-name="ch2_5f_default.Punctuation">&gt;</text:span></text:p>
      <text:p text:style-name="P29"><text:span text:style-name="ch2_5f_default.Punctuation">&lt;</text:span><text:span text:style-name="ch2_5f_default.Name.Tag">div</text:span><text:span text:style-name="ch2_5f_default.Text"> </text:span><text:span text:style-name="ch2_5f_default.Name.Attribute">class</text:span><text:span text:style-name="ch2_5f_default.Operator">=</text:span><text:span text:style-name="ch2_5f_default.Literal.String">"row"</text:span><text:span text:style-name="ch2_5f_default.Punctuation">&gt;</text:span></text:p>
      <text:p text:style-name="P29"><text:span text:style-name="ch2_5f_default.Punctuation">&lt;</text:span><text:span text:style-name="ch2_5f_default.Name.Tag">div</text:span><text:span text:style-name="ch2_5f_default.Text"> </text:span><text:span text:style-name="ch2_5f_default.Name.Attribute">class</text:span><text:span text:style-name="ch2_5f_default.Operator">=</text:span><text:span text:style-name="ch2_5f_default.Literal.String">"col-4 img"</text:span><text:span text:style-name="ch2_5f_default.Punctuation">&gt;</text:span></text:p>
      <text:p text:style-name="P29"><text:span text:style-name="ch2_5f_default.Punctuation">&lt;</text:span><text:span text:style-name="ch2_5f_default.Name.Tag">img</text:span></text:p>
      <text:p text:style-name="P29"><text:span text:style-name="ch2_5f_default.Name.Attribute">src</text:span><text:span text:style-name="ch2_5f_default.Operator">=</text:span><text:span text:style-name="ch2_5f_default.Literal.String">"src/avatar.jpg"</text:span></text:p>
      <text:p text:style-name="P29"><text:span text:style-name="ch2_5f_default.Name.Attribute">alt</text:span><text:span text:style-name="ch2_5f_default.Operator">=</text:span><text:span text:style-name="ch2_5f_default.Literal.String">"avatar"</text:span><text:span text:style-name="ch2_5f_default.Text"> </text:span><text:span text:style-name="ch2_5f_default.Name.Attribute">width</text:span><text:span text:style-name="ch2_5f_default.Operator">=</text:span><text:span text:style-name="ch2_5f_default.Literal.String">"150"</text:span><text:span text:style-name="ch2_5f_default.Text"> </text:span><text:span text:style-name="ch2_5f_default.Name.Attribute">height</text:span><text:span text:style-name="ch2_5f_default.Operator">=</text:span><text:span text:style-name="ch2_5f_default.Literal.String">"150"</text:span><text:span text:style-name="ch2_5f_default.Punctuation">&gt;</text:span></text:p>
      <text:p text:style-name="P29"><text:span text:style-name="ch2_5f_default.Punctuation">&lt;/</text:span><text:span text:style-name="ch2_5f_default.Name.Tag">div</text:span><text:span text:style-name="ch2_5f_default.Punctuation">&gt;</text:span></text:p>
      <text:p text:style-name="P29"><text:span text:style-name="ch2_5f_default.Punctuation">&lt;</text:span><text:span text:style-name="ch2_5f_default.Name.Tag">div</text:span><text:span text:style-name="ch2_5f_default.Text"> </text:span><text:span text:style-name="ch2_5f_default.Name.Attribute">class</text:span><text:span text:style-name="ch2_5f_default.Operator">=</text:span><text:span text:style-name="ch2_5f_default.Literal.String">"col-8 avatar_text"</text:span><text:span text:style-name="ch2_5f_default.Punctuation">&gt;</text:span></text:p>
      <text:p text:style-name="P29"><text:span text:style-name="ch2_5f_default.Punctuation">&lt;</text:span><text:span text:style-name="ch2_5f_default.Name.Tag">p</text:span><text:span text:style-name="ch2_5f_default.Punctuation">&gt;</text:span><text:span text:style-name="ch2_5f_default.Text">His horse, whose rein was passed through his arm, followed</text:span></text:p>
      <text:p text:style-name="P29"><text:span text:style-name="ch2_5f_default.Text">him, raising his head from time to time, snorting and neighing</text:span></text:p>
      <text:p text:style-name="P29"><text:span text:style-name="ch2_5f_default.Text">with pleasure in the fresh air that was blowing.</text:span><text:span text:style-name="ch2_5f_default.Punctuation">&lt;/</text:span><text:span text:style-name="ch2_5f_default.Name.Tag">p</text:span><text:span text:style-name="ch2_5f_default.Punctuation">&gt;</text:span></text:p>
      <text:p text:style-name="P29"><text:span text:style-name="ch2_5f_default.Punctuation">&lt;</text:span><text:span text:style-name="ch2_5f_default.Name.Tag">p</text:span><text:span text:style-name="ch2_5f_default.Punctuation">&gt;&lt;</text:span><text:span text:style-name="ch2_5f_default.Name.Tag">a</text:span><text:span text:style-name="ch2_5f_default.Text"> </text:span><text:span text:style-name="ch2_5f_default.Name.Attribute">href</text:span><text:span text:style-name="ch2_5f_default.Operator">=</text:span><text:span text:style-name="ch2_5f_default.Literal.String">"https://dzen.ru/woman"</text:span><text:span text:style-name="ch2_5f_default.Punctuation">&gt;</text:span><text:span text:style-name="ch2_5f_default.Text">The woman</text:span><text:span text:style-name="ch2_5f_default.Punctuation">&lt;/</text:span><text:span text:style-name="ch2_5f_default.Name.Tag">a</text:span><text:span text:style-name="ch2_5f_default.Punctuation">&gt;</text:span><text:span text:style-name="ch2_5f_default.Text"> seemed to belong, if not to the lower orders of society, </text:span></text:p>
      <text:p text:style-name="P29"><text:soft-page-break/><text:span text:style-name="ch2_5f_default.Text">at least to a class somewhere between them and the bourgeoisie. </text:span></text:p>
      <text:p text:style-name="P29"><text:span text:style-name="ch2_5f_default.Punctuation">&lt;/</text:span><text:span text:style-name="ch2_5f_default.Name.Tag">p</text:span><text:span text:style-name="ch2_5f_default.Punctuation">&gt;</text:span></text:p>
      <text:p text:style-name="P29"><text:span text:style-name="ch2_5f_default.Punctuation">&lt;/</text:span><text:span text:style-name="ch2_5f_default.Name.Tag">div</text:span><text:span text:style-name="ch2_5f_default.Punctuation">&gt;</text:span></text:p>
      <text:p text:style-name="P29"><text:span text:style-name="ch2_5f_default.Punctuation">&lt;/</text:span><text:span text:style-name="ch2_5f_default.Name.Tag">div</text:span><text:span text:style-name="ch2_5f_default.Punctuation">&gt;</text:span></text:p>
      <text:p text:style-name="P52"><text:span text:style-name="ch2_5f_default.Text"/></text:p>
      <text:p text:style-name="P29"><text:span text:style-name="ch2_5f_default.Punctuation">&lt;</text:span><text:span text:style-name="ch2_5f_default.Name.Tag">div</text:span><text:span text:style-name="ch2_5f_default.Text"> </text:span><text:span text:style-name="ch2_5f_default.Name.Attribute">class</text:span><text:span text:style-name="ch2_5f_default.Operator">=</text:span><text:span text:style-name="ch2_5f_default.Literal.String">"row"</text:span><text:span text:style-name="ch2_5f_default.Punctuation">&gt;</text:span></text:p>
      <text:p text:style-name="P29"><text:span text:style-name="ch2_5f_default.Punctuation">&lt;</text:span><text:span text:style-name="ch2_5f_default.Name.Tag">div</text:span><text:span text:style-name="ch2_5f_default.Text"> </text:span><text:span text:style-name="ch2_5f_default.Name.Attribute">class</text:span><text:span text:style-name="ch2_5f_default.Operator">=</text:span><text:span text:style-name="ch2_5f_default.Literal.String">"col-4"</text:span><text:span text:style-name="ch2_5f_default.Punctuation">&gt;</text:span></text:p>
      <text:p text:style-name="P29"><text:span text:style-name="ch2_5f_default.Punctuation">&lt;</text:span><text:span text:style-name="ch2_5f_default.Name.Tag">form</text:span><text:span text:style-name="ch2_5f_default.Punctuation">&gt;</text:span></text:p>
      <text:p text:style-name="P29"><text:span text:style-name="ch2_5f_default.Punctuation">&lt;</text:span><text:span text:style-name="ch2_5f_default.Name.Tag">table</text:span><text:span text:style-name="ch2_5f_default.Punctuation">&gt;</text:span></text:p>
      <text:p text:style-name="P29"><text:span text:style-name="ch2_5f_default.Punctuation">&lt;</text:span><text:span text:style-name="ch2_5f_default.Name.Tag">tr</text:span><text:span text:style-name="ch2_5f_default.Punctuation">&gt;</text:span></text:p>
      <text:p text:style-name="P29"><text:span text:style-name="ch2_5f_default.Punctuation">&lt;</text:span><text:span text:style-name="ch2_5f_default.Name.Tag">td</text:span><text:span text:style-name="ch2_5f_default.Punctuation">&gt;</text:span><text:span text:style-name="ch2_5f_default.Text">Full name</text:span><text:span text:style-name="ch2_5f_default.Punctuation">&lt;/</text:span><text:span text:style-name="ch2_5f_default.Name.Tag">td</text:span><text:span text:style-name="ch2_5f_default.Punctuation">&gt;</text:span></text:p>
      <text:p text:style-name="P29"><text:span text:style-name="ch2_5f_default.Punctuation">&lt;</text:span><text:span text:style-name="ch2_5f_default.Name.Tag">td</text:span><text:span text:style-name="ch2_5f_default.Punctuation">&gt;&lt;</text:span><text:span text:style-name="ch2_5f_default.Name.Tag">input</text:span><text:span text:style-name="ch2_5f_default.Text"> </text:span><text:span text:style-name="ch2_5f_default.Name.Attribute">type</text:span><text:span text:style-name="ch2_5f_default.Operator">=</text:span><text:span text:style-name="ch2_5f_default.Literal.String">"text"</text:span><text:span text:style-name="ch2_5f_default.Text"> </text:span><text:span text:style-name="ch2_5f_default.Name.Attribute">name</text:span><text:span text:style-name="ch2_5f_default.Operator">=</text:span><text:span text:style-name="ch2_5f_default.Literal.String">"fname"</text:span><text:span text:style-name="ch2_5f_default.Punctuation">&gt;&lt;/</text:span><text:span text:style-name="ch2_5f_default.Name.Tag">td</text:span><text:span text:style-name="ch2_5f_default.Punctuation">&gt;</text:span></text:p>
      <text:p text:style-name="P29"><text:span text:style-name="ch2_5f_default.Punctuation">&lt;/</text:span><text:span text:style-name="ch2_5f_default.Name.Tag">tr</text:span><text:span text:style-name="ch2_5f_default.Punctuation">&gt;</text:span></text:p>
      <text:p text:style-name="P29"><text:span text:style-name="ch2_5f_default.Punctuation">&lt;</text:span><text:span text:style-name="ch2_5f_default.Name.Tag">tr</text:span><text:span text:style-name="ch2_5f_default.Punctuation">&gt;</text:span></text:p>
      <text:p text:style-name="P29"><text:span text:style-name="ch2_5f_default.Punctuation">&lt;</text:span><text:span text:style-name="ch2_5f_default.Name.Tag">td</text:span><text:span text:style-name="ch2_5f_default.Punctuation">&gt;</text:span><text:span text:style-name="ch2_5f_default.Text">Email</text:span><text:span text:style-name="ch2_5f_default.Punctuation">&lt;/</text:span><text:span text:style-name="ch2_5f_default.Name.Tag">td</text:span><text:span text:style-name="ch2_5f_default.Punctuation">&gt;</text:span></text:p>
      <text:p text:style-name="P29"><text:span text:style-name="ch2_5f_default.Punctuation">&lt;</text:span><text:span text:style-name="ch2_5f_default.Name.Tag">td</text:span><text:span text:style-name="ch2_5f_default.Punctuation">&gt;&lt;</text:span><text:span text:style-name="ch2_5f_default.Name.Tag">input</text:span><text:span text:style-name="ch2_5f_default.Text"> </text:span><text:span text:style-name="ch2_5f_default.Name.Attribute">type</text:span><text:span text:style-name="ch2_5f_default.Operator">=</text:span><text:span text:style-name="ch2_5f_default.Literal.String">"email"</text:span><text:span text:style-name="ch2_5f_default.Text"> </text:span><text:span text:style-name="ch2_5f_default.Name.Attribute">name</text:span><text:span text:style-name="ch2_5f_default.Operator">=</text:span><text:span text:style-name="ch2_5f_default.Literal.String">"email"</text:span><text:span text:style-name="ch2_5f_default.Punctuation">&gt;&lt;/</text:span><text:span text:style-name="ch2_5f_default.Name.Tag">td</text:span><text:span text:style-name="ch2_5f_default.Punctuation">&gt;</text:span></text:p>
      <text:p text:style-name="P29"><text:span text:style-name="ch2_5f_default.Punctuation">&lt;/</text:span><text:span text:style-name="ch2_5f_default.Name.Tag">tr</text:span><text:span text:style-name="ch2_5f_default.Punctuation">&gt;</text:span></text:p>
      <text:p text:style-name="P29"><text:span text:style-name="ch2_5f_default.Punctuation">&lt;</text:span><text:span text:style-name="ch2_5f_default.Name.Tag">tr</text:span><text:span text:style-name="ch2_5f_default.Punctuation">&gt;</text:span></text:p>
      <text:p text:style-name="P29"><text:span text:style-name="ch2_5f_default.Punctuation">&lt;</text:span><text:span text:style-name="ch2_5f_default.Name.Tag">td</text:span><text:span text:style-name="ch2_5f_default.Punctuation">&gt;</text:span><text:span text:style-name="ch2_5f_default.Text">Password</text:span><text:span text:style-name="ch2_5f_default.Punctuation">&lt;/</text:span><text:span text:style-name="ch2_5f_default.Name.Tag">td</text:span><text:span text:style-name="ch2_5f_default.Punctuation">&gt;</text:span></text:p>
      <text:p text:style-name="P29"><text:span text:style-name="ch2_5f_default.Punctuation">&lt;</text:span><text:span text:style-name="ch2_5f_default.Name.Tag">td</text:span><text:span text:style-name="ch2_5f_default.Punctuation">&gt;&lt;</text:span><text:span text:style-name="ch2_5f_default.Name.Tag">input</text:span><text:span text:style-name="ch2_5f_default.Text"> </text:span><text:span text:style-name="ch2_5f_default.Name.Attribute">type</text:span><text:span text:style-name="ch2_5f_default.Operator">=</text:span><text:span text:style-name="ch2_5f_default.Literal.String">"password"</text:span><text:span text:style-name="ch2_5f_default.Text"> </text:span><text:span text:style-name="ch2_5f_default.Name.Attribute">name</text:span><text:span text:style-name="ch2_5f_default.Operator">=</text:span><text:span text:style-name="ch2_5f_default.Literal.String">"password"</text:span><text:span text:style-name="ch2_5f_default.Punctuation">&gt;&lt;/</text:span><text:span text:style-name="ch2_5f_default.Name.Tag">td</text:span><text:span text:style-name="ch2_5f_default.Punctuation">&gt;</text:span></text:p>
      <text:p text:style-name="P29"><text:span text:style-name="ch2_5f_default.Punctuation">&lt;/</text:span><text:span text:style-name="ch2_5f_default.Name.Tag">tr</text:span><text:span text:style-name="ch2_5f_default.Punctuation">&gt;</text:span></text:p>
      <text:p text:style-name="P29"><text:span text:style-name="ch2_5f_default.Punctuation">&lt;</text:span><text:span text:style-name="ch2_5f_default.Name.Tag">tr</text:span><text:span text:style-name="ch2_5f_default.Punctuation">&gt;</text:span></text:p>
      <text:p text:style-name="P29"><text:span text:style-name="ch2_5f_default.Punctuation">&lt;</text:span><text:span text:style-name="ch2_5f_default.Name.Tag">td</text:span><text:span text:style-name="ch2_5f_default.Punctuation">&gt;</text:span><text:span text:style-name="ch2_5f_default.Text">Confirm Password</text:span><text:span text:style-name="ch2_5f_default.Punctuation">&lt;/</text:span><text:span text:style-name="ch2_5f_default.Name.Tag">td</text:span><text:span text:style-name="ch2_5f_default.Punctuation">&gt;</text:span></text:p>
      <text:p text:style-name="P29"><text:span text:style-name="ch2_5f_default.Punctuation">&lt;</text:span><text:span text:style-name="ch2_5f_default.Name.Tag">td</text:span><text:span text:style-name="ch2_5f_default.Punctuation">&gt;&lt;</text:span><text:span text:style-name="ch2_5f_default.Name.Tag">input</text:span><text:span text:style-name="ch2_5f_default.Text"> </text:span><text:span text:style-name="ch2_5f_default.Name.Attribute">type</text:span><text:span text:style-name="ch2_5f_default.Operator">=</text:span><text:span text:style-name="ch2_5f_default.Literal.String">"password"</text:span><text:span text:style-name="ch2_5f_default.Text"> </text:span><text:span text:style-name="ch2_5f_default.Name.Attribute">name</text:span><text:span text:style-name="ch2_5f_default.Operator">=</text:span><text:span text:style-name="ch2_5f_default.Literal.String">"password_confirm"</text:span><text:span text:style-name="ch2_5f_default.Punctuation">&gt;&lt;/</text:span><text:span text:style-name="ch2_5f_default.Name.Tag">td</text:span><text:span text:style-name="ch2_5f_default.Punctuation">&gt;</text:span></text:p>
      <text:p text:style-name="P29"><text:span text:style-name="ch2_5f_default.Punctuation">&lt;/</text:span><text:span text:style-name="ch2_5f_default.Name.Tag">tr</text:span><text:span text:style-name="ch2_5f_default.Punctuation">&gt;</text:span></text:p>
      <text:p text:style-name="P29"><text:span text:style-name="ch2_5f_default.Punctuation">&lt;</text:span><text:span text:style-name="ch2_5f_default.Name.Tag">tr</text:span><text:span text:style-name="ch2_5f_default.Punctuation">&gt;</text:span></text:p>
      <text:p text:style-name="P29"><text:span text:style-name="ch2_5f_default.Punctuation">&lt;</text:span><text:span text:style-name="ch2_5f_default.Name.Tag">td</text:span><text:span text:style-name="ch2_5f_default.Punctuation">&gt;&lt;</text:span><text:span text:style-name="ch2_5f_default.Name.Tag">input</text:span><text:span text:style-name="ch2_5f_default.Text"> </text:span><text:span text:style-name="ch2_5f_default.Name.Attribute">type</text:span><text:span text:style-name="ch2_5f_default.Operator">=</text:span><text:span text:style-name="ch2_5f_default.Literal.String">"radio"</text:span><text:span text:style-name="ch2_5f_default.Text"> </text:span><text:span text:style-name="ch2_5f_default.Name.Attribute">name</text:span><text:span text:style-name="ch2_5f_default.Operator">=</text:span><text:span text:style-name="ch2_5f_default.Literal.String">"gender"</text:span><text:span text:style-name="ch2_5f_default.Punctuation">&gt;</text:span><text:span text:style-name="ch2_5f_default.Text">Male</text:span><text:span text:style-name="ch2_5f_default.Punctuation">&lt;/</text:span><text:span text:style-name="ch2_5f_default.Name.Tag">td</text:span><text:span text:style-name="ch2_5f_default.Punctuation">&gt;</text:span></text:p>
      <text:p text:style-name="P29"><text:span text:style-name="ch2_5f_default.Punctuation">&lt;</text:span><text:span text:style-name="ch2_5f_default.Name.Tag">td</text:span><text:span text:style-name="ch2_5f_default.Punctuation">&gt;&lt;</text:span><text:span text:style-name="ch2_5f_default.Name.Tag">input</text:span><text:span text:style-name="ch2_5f_default.Text"> </text:span><text:span text:style-name="ch2_5f_default.Name.Attribute">type</text:span><text:span text:style-name="ch2_5f_default.Operator">=</text:span><text:span text:style-name="ch2_5f_default.Literal.String">"radio"</text:span><text:span text:style-name="ch2_5f_default.Text"> </text:span><text:span text:style-name="ch2_5f_default.Name.Attribute">name</text:span><text:span text:style-name="ch2_5f_default.Operator">=</text:span><text:span text:style-name="ch2_5f_default.Literal.String">"gender"</text:span><text:span text:style-name="ch2_5f_default.Punctuation">&gt;</text:span><text:span text:style-name="ch2_5f_default.Text">Female</text:span><text:span text:style-name="ch2_5f_default.Punctuation">&lt;/</text:span><text:span text:style-name="ch2_5f_default.Name.Tag">td</text:span><text:span text:style-name="ch2_5f_default.Punctuation">&gt;</text:span></text:p>
      <text:p text:style-name="P29"><text:span text:style-name="ch2_5f_default.Punctuation">&lt;/</text:span><text:span text:style-name="ch2_5f_default.Name.Tag">tr</text:span><text:span text:style-name="ch2_5f_default.Punctuation">&gt;</text:span></text:p>
      <text:p text:style-name="P29"><text:span text:style-name="ch2_5f_default.Punctuation">&lt;</text:span><text:span text:style-name="ch2_5f_default.Name.Tag">tr</text:span><text:span text:style-name="ch2_5f_default.Punctuation">&gt;</text:span></text:p>
      <text:p text:style-name="P29"><text:span text:style-name="ch2_5f_default.Punctuation">&lt;</text:span><text:span text:style-name="ch2_5f_default.Name.Tag">td</text:span><text:span text:style-name="ch2_5f_default.Text"> </text:span><text:span text:style-name="ch2_5f_default.Name.Attribute">colspan</text:span><text:span text:style-name="ch2_5f_default.Operator">=</text:span><text:span text:style-name="ch2_5f_default.Literal.String">"2"</text:span><text:span text:style-name="ch2_5f_default.Punctuation">&gt;&lt;</text:span><text:span text:style-name="ch2_5f_default.Name.Tag">input</text:span><text:span text:style-name="ch2_5f_default.Text"> </text:span><text:span text:style-name="ch2_5f_default.Name.Attribute">type</text:span><text:span text:style-name="ch2_5f_default.Operator">=</text:span><text:span text:style-name="ch2_5f_default.Literal.String">"submit"</text:span><text:span text:style-name="ch2_5f_default.Text"> </text:span><text:span text:style-name="ch2_5f_default.Name.Attribute">value</text:span><text:span text:style-name="ch2_5f_default.Operator">=</text:span><text:span text:style-name="ch2_5f_default.Literal.String">"Send"</text:span><text:span text:style-name="ch2_5f_default.Punctuation">&gt;&lt;/</text:span><text:span text:style-name="ch2_5f_default.Name.Tag">td</text:span><text:span text:style-name="ch2_5f_default.Punctuation">&gt;</text:span></text:p>
      <text:p text:style-name="P29"><text:span text:style-name="ch2_5f_default.Punctuation">&lt;/</text:span><text:span text:style-name="ch2_5f_default.Name.Tag">tr</text:span><text:span text:style-name="ch2_5f_default.Punctuation">&gt;</text:span></text:p>
      <text:p text:style-name="P29"><text:span text:style-name="ch2_5f_default.Punctuation">&lt;/</text:span><text:span text:style-name="ch2_5f_default.Name.Tag">table</text:span><text:span text:style-name="ch2_5f_default.Punctuation">&gt;</text:span></text:p>
      <text:p text:style-name="P29"><text:span text:style-name="ch2_5f_default.Punctuation">&lt;/</text:span><text:span text:style-name="ch2_5f_default.Name.Tag">form</text:span><text:span text:style-name="ch2_5f_default.Punctuation">&gt;</text:span></text:p>
      <text:p text:style-name="P29"><text:span text:style-name="ch2_5f_default.Punctuation">&lt;/</text:span><text:span text:style-name="ch2_5f_default.Name.Tag">div</text:span><text:span text:style-name="ch2_5f_default.Punctuation">&gt;</text:span></text:p>
      <text:p text:style-name="P29"><text:span text:style-name="ch2_5f_default.Punctuation">&lt;</text:span><text:span text:style-name="ch2_5f_default.Name.Tag">div</text:span><text:span text:style-name="ch2_5f_default.Text"> </text:span><text:span text:style-name="ch2_5f_default.Name.Attribute">class</text:span><text:span text:style-name="ch2_5f_default.Operator">=</text:span><text:span text:style-name="ch2_5f_default.Literal.String">"col-8 table"</text:span><text:span text:style-name="ch2_5f_default.Punctuation">&gt;</text:span></text:p>
      <text:p text:style-name="P29"><text:span text:style-name="ch2_5f_default.Punctuation">&lt;</text:span><text:span text:style-name="ch2_5f_default.Name.Tag">table</text:span><text:span text:style-name="ch2_5f_default.Punctuation">&gt;</text:span></text:p>
      <text:p text:style-name="P29"><text:span text:style-name="ch2_5f_default.Punctuation">&lt;</text:span><text:span text:style-name="ch2_5f_default.Name.Tag">tr</text:span><text:span text:style-name="ch2_5f_default.Punctuation">&gt;</text:span></text:p>
      <text:p text:style-name="P29"><text:span text:style-name="ch2_5f_default.Punctuation">&lt;</text:span><text:span text:style-name="ch2_5f_default.Name.Tag">th</text:span><text:span text:style-name="ch2_5f_default.Text"> </text:span><text:span text:style-name="ch2_5f_default.Name.Attribute">rowspan</text:span><text:span text:style-name="ch2_5f_default.Operator">=</text:span><text:span text:style-name="ch2_5f_default.Literal.String">"7"</text:span><text:span text:style-name="ch2_5f_default.Punctuation">&gt;</text:span><text:span text:style-name="ch2_5f_default.Text">ПН</text:span><text:span text:style-name="ch2_5f_default.Punctuation">&lt;/</text:span><text:span text:style-name="ch2_5f_default.Name.Tag">th</text:span><text:span text:style-name="ch2_5f_default.Punctuation">&gt;</text:span></text:p>
      <text:p text:style-name="P29"><text:span text:style-name="ch2_5f_default.Punctuation">&lt;</text:span><text:span text:style-name="ch2_5f_default.Name.Tag">th</text:span><text:span text:style-name="ch2_5f_default.Punctuation">&gt;</text:span><text:span text:style-name="ch2_5f_default.Text">Время</text:span><text:span text:style-name="ch2_5f_default.Punctuation">&lt;/</text:span><text:span text:style-name="ch2_5f_default.Name.Tag">th</text:span><text:span text:style-name="ch2_5f_default.Punctuation">&gt;</text:span></text:p>
      <text:p text:style-name="P29"><text:span text:style-name="ch2_5f_default.Punctuation">&lt;</text:span><text:span text:style-name="ch2_5f_default.Name.Tag">th</text:span><text:span text:style-name="ch2_5f_default.Punctuation">&gt;</text:span><text:span text:style-name="ch2_5f_default.Text">Числитель</text:span><text:span text:style-name="ch2_5f_default.Punctuation">&lt;/</text:span><text:span text:style-name="ch2_5f_default.Name.Tag">th</text:span><text:span text:style-name="ch2_5f_default.Punctuation">&gt;</text:span></text:p>
      <text:p text:style-name="P29"><text:span text:style-name="ch2_5f_default.Punctuation">&lt;</text:span><text:span text:style-name="ch2_5f_default.Name.Tag">th</text:span><text:span text:style-name="ch2_5f_default.Punctuation">&gt;</text:span><text:span text:style-name="ch2_5f_default.Text">Знаменатель</text:span><text:span text:style-name="ch2_5f_default.Punctuation">&lt;/</text:span><text:span text:style-name="ch2_5f_default.Name.Tag">th</text:span><text:span text:style-name="ch2_5f_default.Punctuation">&gt;</text:span></text:p>
      <text:p text:style-name="P29"><text:span text:style-name="ch2_5f_default.Punctuation">&lt;/</text:span><text:span text:style-name="ch2_5f_default.Name.Tag">tr</text:span><text:span text:style-name="ch2_5f_default.Punctuation">&gt;</text:span></text:p>
      <text:p text:style-name="P29"><text:span text:style-name="ch2_5f_default.Punctuation">&lt;</text:span><text:span text:style-name="ch2_5f_default.Name.Tag">tr</text:span><text:span text:style-name="ch2_5f_default.Punctuation">&gt;</text:span></text:p>
      <text:p text:style-name="P29"><text:span text:style-name="ch2_5f_default.Punctuation">&lt;</text:span><text:span text:style-name="ch2_5f_default.Name.Tag">td</text:span><text:span text:style-name="ch2_5f_default.Punctuation">&gt;</text:span><text:span text:style-name="ch2_5f_default.Text">8:30-10:05</text:span><text:span text:style-name="ch2_5f_default.Punctuation">&lt;/</text:span><text:span text:style-name="ch2_5f_default.Name.Tag">td</text:span><text:span text:style-name="ch2_5f_default.Punctuation">&gt;</text:span></text:p>
      <text:p text:style-name="P29"><text:span text:style-name="ch2_5f_default.Punctuation">&lt;</text:span><text:span text:style-name="ch2_5f_default.Name.Tag">td</text:span><text:span text:style-name="ch2_5f_default.Text"> </text:span><text:span text:style-name="ch2_5f_default.Name.Attribute">colspan</text:span><text:span text:style-name="ch2_5f_default.Operator">=</text:span><text:span text:style-name="ch2_5f_default.Literal.String">"2"</text:span><text:span text:style-name="ch2_5f_default.Punctuation">&gt;</text:span><text:span text:style-name="ch2_5f_default.Text">(сем) Теория вероятностей и математическая статистика 1035л</text:span><text:span text:style-name="ch2_5f_default.Punctuation">&lt;/</text:span><text:span text:style-name="ch2_5f_default.Name.Tag">td</text:span><text:span text:style-name="ch2_5f_default.Punctuation">&gt;</text:span></text:p>
      <text:p text:style-name="P29"><text:span text:style-name="ch2_5f_default.Punctuation">&lt;/</text:span><text:span text:style-name="ch2_5f_default.Name.Tag">tr</text:span><text:span text:style-name="ch2_5f_default.Punctuation">&gt;</text:span></text:p>
      <text:p text:style-name="P29"><text:span text:style-name="ch2_5f_default.Punctuation">&lt;</text:span><text:span text:style-name="ch2_5f_default.Name.Tag">tr</text:span><text:span text:style-name="ch2_5f_default.Punctuation">&gt;</text:span></text:p>
      <text:p text:style-name="P29"><text:span text:style-name="ch2_5f_default.Punctuation">&lt;</text:span><text:span text:style-name="ch2_5f_default.Name.Tag">td</text:span><text:span text:style-name="ch2_5f_default.Punctuation">&gt;</text:span><text:span text:style-name="ch2_5f_default.Text">10:15 - 11:50</text:span><text:span text:style-name="ch2_5f_default.Punctuation">&lt;/</text:span><text:span text:style-name="ch2_5f_default.Name.Tag">td</text:span><text:span text:style-name="ch2_5f_default.Punctuation">&gt;</text:span></text:p>
      <text:p text:style-name="P29"><text:span text:style-name="ch2_5f_default.Punctuation">&lt;</text:span><text:span text:style-name="ch2_5f_default.Name.Tag">td</text:span><text:span text:style-name="ch2_5f_default.Text"> </text:span><text:span text:style-name="ch2_5f_default.Name.Attribute">colspan</text:span><text:span text:style-name="ch2_5f_default.Operator">=</text:span><text:span text:style-name="ch2_5f_default.Literal.String">"2"</text:span><text:span text:style-name="ch2_5f_default.Punctuation">&gt;</text:span><text:span text:style-name="ch2_5f_default.Text">(лек) Теория вероятностей и математическая статистика 218л Горяинов В. Б.</text:span><text:span text:style-name="ch2_5f_default.Punctuation">&lt;/</text:span><text:span text:style-name="ch2_5f_default.Name.Tag">td</text:span><text:span text:style-name="ch2_5f_default.Punctuation">&gt;</text:span></text:p>
      <text:p text:style-name="P29"><text:span text:style-name="ch2_5f_default.Punctuation">&lt;/</text:span><text:span text:style-name="ch2_5f_default.Name.Tag">tr</text:span><text:span text:style-name="ch2_5f_default.Punctuation">&gt;</text:span></text:p>
      <text:p text:style-name="P29"><text:soft-page-break/><text:span text:style-name="ch2_5f_default.Punctuation">&lt;</text:span><text:span text:style-name="ch2_5f_default.Name.Tag">tr</text:span><text:span text:style-name="ch2_5f_default.Punctuation">&gt;</text:span></text:p>
      <text:p text:style-name="P29"><text:span text:style-name="ch2_5f_default.Punctuation">&lt;</text:span><text:span text:style-name="ch2_5f_default.Name.Tag">td</text:span><text:span text:style-name="ch2_5f_default.Punctuation">&gt;</text:span><text:span text:style-name="ch2_5f_default.Text">12:00 - 13:35</text:span><text:span text:style-name="ch2_5f_default.Punctuation">&lt;/</text:span><text:span text:style-name="ch2_5f_default.Name.Tag">td</text:span><text:span text:style-name="ch2_5f_default.Punctuation">&gt;</text:span></text:p>
      <text:p text:style-name="P29"><text:span text:style-name="ch2_5f_default.Punctuation">&lt;</text:span><text:span text:style-name="ch2_5f_default.Name.Tag">td</text:span><text:span text:style-name="ch2_5f_default.Punctuation">&gt;&lt;/</text:span><text:span text:style-name="ch2_5f_default.Name.Tag">td</text:span><text:span text:style-name="ch2_5f_default.Punctuation">&gt;</text:span></text:p>
      <text:p text:style-name="P29"><text:span text:style-name="ch2_5f_default.Punctuation">&lt;</text:span><text:span text:style-name="ch2_5f_default.Name.Tag">td</text:span><text:span text:style-name="ch2_5f_default.Punctuation">&gt;&lt;/</text:span><text:span text:style-name="ch2_5f_default.Name.Tag">td</text:span><text:span text:style-name="ch2_5f_default.Punctuation">&gt;</text:span><text:span text:style-name="ch2_5f_default.Text"> </text:span></text:p>
      <text:p text:style-name="P29"><text:span text:style-name="ch2_5f_default.Punctuation">&lt;/</text:span><text:span text:style-name="ch2_5f_default.Name.Tag">tr</text:span><text:span text:style-name="ch2_5f_default.Punctuation">&gt;</text:span></text:p>
      <text:p text:style-name="P29"><text:span text:style-name="ch2_5f_default.Punctuation">&lt;</text:span><text:span text:style-name="ch2_5f_default.Name.Tag">tr</text:span><text:span text:style-name="ch2_5f_default.Punctuation">&gt;</text:span></text:p>
      <text:p text:style-name="P29"><text:span text:style-name="ch2_5f_default.Punctuation">&lt;</text:span><text:span text:style-name="ch2_5f_default.Name.Tag">td</text:span><text:span text:style-name="ch2_5f_default.Punctuation">&gt;</text:span><text:span text:style-name="ch2_5f_default.Text">13:50 - 15:25</text:span><text:span text:style-name="ch2_5f_default.Punctuation">&lt;/</text:span><text:span text:style-name="ch2_5f_default.Name.Tag">td</text:span><text:span text:style-name="ch2_5f_default.Punctuation">&gt;</text:span></text:p>
      <text:p text:style-name="P29"><text:span text:style-name="ch2_5f_default.Punctuation">&lt;</text:span><text:span text:style-name="ch2_5f_default.Name.Tag">td</text:span><text:span text:style-name="ch2_5f_default.Punctuation">&gt;&lt;/</text:span><text:span text:style-name="ch2_5f_default.Name.Tag">td</text:span><text:span text:style-name="ch2_5f_default.Punctuation">&gt;</text:span></text:p>
      <text:p text:style-name="P29"><text:span text:style-name="ch2_5f_default.Punctuation">&lt;</text:span><text:span text:style-name="ch2_5f_default.Name.Tag">td</text:span><text:span text:style-name="ch2_5f_default.Punctuation">&gt;&lt;/</text:span><text:span text:style-name="ch2_5f_default.Name.Tag">td</text:span><text:span text:style-name="ch2_5f_default.Punctuation">&gt;</text:span><text:span text:style-name="ch2_5f_default.Text"> </text:span></text:p>
      <text:p text:style-name="P29"><text:span text:style-name="ch2_5f_default.Punctuation">&lt;/</text:span><text:span text:style-name="ch2_5f_default.Name.Tag">tr</text:span><text:span text:style-name="ch2_5f_default.Punctuation">&gt;</text:span></text:p>
      <text:p text:style-name="P29"><text:span text:style-name="ch2_5f_default.Punctuation">&lt;</text:span><text:span text:style-name="ch2_5f_default.Name.Tag">tr</text:span><text:span text:style-name="ch2_5f_default.Punctuation">&gt;</text:span></text:p>
      <text:p text:style-name="P29"><text:span text:style-name="ch2_5f_default.Punctuation">&lt;</text:span><text:span text:style-name="ch2_5f_default.Name.Tag">td</text:span><text:span text:style-name="ch2_5f_default.Punctuation">&gt;</text:span><text:span text:style-name="ch2_5f_default.Text">15:40 - 17:15</text:span><text:span text:style-name="ch2_5f_default.Punctuation">&lt;/</text:span><text:span text:style-name="ch2_5f_default.Name.Tag">td</text:span><text:span text:style-name="ch2_5f_default.Punctuation">&gt;</text:span></text:p>
      <text:p text:style-name="P29"><text:span text:style-name="ch2_5f_default.Punctuation">&lt;</text:span><text:span text:style-name="ch2_5f_default.Name.Tag">td</text:span><text:span text:style-name="ch2_5f_default.Punctuation">&gt;&lt;/</text:span><text:span text:style-name="ch2_5f_default.Name.Tag">td</text:span><text:span text:style-name="ch2_5f_default.Punctuation">&gt;</text:span></text:p>
      <text:p text:style-name="P29"><text:span text:style-name="ch2_5f_default.Punctuation">&lt;</text:span><text:span text:style-name="ch2_5f_default.Name.Tag">td</text:span><text:span text:style-name="ch2_5f_default.Punctuation">&gt;&lt;/</text:span><text:span text:style-name="ch2_5f_default.Name.Tag">td</text:span><text:span text:style-name="ch2_5f_default.Punctuation">&gt;</text:span></text:p>
      <text:p text:style-name="P29"><text:span text:style-name="ch2_5f_default.Punctuation">&lt;/</text:span><text:span text:style-name="ch2_5f_default.Name.Tag">tr</text:span><text:span text:style-name="ch2_5f_default.Punctuation">&gt;</text:span></text:p>
      <text:p text:style-name="P29"><text:span text:style-name="ch2_5f_default.Punctuation">&lt;</text:span><text:span text:style-name="ch2_5f_default.Name.Tag">tr</text:span><text:span text:style-name="ch2_5f_default.Punctuation">&gt;</text:span></text:p>
      <text:p text:style-name="P29"><text:span text:style-name="ch2_5f_default.Punctuation">&lt;</text:span><text:span text:style-name="ch2_5f_default.Name.Tag">td</text:span><text:span text:style-name="ch2_5f_default.Punctuation">&gt;</text:span><text:span text:style-name="ch2_5f_default.Text">17:25 - 19:00</text:span><text:span text:style-name="ch2_5f_default.Punctuation">&lt;/</text:span><text:span text:style-name="ch2_5f_default.Name.Tag">td</text:span><text:span text:style-name="ch2_5f_default.Punctuation">&gt;</text:span></text:p>
      <text:p text:style-name="P29"><text:span text:style-name="ch2_5f_default.Punctuation">&lt;</text:span><text:span text:style-name="ch2_5f_default.Name.Tag">td</text:span><text:span text:style-name="ch2_5f_default.Punctuation">&gt;&lt;/</text:span><text:span text:style-name="ch2_5f_default.Name.Tag">td</text:span><text:span text:style-name="ch2_5f_default.Punctuation">&gt;</text:span></text:p>
      <text:p text:style-name="P29"><text:span text:style-name="ch2_5f_default.Punctuation">&lt;</text:span><text:span text:style-name="ch2_5f_default.Name.Tag">td</text:span><text:span text:style-name="ch2_5f_default.Punctuation">&gt;&lt;/</text:span><text:span text:style-name="ch2_5f_default.Name.Tag">td</text:span><text:span text:style-name="ch2_5f_default.Punctuation">&gt;</text:span></text:p>
      <text:p text:style-name="P29"><text:span text:style-name="ch2_5f_default.Punctuation">&lt;/</text:span><text:span text:style-name="ch2_5f_default.Name.Tag">tr</text:span><text:span text:style-name="ch2_5f_default.Punctuation">&gt;</text:span></text:p>
      <text:p text:style-name="P29"><text:span text:style-name="ch2_5f_default.Punctuation">&lt;/</text:span><text:span text:style-name="ch2_5f_default.Name.Tag">table</text:span><text:span text:style-name="ch2_5f_default.Punctuation">&gt;</text:span></text:p>
      <text:p text:style-name="P29"><text:span text:style-name="ch2_5f_default.Punctuation">&lt;/</text:span><text:span text:style-name="ch2_5f_default.Name.Tag">div</text:span><text:span text:style-name="ch2_5f_default.Punctuation">&gt;</text:span></text:p>
      <text:p text:style-name="P29"><text:span text:style-name="ch2_5f_default.Punctuation">&lt;</text:span><text:span text:style-name="ch2_5f_default.Name.Tag">br</text:span><text:span text:style-name="ch2_5f_default.Punctuation">&gt;</text:span></text:p>
      <text:p text:style-name="P29"><text:span text:style-name="ch2_5f_default.Punctuation">&lt;/</text:span><text:span text:style-name="ch2_5f_default.Name.Tag">div</text:span><text:span text:style-name="ch2_5f_default.Punctuation">&gt;</text:span></text:p>
      <text:p text:style-name="P29"><text:span text:style-name="ch2_5f_default.Punctuation">&lt;</text:span><text:span text:style-name="ch2_5f_default.Name.Tag">div</text:span><text:span text:style-name="ch2_5f_default.Text"> </text:span><text:span text:style-name="ch2_5f_default.Name.Attribute">class</text:span><text:span text:style-name="ch2_5f_default.Operator">=</text:span><text:span text:style-name="ch2_5f_default.Literal.String">"row"</text:span><text:span text:style-name="ch2_5f_default.Punctuation">&gt;</text:span></text:p>
      <text:p text:style-name="P29"><text:span text:style-name="ch2_5f_default.Punctuation">&lt;</text:span><text:span text:style-name="ch2_5f_default.Name.Tag">div</text:span><text:span text:style-name="ch2_5f_default.Text"> </text:span><text:span text:style-name="ch2_5f_default.Name.Attribute">class</text:span><text:span text:style-name="ch2_5f_default.Operator">=</text:span><text:span text:style-name="ch2_5f_default.Literal.String">"col container"</text:span><text:span text:style-name="ch2_5f_default.Punctuation">&gt;</text:span></text:p>
      <text:p text:style-name="P29"><text:span text:style-name="ch2_5f_default.Punctuation">&lt;</text:span><text:span text:style-name="ch2_5f_default.Name.Tag">p</text:span><text:span text:style-name="ch2_5f_default.Punctuation">&gt;</text:span><text:span text:style-name="ch2_5f_default.Text">Today we gonna to be </text:span><text:span text:style-name="ch2_5f_default.Punctuation">&lt;</text:span><text:span text:style-name="ch2_5f_default.Name.Tag">strong</text:span><text:span text:style-name="ch2_5f_default.Punctuation">&gt;</text:span><text:span text:style-name="ch2_5f_default.Text">millioners</text:span><text:span text:style-name="ch2_5f_default.Punctuation">&lt;/</text:span><text:span text:style-name="ch2_5f_default.Name.Tag">strong</text:span><text:span text:style-name="ch2_5f_default.Punctuation">&gt;&lt;/</text:span><text:span text:style-name="ch2_5f_default.Name.Tag">p</text:span><text:span text:style-name="ch2_5f_default.Punctuation">&gt;</text:span></text:p>
      <text:p text:style-name="P29"><text:span text:style-name="ch2_5f_default.Punctuation">&lt;</text:span><text:span text:style-name="ch2_5f_default.Name.Tag">p</text:span><text:span text:style-name="ch2_5f_default.Punctuation">&gt;</text:span><text:span text:style-name="ch2_5f_default.Text">Things Happen </text:span><text:span text:style-name="ch2_5f_default.Punctuation">&lt;</text:span><text:span text:style-name="ch2_5f_default.Name.Tag">strong</text:span><text:span text:style-name="ch2_5f_default.Punctuation">&gt;</text:span><text:span text:style-name="ch2_5f_default.Text">for a Reason</text:span><text:span text:style-name="ch2_5f_default.Punctuation">&lt;/</text:span><text:span text:style-name="ch2_5f_default.Name.Tag">strong</text:span><text:span text:style-name="ch2_5f_default.Punctuation">&gt;&lt;/</text:span><text:span text:style-name="ch2_5f_default.Name.Tag">p</text:span><text:span text:style-name="ch2_5f_default.Punctuation">&gt;</text:span></text:p>
      <text:p text:style-name="P29"><text:span text:style-name="ch2_5f_default.Punctuation">&lt;</text:span><text:span text:style-name="ch2_5f_default.Name.Tag">p</text:span><text:span text:style-name="ch2_5f_default.Punctuation">&gt;</text:span><text:span text:style-name="ch2_5f_default.Text">We dont know </text:span><text:span text:style-name="ch2_5f_default.Punctuation">&lt;</text:span><text:span text:style-name="ch2_5f_default.Name.Tag">mark</text:span><text:span text:style-name="ch2_5f_default.Punctuation">&gt;</text:span><text:span text:style-name="ch2_5f_default.Text">date of death</text:span><text:span text:style-name="ch2_5f_default.Punctuation">&lt;/</text:span><text:span text:style-name="ch2_5f_default.Name.Tag">mark</text:span><text:span text:style-name="ch2_5f_default.Punctuation">&gt;</text:span><text:span text:style-name="ch2_5f_default.Text">, but we know </text:span><text:span text:style-name="ch2_5f_default.Punctuation">&lt;</text:span><text:span text:style-name="ch2_5f_default.Name.Tag">mark</text:span><text:span text:style-name="ch2_5f_default.Punctuation">&gt;</text:span><text:span text:style-name="ch2_5f_default.Text">date of bithday</text:span><text:span text:style-name="ch2_5f_default.Punctuation">&lt;/</text:span><text:span text:style-name="ch2_5f_default.Name.Tag">mark</text:span><text:span text:style-name="ch2_5f_default.Punctuation">&gt;&lt;/</text:span><text:span text:style-name="ch2_5f_default.Name.Tag">p</text:span><text:span text:style-name="ch2_5f_default.Punctuation">&gt;</text:span></text:p>
      <text:p text:style-name="P29"><text:span text:style-name="ch2_5f_default.Punctuation">&lt;</text:span><text:span text:style-name="ch2_5f_default.Name.Tag">p</text:span><text:span text:style-name="ch2_5f_default.Punctuation">&gt;</text:span><text:span text:style-name="ch2_5f_default.Text">There </text:span><text:span text:style-name="ch2_5f_default.Punctuation">&lt;</text:span><text:span text:style-name="ch2_5f_default.Name.Tag">s</text:span><text:span text:style-name="ch2_5f_default.Punctuation">&gt;</text:span><text:span text:style-name="ch2_5f_default.Text">is no</text:span><text:span text:style-name="ch2_5f_default.Punctuation">&lt;/</text:span><text:span text:style-name="ch2_5f_default.Name.Tag">s</text:span><text:span text:style-name="ch2_5f_default.Punctuation">&gt;</text:span><text:span text:style-name="ch2_5f_default.Text"> Accidents</text:span><text:span text:style-name="ch2_5f_default.Punctuation">&lt;/</text:span><text:span text:style-name="ch2_5f_default.Name.Tag">p</text:span><text:span text:style-name="ch2_5f_default.Punctuation">&gt;</text:span></text:p>
      <text:p text:style-name="P29"><text:span text:style-name="ch2_5f_default.Punctuation">&lt;</text:span><text:span text:style-name="ch2_5f_default.Name.Tag">p</text:span><text:span text:style-name="ch2_5f_default.Punctuation">&gt;</text:span><text:span text:style-name="ch2_5f_default.Text">We couldn`t be </text:span><text:span text:style-name="ch2_5f_default.Punctuation">&lt;</text:span><text:span text:style-name="ch2_5f_default.Name.Tag">small</text:span><text:span text:style-name="ch2_5f_default.Punctuation">&gt;</text:span><text:span text:style-name="ch2_5f_default.Text">Younger then this</text:span><text:span text:style-name="ch2_5f_default.Punctuation">&lt;/</text:span><text:span text:style-name="ch2_5f_default.Name.Tag">small</text:span><text:span text:style-name="ch2_5f_default.Punctuation">&gt;</text:span><text:span text:style-name="ch2_5f_default.Text"> evening ever</text:span><text:span text:style-name="ch2_5f_default.Punctuation">&lt;/</text:span><text:span text:style-name="ch2_5f_default.Name.Tag">p</text:span><text:span text:style-name="ch2_5f_default.Punctuation">&gt;</text:span></text:p>
      <text:p text:style-name="P29"><text:span text:style-name="ch2_5f_default.Punctuation">&lt;</text:span><text:span text:style-name="ch2_5f_default.Name.Tag">p</text:span><text:span text:style-name="ch2_5f_default.Punctuation">&gt;&lt;</text:span><text:span text:style-name="ch2_5f_default.Name.Tag">strong</text:span><text:span text:style-name="ch2_5f_default.Punctuation">&gt;</text:span><text:span text:style-name="ch2_5f_default.Text">So what are you doing right now? Are you really want working on it and spend your daimond time?</text:span><text:span text:style-name="ch2_5f_default.Punctuation">&lt;/</text:span><text:span text:style-name="ch2_5f_default.Name.Tag">strong</text:span><text:span text:style-name="ch2_5f_default.Punctuation">&gt;&lt;/</text:span><text:span text:style-name="ch2_5f_default.Name.Tag">p</text:span><text:span text:style-name="ch2_5f_default.Punctuation">&gt;</text:span></text:p>
      <text:p text:style-name="P29"><text:span text:style-name="ch2_5f_default.Punctuation">&lt;</text:span><text:span text:style-name="ch2_5f_default.Name.Tag">p</text:span><text:span text:style-name="ch2_5f_default.Punctuation">&gt;&lt;</text:span><text:span text:style-name="ch2_5f_default.Name.Tag">samp</text:span><text:span text:style-name="ch2_5f_default.Punctuation">&gt;</text:span><text:span text:style-name="ch2_5f_default.Text">Blokchain is the best way to see how encryption can work for people successfully transitions</text:span><text:span text:style-name="ch2_5f_default.Punctuation">&lt;/</text:span><text:span text:style-name="ch2_5f_default.Name.Tag">samp</text:span><text:span text:style-name="ch2_5f_default.Punctuation">&gt;&lt;/</text:span><text:span text:style-name="ch2_5f_default.Name.Tag">p</text:span><text:span text:style-name="ch2_5f_default.Punctuation">&gt;</text:span></text:p>
      <text:p text:style-name="P29"><text:span text:style-name="ch2_5f_default.Punctuation">&lt;</text:span><text:span text:style-name="ch2_5f_default.Name.Tag">p</text:span><text:span text:style-name="ch2_5f_default.Punctuation">&gt;</text:span><text:span text:style-name="ch2_5f_default.Text">10 Septemeber 2022, </text:span><text:span text:style-name="ch2_5f_default.Punctuation">&lt;</text:span><text:span text:style-name="ch2_5f_default.Name.Tag">strong</text:span><text:span text:style-name="ch2_5f_default.Punctuation">&gt;</text:span><text:span text:style-name="ch2_5f_default.Text">my phone</text:span><text:span text:style-name="ch2_5f_default.Punctuation">&lt;/</text:span><text:span text:style-name="ch2_5f_default.Name.Tag">strong</text:span><text:span text:style-name="ch2_5f_default.Punctuation">&gt;</text:span><text:span text:style-name="ch2_5f_default.Text"> doesn`t ringing</text:span><text:span text:style-name="ch2_5f_default.Punctuation">&lt;/</text:span><text:span text:style-name="ch2_5f_default.Name.Tag">p</text:span><text:span text:style-name="ch2_5f_default.Punctuation">&gt;</text:span></text:p>
      <text:p text:style-name="P29"><text:span text:style-name="ch2_5f_default.Punctuation">&lt;</text:span><text:span text:style-name="ch2_5f_default.Name.Tag">p</text:span><text:span text:style-name="ch2_5f_default.Punctuation">&gt;</text:span><text:span text:style-name="ch2_5f_default.Text">16 September we can buy IPhone 14 from </text:span><text:span text:style-name="ch2_5f_default.Punctuation">&lt;</text:span><text:span text:style-name="ch2_5f_default.Name.Tag">cite</text:span><text:span text:style-name="ch2_5f_default.Punctuation">&gt;&lt;</text:span><text:span text:style-name="ch2_5f_default.Name.Tag">a</text:span><text:span text:style-name="ch2_5f_default.Text"> </text:span><text:span text:style-name="ch2_5f_default.Name.Attribute">href</text:span><text:span text:style-name="ch2_5f_default.Operator">=</text:span><text:span text:style-name="ch2_5f_default.Literal.String">"https://github.com/timofeytst"</text:span><text:span text:style-name="ch2_5f_default.Punctuation">&gt;</text:span><text:span text:style-name="ch2_5f_default.Text">official</text:span><text:span text:style-name="ch2_5f_default.Punctuation">&lt;/</text:span><text:span text:style-name="ch2_5f_default.Name.Tag">a</text:span><text:span text:style-name="ch2_5f_default.Punctuation">&gt;&lt;/</text:span><text:span text:style-name="ch2_5f_default.Name.Tag">cite</text:span><text:span text:style-name="ch2_5f_default.Punctuation">&gt;</text:span><text:span text:style-name="ch2_5f_default.Text"> stories</text:span><text:span text:style-name="ch2_5f_default.Punctuation">&lt;/</text:span><text:span text:style-name="ch2_5f_default.Name.Tag">p</text:span><text:span text:style-name="ch2_5f_default.Punctuation">&gt;</text:span></text:p>
      <text:p text:style-name="P29"><text:span text:style-name="ch2_5f_default.Punctuation">&lt;</text:span><text:span text:style-name="ch2_5f_default.Name.Tag">p</text:span><text:span text:style-name="ch2_5f_default.Punctuation">&gt;</text:span><text:span text:style-name="ch2_5f_default.Text">Dark, green, blue, white, yellow, </text:span><text:span text:style-name="ch2_5f_default.Punctuation">&lt;</text:span><text:span text:style-name="ch2_5f_default.Name.Tag">mark</text:span><text:span text:style-name="ch2_5f_default.Punctuation">&gt;</text:span><text:span text:style-name="ch2_5f_default.Text">white-blue</text:span><text:span text:style-name="ch2_5f_default.Punctuation">&lt;/</text:span><text:span text:style-name="ch2_5f_default.Name.Tag">mark</text:span><text:span text:style-name="ch2_5f_default.Punctuation">&gt;</text:span><text:span text:style-name="ch2_5f_default.Text">, salad-green, fucsia</text:span><text:span text:style-name="ch2_5f_default.Punctuation">&lt;/</text:span><text:span text:style-name="ch2_5f_default.Name.Tag">p</text:span><text:span text:style-name="ch2_5f_default.Punctuation">&gt;</text:span></text:p>
      <text:p text:style-name="P29"><text:span text:style-name="ch2_5f_default.Punctuation">&lt;</text:span><text:span text:style-name="ch2_5f_default.Name.Tag">p</text:span><text:span text:style-name="ch2_5f_default.Punctuation">&gt;&lt;</text:span><text:span text:style-name="ch2_5f_default.Name.Tag">a</text:span><text:span text:style-name="ch2_5f_default.Text"> </text:span><text:span text:style-name="ch2_5f_default.Name.Attribute">href</text:span><text:span text:style-name="ch2_5f_default.Operator">=</text:span><text:span text:style-name="ch2_5f_default.Literal.String">"https://github.com/timofeytst"</text:span><text:span text:style-name="ch2_5f_default.Punctuation">&gt;</text:span><text:span text:style-name="ch2_5f_default.Text">I know</text:span><text:span text:style-name="ch2_5f_default.Punctuation">&lt;/</text:span><text:span text:style-name="ch2_5f_default.Name.Tag">a</text:span><text:span text:style-name="ch2_5f_default.Punctuation">&gt;</text:span><text:span text:style-name="ch2_5f_default.Text"> C++, Qt, Delphi, CSS </text:span><text:span text:style-name="ch2_5f_default.Error">&amp;</text:span><text:span text:style-name="ch2_5f_default.Text"> HTML </text:span><text:span text:style-name="ch2_5f_default.Error">&amp;</text:span><text:span text:style-name="ch2_5f_default.Text"> JS, Solidity, Python [FastAPI, pydantic, sqlAlchemy...], SQL [Oracle, Microsoft SQL...]</text:span><text:span text:style-name="ch2_5f_default.Punctuation">&lt;/</text:span><text:span text:style-name="ch2_5f_default.Name.Tag">p</text:span><text:span text:style-name="ch2_5f_default.Punctuation">&gt;</text:span></text:p>
      <text:p text:style-name="P29"><text:span text:style-name="ch2_5f_default.Punctuation">&lt;</text:span><text:span text:style-name="ch2_5f_default.Name.Tag">p</text:span><text:span text:style-name="ch2_5f_default.Punctuation">&gt;&lt;</text:span><text:span text:style-name="ch2_5f_default.Name.Tag">strong</text:span><text:span text:style-name="ch2_5f_default.Punctuation">&gt;</text:span><text:span text:style-name="ch2_5f_default.Text">In 2021 when I was in my homecity</text:span><text:span text:style-name="ch2_5f_default.Punctuation">&lt;/</text:span><text:span text:style-name="ch2_5f_default.Name.Tag">strong</text:span><text:span text:style-name="ch2_5f_default.Punctuation">&gt;</text:span><text:span text:style-name="ch2_5f_default.Text">, I loved to walk with </text:span><text:span text:style-name="ch2_5f_default.Punctuation">&lt;</text:span><text:span text:style-name="ch2_5f_default.Name.Tag">mark</text:span><text:span text:style-name="ch2_5f_default.Punctuation">&gt;</text:span><text:span text:style-name="ch2_5f_default.Text">one person</text:span><text:span text:style-name="ch2_5f_default.Punctuation">&lt;/</text:span><text:span text:style-name="ch2_5f_default.Name.Tag">mark</text:span><text:span text:style-name="ch2_5f_default.Punctuation">&gt;</text:span><text:span text:style-name="ch2_5f_default.Text">. I haven`t been talking with her more than </text:span><text:span text:style-name="ch2_5f_default.Punctuation">&lt;</text:span><text:span text:style-name="ch2_5f_default.Name.Tag">strong</text:span><text:span text:style-name="ch2_5f_default.Punctuation">&gt;</text:span><text:span text:style-name="ch2_5f_default.Text">1 year</text:span><text:span text:style-name="ch2_5f_default.Punctuation">&lt;/</text:span><text:span text:style-name="ch2_5f_default.Name.Tag">strong</text:span><text:span text:style-name="ch2_5f_default.Punctuation">&gt;</text:span><text:span text:style-name="ch2_5f_default.Text"> since I am in Moscow</text:span><text:span text:style-name="ch2_5f_default.Punctuation">&lt;/</text:span><text:span text:style-name="ch2_5f_default.Name.Tag">p</text:span><text:span text:style-name="ch2_5f_default.Punctuation">&gt;</text:span></text:p>
      <text:p text:style-name="P29"><text:span text:style-name="ch2_5f_default.Punctuation">&lt;</text:span><text:span text:style-name="ch2_5f_default.Name.Tag">p</text:span><text:span text:style-name="ch2_5f_default.Punctuation">&gt;</text:span><text:span text:style-name="ch2_5f_default.Text">Math formules: </text:span><text:span text:style-name="ch2_5f_default.Punctuation">&lt;</text:span><text:span text:style-name="ch2_5f_default.Name.Tag">var</text:span><text:span text:style-name="ch2_5f_default.Punctuation">&gt;</text:span><text:span text:style-name="ch2_5f_default.Text">D</text:span><text:span text:style-name="ch2_5f_default.Punctuation">&lt;/</text:span><text:span text:style-name="ch2_5f_default.Name.Tag">var</text:span><text:span text:style-name="ch2_5f_default.Punctuation">&gt;&lt;</text:span><text:span text:style-name="ch2_5f_default.Name.Tag">sub</text:span><text:span text:style-name="ch2_5f_default.Punctuation">&gt;</text:span><text:span text:style-name="ch2_5f_default.Text">o</text:span><text:span text:style-name="ch2_5f_default.Punctuation">&lt;/</text:span><text:span text:style-name="ch2_5f_default.Name.Tag">sub</text:span><text:span text:style-name="ch2_5f_default.Punctuation">&gt;</text:span><text:span text:style-name="ch2_5f_default.Text"> = (1/</text:span><text:span text:style-name="ch2_5f_default.Punctuation">&lt;</text:span><text:span text:style-name="ch2_5f_default.Name.Tag">var</text:span><text:span text:style-name="ch2_5f_default.Punctuation">&gt;</text:span><text:span text:style-name="ch2_5f_default.Text">f</text:span><text:span text:style-name="ch2_5f_default.Punctuation">&lt;/</text:span><text:span text:style-name="ch2_5f_default.Name.Tag">var</text:span><text:span text:style-name="ch2_5f_default.Punctuation">&gt;&lt;</text:span><text:span text:style-name="ch2_5f_default.Name.Tag">sub</text:span><text:span text:style-name="ch2_5f_default.Punctuation">&gt;</text:span><text:span text:style-name="ch2_5f_default.Text">1</text:span><text:span text:style-name="ch2_5f_default.Punctuation">&lt;/</text:span><text:span text:style-name="ch2_5f_default.Name.Tag">sub</text:span><text:span text:style-name="ch2_5f_default.Punctuation">&gt;</text:span><text:span text:style-name="ch2_5f_default.Text">)</text:span><text:span text:style-name="ch2_5f_default.Punctuation">&lt;</text:span><text:span text:style-name="ch2_5f_default.Name.Tag">sup</text:span><text:span text:style-name="ch2_5f_default.Punctuation">&gt;</text:span><text:span text:style-name="ch2_5f_default.Text">2</text:span><text:span text:style-name="ch2_5f_default.Punctuation">&lt;/</text:span><text:span text:style-name="ch2_5f_default.Name.Tag">sup</text:span><text:span text:style-name="ch2_5f_default.Punctuation">&gt;&lt;/</text:span><text:span text:style-name="ch2_5f_default.Name.Tag">p</text:span><text:span text:style-name="ch2_5f_default.Punctuation">&gt;</text:span></text:p>
      <text:p text:style-name="P29"><text:span text:style-name="ch2_5f_default.Punctuation">&lt;</text:span><text:span text:style-name="ch2_5f_default.Name.Tag">p</text:span><text:span text:style-name="ch2_5f_default.Punctuation">&gt;</text:span><text:span text:style-name="ch2_5f_default.Text">Code on C++: </text:span><text:span text:style-name="ch2_5f_default.Punctuation">&lt;/</text:span><text:span text:style-name="ch2_5f_default.Name.Tag">p</text:span><text:span text:style-name="ch2_5f_default.Punctuation">&gt;</text:span></text:p>
      <text:p text:style-name="P29"><text:span text:style-name="ch2_5f_default.Punctuation">&lt;</text:span><text:span text:style-name="ch2_5f_default.Name.Tag">div</text:span><text:span text:style-name="ch2_5f_default.Text"> </text:span><text:span text:style-name="ch2_5f_default.Name.Attribute">class</text:span><text:span text:style-name="ch2_5f_default.Operator">=</text:span><text:span text:style-name="ch2_5f_default.Literal.String">"code"</text:span><text:span text:style-name="ch2_5f_default.Punctuation">&gt;</text:span></text:p>
      <text:p text:style-name="P29"><text:span text:style-name="ch2_5f_default.Punctuation">&lt;</text:span><text:span text:style-name="ch2_5f_default.Name.Tag">code</text:span><text:span text:style-name="ch2_5f_default.Punctuation">&gt;</text:span></text:p>
      <text:p text:style-name="P29"><text:span text:style-name="ch2_5f_default.Text">int main() {</text:span><text:span text:style-name="ch2_5f_default.Punctuation">&lt;</text:span><text:span text:style-name="ch2_5f_default.Name.Tag">br</text:span><text:span text:style-name="ch2_5f_default.Punctuation">/&gt;</text:span></text:p>
      <text:p text:style-name="P29"><text:span text:style-name="ch2_5f_default.Text">for(int i = 0; i </text:span><text:span text:style-name="ch2_5f_default.Name.Entity">&amp;lt;</text:span><text:span text:style-name="ch2_5f_default.Text"> 10; i++){</text:span><text:span text:style-name="ch2_5f_default.Punctuation">&lt;</text:span><text:span text:style-name="ch2_5f_default.Name.Tag">br</text:span><text:span text:style-name="ch2_5f_default.Punctuation">/&gt;</text:span></text:p>
      <text:p text:style-name="P29"><text:soft-page-break/><text:span text:style-name="ch2_5f_default.Text">std::cout </text:span><text:span text:style-name="ch2_5f_default.Name.Entity">&amp;lt;</text:span><text:span text:style-name="ch2_5f_default.Text"> </text:span><text:span text:style-name="ch2_5f_default.Name.Entity">&amp;lt;</text:span><text:span text:style-name="ch2_5f_default.Text"> i </text:span><text:span text:style-name="ch2_5f_default.Name.Entity">&amp;lt;</text:span><text:span text:style-name="ch2_5f_default.Text"> </text:span><text:span text:style-name="ch2_5f_default.Name.Entity">&amp;lt;</text:span><text:span text:style-name="ch2_5f_default.Text"> " and other" </text:span><text:span text:style-name="ch2_5f_default.Name.Entity">&amp;lt;</text:span><text:span text:style-name="ch2_5f_default.Text"> </text:span><text:span text:style-name="ch2_5f_default.Name.Entity">&amp;lt;</text:span><text:span text:style-name="ch2_5f_default.Text"> std::endl;</text:span><text:span text:style-name="ch2_5f_default.Punctuation">&lt;</text:span><text:span text:style-name="ch2_5f_default.Name.Tag">br</text:span><text:span text:style-name="ch2_5f_default.Punctuation">/&gt;</text:span></text:p>
      <text:p text:style-name="P29"><text:span text:style-name="ch2_5f_default.Text">}</text:span><text:span text:style-name="ch2_5f_default.Punctuation">&lt;</text:span><text:span text:style-name="ch2_5f_default.Name.Tag">br</text:span><text:span text:style-name="ch2_5f_default.Punctuation">/&gt;</text:span></text:p>
      <text:p text:style-name="P29"><text:span text:style-name="ch2_5f_default.Text">std::cout </text:span><text:span text:style-name="ch2_5f_default.Name.Entity">&amp;lt;</text:span><text:span text:style-name="ch2_5f_default.Text"> </text:span><text:span text:style-name="ch2_5f_default.Name.Entity">&amp;lt;</text:span><text:span text:style-name="ch2_5f_default.Text"> "\n\tEnd\n";</text:span><text:span text:style-name="ch2_5f_default.Punctuation">&lt;</text:span><text:span text:style-name="ch2_5f_default.Name.Tag">br</text:span><text:span text:style-name="ch2_5f_default.Punctuation">/&gt;</text:span></text:p>
      <text:p text:style-name="P29"><text:span text:style-name="ch2_5f_default.Text">}</text:span><text:span text:style-name="ch2_5f_default.Punctuation">&lt;/</text:span><text:span text:style-name="ch2_5f_default.Name.Tag">code</text:span><text:span text:style-name="ch2_5f_default.Punctuation">&gt;</text:span></text:p>
      <text:p text:style-name="P29"><text:span text:style-name="ch2_5f_default.Punctuation">&lt;/</text:span><text:span text:style-name="ch2_5f_default.Name.Tag">div</text:span><text:span text:style-name="ch2_5f_default.Punctuation">&gt;</text:span></text:p>
      <text:p text:style-name="P29"><text:span text:style-name="ch2_5f_default.Punctuation">&lt;/</text:span><text:span text:style-name="ch2_5f_default.Name.Tag">div</text:span><text:span text:style-name="ch2_5f_default.Punctuation">&gt;</text:span></text:p>
      <text:p text:style-name="P29"><text:span text:style-name="ch2_5f_default.Punctuation">&lt;/</text:span><text:span text:style-name="ch2_5f_default.Name.Tag">div</text:span><text:span text:style-name="ch2_5f_default.Punctuation">&gt;</text:span></text:p>
      <text:p text:style-name="P29"><text:span text:style-name="ch2_5f_default.Punctuation">&lt;/</text:span><text:span text:style-name="ch2_5f_default.Name.Tag">main</text:span><text:span text:style-name="ch2_5f_default.Punctuation">&gt;</text:span></text:p>
      <text:p text:style-name="P29"><text:span text:style-name="ch2_5f_default.Punctuation">&lt;</text:span><text:span text:style-name="ch2_5f_default.Name.Tag">footer</text:span><text:span text:style-name="ch2_5f_default.Text"> </text:span><text:span text:style-name="ch2_5f_default.Name.Attribute">class</text:span><text:span text:style-name="ch2_5f_default.Operator">=</text:span><text:span text:style-name="ch2_5f_default.Literal.String">"my-primary"</text:span><text:span text:style-name="ch2_5f_default.Punctuation">&gt;</text:span></text:p>
      <text:p text:style-name="P29"><text:span text:style-name="ch2_5f_default.Punctuation">&lt;</text:span><text:span text:style-name="ch2_5f_default.Name.Tag">div</text:span><text:span text:style-name="ch2_5f_default.Text"> </text:span><text:span text:style-name="ch2_5f_default.Name.Attribute">class</text:span><text:span text:style-name="ch2_5f_default.Operator">=</text:span><text:span text:style-name="ch2_5f_default.Literal.String">"container"</text:span><text:span text:style-name="ch2_5f_default.Punctuation">&gt;</text:span></text:p>
      <text:p text:style-name="P29"><text:span text:style-name="ch2_5f_default.Punctuation">&lt;</text:span><text:span text:style-name="ch2_5f_default.Name.Tag">p</text:span><text:span text:style-name="ch2_5f_default.Text"> </text:span><text:span text:style-name="ch2_5f_default.Name.Attribute">class</text:span><text:span text:style-name="ch2_5f_default.Operator">=</text:span><text:span text:style-name="ch2_5f_default.Literal.String">"footer-text"</text:span><text:span text:style-name="ch2_5f_default.Punctuation">&gt;</text:span><text:span text:style-name="ch2_5f_default.Text">Footer</text:span><text:span text:style-name="ch2_5f_default.Punctuation">&lt;/</text:span><text:span text:style-name="ch2_5f_default.Name.Tag">p</text:span><text:span text:style-name="ch2_5f_default.Punctuation">&gt;</text:span></text:p>
      <text:p text:style-name="P29"><text:span text:style-name="ch2_5f_default.Punctuation">&lt;/</text:span><text:span text:style-name="ch2_5f_default.Name.Tag">div</text:span><text:span text:style-name="ch2_5f_default.Punctuation">&gt;</text:span></text:p>
      <text:p text:style-name="P29"><text:span text:style-name="ch2_5f_default.Punctuation">&lt;/</text:span><text:span text:style-name="ch2_5f_default.Name.Tag">footer</text:span><text:span text:style-name="ch2_5f_default.Punctuation">&gt;</text:span></text:p>
      <text:p text:style-name="P29"><text:span text:style-name="ch2_5f_default.Punctuation">&lt;/</text:span><text:span text:style-name="ch2_5f_default.Name.Tag">body</text:span><text:span text:style-name="ch2_5f_default.Punctuation">&gt;</text:span></text:p>
      <text:p text:style-name="P29"><text:span text:style-name="ch2_5f_default.Punctuation">&lt;/</text:span><text:span text:style-name="ch2_5f_default.Name.Tag">html</text:span><text:span text:style-name="ch2_5f_default.Punctuation">&gt;</text:span></text:p>
      <text:p text:style-name="P65"/>
      <text:p text:style-name="P62"><text:span text:style-name="ch2_5f_default.Punctuation"><text:span text:style-name="T13"/></text:span></text:p>
      <text:p text:style-name="P50"/>
      <text:p text:style-name="P35"><text:span text:style-name="T10">File name: </text:span><text:span text:style-name="T14">style.css</text:span></text:p>
      <text:p text:style-name="P64"><text:span text:style-name="ch2_5f_default.Name.Tag"><text:span text:style-name="T34">html</text:span></text:span><text:span text:style-name="ch2_5f_default.Text.Whitespace"><text:span text:style-name="T34"> </text:span></text:span><text:span text:style-name="ch2_5f_default.Punctuation"><text:span text:style-name="T34">{</text:span></text:span></text:p>
      <text:p text:style-name="P61"><text:span text:style-name="ch2_5f_default.Keyword">position</text:span><text:span text:style-name="ch2_5f_default.Punctuation">:</text:span><text:span text:style-name="ch2_5f_default.Text.Whitespace"> </text:span><text:span text:style-name="ch2_5f_default.Keyword.Constant">relative</text:span><text:span text:style-name="ch2_5f_default.Punctuation">;</text:span></text:p>
      <text:p text:style-name="P61"><text:span text:style-name="ch2_5f_default.Keyword">min-height</text:span><text:span text:style-name="ch2_5f_default.Punctuation">:</text:span><text:span text:style-name="ch2_5f_default.Text.Whitespace"> </text:span><text:span text:style-name="ch2_5f_default.Literal.Number.Integer">100</text:span><text:span text:style-name="ch2_5f_default.Keyword.Type">%</text:span><text:span text:style-name="ch2_5f_default.Punctuation">;</text:span></text:p>
      <text:p text:style-name="P61"><text:span text:style-name="ch2_5f_default.Punctuation">}</text:span></text:p>
      <text:p text:style-name="P61"><text:span text:style-name="ch2_5f_default.Name.Tag">body</text:span><text:span text:style-name="ch2_5f_default.Text.Whitespace"> </text:span><text:span text:style-name="ch2_5f_default.Punctuation">{</text:span></text:p>
      <text:p text:style-name="P61"><text:span text:style-name="ch2_5f_default.Keyword">margin-bottom</text:span><text:span text:style-name="ch2_5f_default.Punctuation">:</text:span><text:span text:style-name="ch2_5f_default.Text.Whitespace"> </text:span><text:span text:style-name="ch2_5f_default.Literal.Number.Integer">40</text:span><text:span text:style-name="ch2_5f_default.Keyword.Type">px</text:span><text:span text:style-name="ch2_5f_default.Punctuation">;</text:span></text:p>
      <text:p text:style-name="P61"><text:span text:style-name="ch2_5f_default.Keyword">background</text:span><text:span text:style-name="ch2_5f_default.Punctuation">:</text:span><text:span text:style-name="ch2_5f_default.Text.Whitespace"> </text:span><text:span text:style-name="ch2_5f_default.Name.Builtin">linear-gradient</text:span><text:span text:style-name="ch2_5f_default.Punctuation">(</text:span><text:span text:style-name="ch2_5f_default.Literal.Number.Integer">45</text:span><text:span text:style-name="ch2_5f_default.Keyword.Type">deg</text:span><text:span text:style-name="ch2_5f_default.Punctuation">,</text:span><text:span text:style-name="ch2_5f_default.Text.Whitespace"> </text:span><text:span text:style-name="ch2_5f_default.Literal.Number.Hex">#7dcff1</text:span><text:span text:style-name="ch2_5f_default.Punctuation">,</text:span><text:span text:style-name="ch2_5f_default.Text.Whitespace"> </text:span><text:span text:style-name="ch2_5f_default.Literal.Number.Hex">#56d9eb</text:span><text:span text:style-name="ch2_5f_default.Punctuation">,</text:span><text:span text:style-name="ch2_5f_default.Text.Whitespace"> </text:span><text:span text:style-name="ch2_5f_default.Literal.Number.Hex">#3c9cf6</text:span><text:span text:style-name="ch2_5f_default.Punctuation">);</text:span></text:p>
      <text:p text:style-name="P61"><text:span text:style-name="ch2_5f_default.Keyword">color</text:span><text:span text:style-name="ch2_5f_default.Punctuation">:</text:span><text:span text:style-name="ch2_5f_default.Name.Builtin">rgba</text:span><text:span text:style-name="ch2_5f_default.Punctuation">(</text:span><text:span text:style-name="ch2_5f_default.Literal.Number.Integer">119</text:span><text:span text:style-name="ch2_5f_default.Punctuation">,</text:span><text:span text:style-name="ch2_5f_default.Text.Whitespace"> </text:span><text:span text:style-name="ch2_5f_default.Literal.Number.Integer">25</text:span><text:span text:style-name="ch2_5f_default.Punctuation">,</text:span><text:span text:style-name="ch2_5f_default.Text.Whitespace"> </text:span><text:span text:style-name="ch2_5f_default.Literal.Number.Integer">241</text:span><text:span text:style-name="ch2_5f_default.Punctuation">,</text:span><text:span text:style-name="ch2_5f_default.Text.Whitespace"> </text:span><text:span text:style-name="ch2_5f_default.Literal.Number.Float">0.8</text:span><text:span text:style-name="ch2_5f_default.Punctuation">);</text:span></text:p>
      <text:p text:style-name="P61"><text:span text:style-name="ch2_5f_default.Punctuation">}</text:span></text:p>
      <text:p text:style-name="P61"><text:span text:style-name="ch2_5f_default.Name.Tag">main</text:span><text:span text:style-name="ch2_5f_default.Text.Whitespace"> </text:span><text:span text:style-name="ch2_5f_default.Punctuation">{</text:span></text:p>
      <text:p text:style-name="P61"><text:span text:style-name="ch2_5f_default.Keyword">margin-top</text:span><text:span text:style-name="ch2_5f_default.Punctuation">:</text:span><text:span text:style-name="ch2_5f_default.Text.Whitespace"> </text:span><text:span text:style-name="ch2_5f_default.Literal.Number.Integer">15</text:span><text:span text:style-name="ch2_5f_default.Keyword.Type">px</text:span><text:span text:style-name="ch2_5f_default.Punctuation">;</text:span></text:p>
      <text:p text:style-name="P61"><text:span text:style-name="ch2_5f_default.Punctuation">}</text:span></text:p>
      <text:p text:style-name="P61"><text:span text:style-name="ch2_5f_default.Name.Tag">footer</text:span><text:span text:style-name="ch2_5f_default.Text.Whitespace"> </text:span><text:span text:style-name="ch2_5f_default.Punctuation">{</text:span></text:p>
      <text:p text:style-name="P61"><text:span text:style-name="ch2_5f_default.Keyword">padding-top</text:span><text:span text:style-name="ch2_5f_default.Punctuation">:</text:span><text:span text:style-name="ch2_5f_default.Text.Whitespace"> </text:span><text:span text:style-name="ch2_5f_default.Literal.Number.Integer">10</text:span><text:span text:style-name="ch2_5f_default.Keyword.Type">px</text:span><text:span text:style-name="ch2_5f_default.Punctuation">;</text:span></text:p>
      <text:p text:style-name="P61"><text:span text:style-name="ch2_5f_default.Keyword">height</text:span><text:span text:style-name="ch2_5f_default.Punctuation">:</text:span><text:span text:style-name="ch2_5f_default.Text.Whitespace"> </text:span><text:span text:style-name="ch2_5f_default.Literal.Number.Integer">40</text:span><text:span text:style-name="ch2_5f_default.Keyword.Type">px</text:span><text:span text:style-name="ch2_5f_default.Punctuation">;</text:span></text:p>
      <text:p text:style-name="P61"><text:span text:style-name="ch2_5f_default.Keyword">position</text:span><text:span text:style-name="ch2_5f_default.Punctuation">:</text:span><text:span text:style-name="ch2_5f_default.Text.Whitespace"> </text:span><text:span text:style-name="ch2_5f_default.Keyword.Constant">absolute</text:span><text:span text:style-name="ch2_5f_default.Punctuation">;</text:span></text:p>
      <text:p text:style-name="P61"><text:span text:style-name="ch2_5f_default.Keyword">bottom</text:span><text:span text:style-name="ch2_5f_default.Punctuation">:</text:span><text:span text:style-name="ch2_5f_default.Text.Whitespace"> </text:span><text:span text:style-name="ch2_5f_default.Literal.Number.Integer">0</text:span><text:span text:style-name="ch2_5f_default.Punctuation">;</text:span></text:p>
      <text:p text:style-name="P61"><text:span text:style-name="ch2_5f_default.Keyword">width</text:span><text:span text:style-name="ch2_5f_default.Punctuation">:</text:span><text:span text:style-name="ch2_5f_default.Text.Whitespace"> </text:span><text:span text:style-name="ch2_5f_default.Literal.Number.Integer">100</text:span><text:span text:style-name="ch2_5f_default.Keyword.Type">%</text:span><text:span text:style-name="ch2_5f_default.Punctuation">;</text:span></text:p>
      <text:p text:style-name="P61"><text:span text:style-name="ch2_5f_default.Punctuation">}</text:span></text:p>
      <text:p text:style-name="P61"><text:span text:style-name="ch2_5f_default.Punctuation">.</text:span><text:span text:style-name="ch2_5f_default.Name.Class">my-primary</text:span><text:span text:style-name="ch2_5f_default.Text.Whitespace"> </text:span><text:span text:style-name="ch2_5f_default.Punctuation">{</text:span></text:p>
      <text:p text:style-name="P61"><text:span text:style-name="ch2_5f_default.Keyword">background</text:span><text:span text:style-name="ch2_5f_default.Punctuation">:</text:span><text:span text:style-name="ch2_5f_default.Text.Whitespace"> </text:span><text:span text:style-name="ch2_5f_default.Name.Builtin">linear-gradient</text:span><text:span text:style-name="ch2_5f_default.Punctuation">(</text:span><text:span text:style-name="ch2_5f_default.Literal.Number.Integer">217</text:span><text:span text:style-name="ch2_5f_default.Keyword.Type">deg</text:span><text:span text:style-name="ch2_5f_default.Punctuation">,</text:span><text:span text:style-name="ch2_5f_default.Text.Whitespace"> </text:span><text:span text:style-name="ch2_5f_default.Name.Builtin">rgba</text:span><text:span text:style-name="ch2_5f_default.Punctuation">(</text:span><text:span text:style-name="ch2_5f_default.Literal.Number.Integer">119</text:span><text:span text:style-name="ch2_5f_default.Punctuation">,</text:span><text:span text:style-name="ch2_5f_default.Text.Whitespace"> </text:span><text:span text:style-name="ch2_5f_default.Literal.Number.Integer">25</text:span><text:span text:style-name="ch2_5f_default.Punctuation">,</text:span><text:span text:style-name="ch2_5f_default.Text.Whitespace"> </text:span><text:span text:style-name="ch2_5f_default.Literal.Number.Integer">241</text:span><text:span text:style-name="ch2_5f_default.Punctuation">,</text:span><text:span text:style-name="ch2_5f_default.Text.Whitespace"> </text:span><text:span text:style-name="ch2_5f_default.Literal.Number.Float">0.8</text:span><text:span text:style-name="ch2_5f_default.Punctuation">),</text:span><text:span text:style-name="ch2_5f_default.Text.Whitespace"> </text:span><text:span text:style-name="ch2_5f_default.Name.Builtin">rgba</text:span><text:span text:style-name="ch2_5f_default.Punctuation">(</text:span><text:span text:style-name="ch2_5f_default.Literal.Number.Integer">255</text:span><text:span text:style-name="ch2_5f_default.Punctuation">,</text:span><text:span text:style-name="ch2_5f_default.Literal.Number.Integer">0</text:span><text:span text:style-name="ch2_5f_default.Punctuation">,</text:span><text:span text:style-name="ch2_5f_default.Literal.Number.Integer">0</text:span><text:span text:style-name="ch2_5f_default.Punctuation">,</text:span><text:span text:style-name="ch2_5f_default.Literal.Number.Integer">0</text:span><text:span text:style-name="ch2_5f_default.Punctuation">)</text:span><text:span text:style-name="ch2_5f_default.Text.Whitespace"> </text:span><text:span text:style-name="ch2_5f_default.Literal.Number.Float">70.71</text:span><text:span text:style-name="ch2_5f_default.Keyword.Type">%</text:span><text:span text:style-name="ch2_5f_default.Punctuation">),</text:span></text:p>
      <text:p text:style-name="P61"><text:span text:style-name="ch2_5f_default.Name.Builtin">linear-gradient</text:span><text:span text:style-name="ch2_5f_default.Punctuation">(</text:span><text:span text:style-name="ch2_5f_default.Literal.Number.Integer">127</text:span><text:span text:style-name="ch2_5f_default.Keyword.Type">deg</text:span><text:span text:style-name="ch2_5f_default.Punctuation">,</text:span><text:span text:style-name="ch2_5f_default.Text.Whitespace"> </text:span><text:span text:style-name="ch2_5f_default.Name.Builtin">rgba</text:span><text:span text:style-name="ch2_5f_default.Punctuation">(</text:span><text:span text:style-name="ch2_5f_default.Literal.Number.Integer">0</text:span><text:span text:style-name="ch2_5f_default.Punctuation">,</text:span><text:span text:style-name="ch2_5f_default.Literal.Number.Integer">255</text:span><text:span text:style-name="ch2_5f_default.Punctuation">,</text:span><text:span text:style-name="ch2_5f_default.Literal.Number.Integer">0</text:span><text:span text:style-name="ch2_5f_default.Punctuation">,</text:span><text:span text:style-name="ch2_5f_default.Literal.Number.Integer">0</text:span><text:span text:style-name="ch2_5f_default.Punctuation">),</text:span><text:span text:style-name="ch2_5f_default.Text.Whitespace"> </text:span><text:span text:style-name="ch2_5f_default.Name.Builtin">rgba</text:span><text:span text:style-name="ch2_5f_default.Punctuation">(</text:span><text:span text:style-name="ch2_5f_default.Literal.Number.Integer">0</text:span><text:span text:style-name="ch2_5f_default.Punctuation">,</text:span><text:span text:style-name="ch2_5f_default.Literal.Number.Integer">255</text:span><text:span text:style-name="ch2_5f_default.Punctuation">,</text:span><text:span text:style-name="ch2_5f_default.Literal.Number.Integer">0</text:span><text:span text:style-name="ch2_5f_default.Punctuation">,</text:span><text:span text:style-name="ch2_5f_default.Literal.Number.Float">.3</text:span><text:span text:style-name="ch2_5f_default.Punctuation">)</text:span><text:span text:style-name="ch2_5f_default.Text.Whitespace"> </text:span><text:span text:style-name="ch2_5f_default.Literal.Number.Float">70.71</text:span><text:span text:style-name="ch2_5f_default.Keyword.Type">%</text:span><text:span text:style-name="ch2_5f_default.Punctuation">),</text:span></text:p>
      <text:p text:style-name="P61"><text:span text:style-name="ch2_5f_default.Name.Builtin">linear-gradient</text:span><text:span text:style-name="ch2_5f_default.Punctuation">(</text:span><text:span text:style-name="ch2_5f_default.Literal.Number.Integer">336</text:span><text:span text:style-name="ch2_5f_default.Keyword.Type">deg</text:span><text:span text:style-name="ch2_5f_default.Punctuation">,</text:span><text:span text:style-name="ch2_5f_default.Text.Whitespace"> </text:span><text:span text:style-name="ch2_5f_default.Name.Builtin">rgba</text:span><text:span text:style-name="ch2_5f_default.Punctuation">(</text:span><text:span text:style-name="ch2_5f_default.Literal.Number.Integer">0</text:span><text:span text:style-name="ch2_5f_default.Punctuation">,</text:span><text:span text:style-name="ch2_5f_default.Literal.Number.Integer">0</text:span><text:span text:style-name="ch2_5f_default.Punctuation">,</text:span><text:span text:style-name="ch2_5f_default.Literal.Number.Integer">255</text:span><text:span text:style-name="ch2_5f_default.Punctuation">,</text:span><text:span text:style-name="ch2_5f_default.Literal.Number.Float">0.4</text:span><text:span text:style-name="ch2_5f_default.Punctuation">),</text:span><text:span text:style-name="ch2_5f_default.Text.Whitespace"> </text:span><text:span text:style-name="ch2_5f_default.Name.Builtin">rgba</text:span><text:span text:style-name="ch2_5f_default.Punctuation">(</text:span><text:span text:style-name="ch2_5f_default.Literal.Number.Integer">255</text:span><text:span text:style-name="ch2_5f_default.Punctuation">,</text:span><text:span text:style-name="ch2_5f_default.Text.Whitespace"> </text:span><text:span text:style-name="ch2_5f_default.Literal.Number.Integer">0</text:span><text:span text:style-name="ch2_5f_default.Punctuation">,</text:span><text:span text:style-name="ch2_5f_default.Text.Whitespace"> </text:span><text:span text:style-name="ch2_5f_default.Literal.Number.Integer">255</text:span><text:span text:style-name="ch2_5f_default.Punctuation">,</text:span><text:span text:style-name="ch2_5f_default.Text.Whitespace"> </text:span><text:span text:style-name="ch2_5f_default.Literal.Number.Float">0.486</text:span><text:span text:style-name="ch2_5f_default.Punctuation">)</text:span><text:span text:style-name="ch2_5f_default.Text.Whitespace"> </text:span><text:span text:style-name="ch2_5f_default.Literal.Number.Float">70.71</text:span><text:span text:style-name="ch2_5f_default.Keyword.Type">%</text:span><text:span text:style-name="ch2_5f_default.Punctuation">);</text:span></text:p>
      <text:p text:style-name="P61"><text:span text:style-name="ch2_5f_default.Keyword">padding-left</text:span><text:span text:style-name="ch2_5f_default.Punctuation">:</text:span><text:span text:style-name="ch2_5f_default.Text.Whitespace"> </text:span><text:span text:style-name="ch2_5f_default.Literal.Number.Integer">5</text:span><text:span text:style-name="ch2_5f_default.Keyword.Type">px</text:span><text:span text:style-name="ch2_5f_default.Punctuation">;</text:span></text:p>
      <text:p text:style-name="P61"><text:span text:style-name="ch2_5f_default.Keyword">border-radius</text:span><text:span text:style-name="ch2_5f_default.Punctuation">:</text:span><text:span text:style-name="ch2_5f_default.Text.Whitespace"> </text:span><text:span text:style-name="ch2_5f_default.Literal.Number.Integer">15</text:span><text:span text:style-name="ch2_5f_default.Keyword.Type">px</text:span><text:span text:style-name="ch2_5f_default.Punctuation">;</text:span></text:p>
      <text:p text:style-name="P61"><text:span text:style-name="ch2_5f_default.Keyword">color</text:span><text:span text:style-name="ch2_5f_default.Punctuation">:</text:span><text:span text:style-name="ch2_5f_default.Keyword.Constant">white</text:span><text:span text:style-name="ch2_5f_default.Punctuation">;</text:span></text:p>
      <text:p text:style-name="P61"><text:span text:style-name="ch2_5f_default.Punctuation">}</text:span></text:p>
      <text:p text:style-name="P61"><text:span text:style-name="ch2_5f_default.Punctuation">.</text:span><text:span text:style-name="ch2_5f_default.Name.Class">img</text:span><text:span text:style-name="ch2_5f_default.Text.Whitespace"> </text:span><text:span text:style-name="ch2_5f_default.Punctuation">{</text:span></text:p>
      <text:p text:style-name="P61"><text:span text:style-name="ch2_5f_default.Keyword">display</text:span><text:span text:style-name="ch2_5f_default.Punctuation">:</text:span><text:span text:style-name="ch2_5f_default.Text.Whitespace"> </text:span><text:span text:style-name="ch2_5f_default.Keyword.Constant">flex</text:span><text:span text:style-name="ch2_5f_default.Punctuation">;</text:span></text:p>
      <text:p text:style-name="P61"><text:span text:style-name="ch2_5f_default.Keyword">justify-content</text:span><text:span text:style-name="ch2_5f_default.Punctuation">:</text:span><text:span text:style-name="ch2_5f_default.Text.Whitespace"> </text:span><text:span text:style-name="ch2_5f_default.Keyword.Constant">flex-end</text:span><text:span text:style-name="ch2_5f_default.Punctuation">;</text:span></text:p>
      <text:p text:style-name="P61"><text:span text:style-name="ch2_5f_default.Punctuation">}</text:span></text:p>
      <text:p text:style-name="P61"><text:span text:style-name="ch2_5f_default.Name.Tag">img</text:span><text:span text:style-name="ch2_5f_default.Text.Whitespace"> </text:span><text:span text:style-name="ch2_5f_default.Punctuation">{</text:span></text:p>
      <text:p text:style-name="P61"><text:span text:style-name="ch2_5f_default.Keyword">border-radius</text:span><text:span text:style-name="ch2_5f_default.Punctuation">:</text:span><text:span text:style-name="ch2_5f_default.Text.Whitespace"> </text:span><text:span text:style-name="ch2_5f_default.Literal.Number.Integer">15</text:span><text:span text:style-name="ch2_5f_default.Keyword.Type">px</text:span><text:span text:style-name="ch2_5f_default.Punctuation">;</text:span></text:p>
      <text:p text:style-name="P61"><text:soft-page-break/><text:span text:style-name="ch2_5f_default.Keyword">width</text:span><text:span text:style-name="ch2_5f_default.Punctuation">:</text:span><text:span text:style-name="ch2_5f_default.Text.Whitespace"> </text:span><text:span text:style-name="ch2_5f_default.Literal.Number.Integer">150</text:span><text:span text:style-name="ch2_5f_default.Keyword.Type">px</text:span><text:span text:style-name="ch2_5f_default.Punctuation">;</text:span></text:p>
      <text:p text:style-name="P61"><text:span text:style-name="ch2_5f_default.Keyword">height</text:span><text:span text:style-name="ch2_5f_default.Punctuation">:</text:span><text:span text:style-name="ch2_5f_default.Text.Whitespace"> </text:span><text:span text:style-name="ch2_5f_default.Literal.Number.Integer">150</text:span><text:span text:style-name="ch2_5f_default.Keyword.Type">px</text:span><text:span text:style-name="ch2_5f_default.Punctuation">;</text:span></text:p>
      <text:p text:style-name="P61"><text:span text:style-name="ch2_5f_default.Keyword">margin</text:span><text:span text:style-name="ch2_5f_default.Punctuation">:</text:span><text:span text:style-name="ch2_5f_default.Text.Whitespace"> </text:span><text:span text:style-name="ch2_5f_default.Literal.Number.Integer">10</text:span><text:span text:style-name="ch2_5f_default.Keyword.Type">px</text:span><text:span text:style-name="ch2_5f_default.Punctuation">;</text:span></text:p>
      <text:p text:style-name="P61"><text:span text:style-name="ch2_5f_default.Punctuation">}</text:span></text:p>
      <text:p text:style-name="P61"><text:span text:style-name="ch2_5f_default.Name.Tag">div</text:span><text:span text:style-name="ch2_5f_default.Text.Whitespace"> </text:span><text:span text:style-name="ch2_5f_default.Punctuation">.</text:span><text:span text:style-name="ch2_5f_default.Name.Class">container</text:span><text:span text:style-name="ch2_5f_default.Text.Whitespace"> </text:span><text:span text:style-name="ch2_5f_default.Punctuation">{</text:span></text:p>
      <text:p text:style-name="P61"><text:span text:style-name="ch2_5f_default.Keyword">margin</text:span><text:span text:style-name="ch2_5f_default.Punctuation">:</text:span><text:span text:style-name="ch2_5f_default.Text.Whitespace"> </text:span><text:span text:style-name="ch2_5f_default.Literal.Number.Integer">20</text:span><text:span text:style-name="ch2_5f_default.Keyword.Type">px</text:span><text:span text:style-name="ch2_5f_default.Text.Whitespace"> </text:span><text:span text:style-name="ch2_5f_default.Literal.Number.Integer">0</text:span><text:span text:style-name="ch2_5f_default.Keyword.Type">px</text:span><text:span text:style-name="ch2_5f_default.Punctuation">;</text:span></text:p>
      <text:p text:style-name="P61"><text:span text:style-name="ch2_5f_default.Punctuation">}</text:span></text:p>
      <text:p text:style-name="P61"><text:span text:style-name="ch2_5f_default.Name.Tag">div</text:span><text:span text:style-name="ch2_5f_default.Text.Whitespace"> </text:span><text:span text:style-name="ch2_5f_default.Name.Tag">p</text:span><text:span text:style-name="ch2_5f_default.Text.Whitespace"> </text:span><text:span text:style-name="ch2_5f_default.Punctuation">{</text:span></text:p>
      <text:p text:style-name="P61"><text:span text:style-name="ch2_5f_default.Keyword">font-family</text:span><text:span text:style-name="ch2_5f_default.Punctuation">:</text:span><text:span text:style-name="ch2_5f_default.Text.Whitespace"> </text:span><text:span text:style-name="ch2_5f_default.Name">system-ui</text:span><text:span text:style-name="ch2_5f_default.Punctuation">,</text:span><text:span text:style-name="ch2_5f_default.Text.Whitespace"> </text:span><text:span text:style-name="ch2_5f_default.Operator">-</text:span><text:span text:style-name="ch2_5f_default.Name">apple-system</text:span><text:span text:style-name="ch2_5f_default.Punctuation">,</text:span><text:span text:style-name="ch2_5f_default.Text.Whitespace"> </text:span><text:span text:style-name="ch2_5f_default.Name">BlinkMacSystemFont</text:span><text:span text:style-name="ch2_5f_default.Punctuation">,</text:span><text:span text:style-name="ch2_5f_default.Text.Whitespace"> </text:span><text:span text:style-name="ch2_5f_default.Literal.String.Single">'Segoe UI'</text:span><text:span text:style-name="ch2_5f_default.Punctuation">,</text:span><text:span text:style-name="ch2_5f_default.Text.Whitespace"> </text:span><text:span text:style-name="ch2_5f_default.Name">Roboto</text:span><text:span text:style-name="ch2_5f_default.Punctuation">,</text:span><text:span text:style-name="ch2_5f_default.Text.Whitespace"> </text:span><text:span text:style-name="ch2_5f_default.Name">Oxygen</text:span><text:span text:style-name="ch2_5f_default.Punctuation">,</text:span><text:span text:style-name="ch2_5f_default.Text.Whitespace"> </text:span><text:span text:style-name="ch2_5f_default.Name">Ubuntu</text:span><text:span text:style-name="ch2_5f_default.Punctuation">,</text:span><text:span text:style-name="ch2_5f_default.Text.Whitespace"> </text:span><text:span text:style-name="ch2_5f_default.Name">Cantarell</text:span><text:span text:style-name="ch2_5f_default.Punctuation">,</text:span><text:span text:style-name="ch2_5f_default.Text.Whitespace"> </text:span><text:span text:style-name="ch2_5f_default.Literal.String.Single">'Open Sans'</text:span><text:span text:style-name="ch2_5f_default.Punctuation">,</text:span><text:span text:style-name="ch2_5f_default.Text.Whitespace"> </text:span><text:span text:style-name="ch2_5f_default.Literal.String.Single">'Helvetica Neue'</text:span><text:span text:style-name="ch2_5f_default.Punctuation">,</text:span><text:span text:style-name="ch2_5f_default.Text.Whitespace"> </text:span><text:span text:style-name="ch2_5f_default.Keyword.Constant">sans-serif</text:span><text:span text:style-name="ch2_5f_default.Punctuation">;</text:span></text:p>
      <text:p text:style-name="P61"><text:span text:style-name="ch2_5f_default.Keyword">font-size</text:span><text:span text:style-name="ch2_5f_default.Punctuation">:</text:span><text:span text:style-name="ch2_5f_default.Text.Whitespace"> </text:span><text:span text:style-name="ch2_5f_default.Literal.Number.Integer">18</text:span><text:span text:style-name="ch2_5f_default.Keyword.Type">px</text:span><text:span text:style-name="ch2_5f_default.Punctuation">;</text:span></text:p>
      <text:p text:style-name="P61"><text:span text:style-name="ch2_5f_default.Punctuation">}</text:span></text:p>
      <text:p text:style-name="P61"><text:span text:style-name="ch2_5f_default.Punctuation">.</text:span><text:span text:style-name="ch2_5f_default.Name.Class">avatar_text</text:span><text:span text:style-name="ch2_5f_default.Text.Whitespace"> </text:span><text:span text:style-name="ch2_5f_default.Punctuation">{</text:span></text:p>
      <text:p text:style-name="P61"><text:span text:style-name="ch2_5f_default.Keyword">color</text:span><text:span text:style-name="ch2_5f_default.Punctuation">:</text:span><text:span text:style-name="ch2_5f_default.Name.Builtin">rgba</text:span><text:span text:style-name="ch2_5f_default.Punctuation">(</text:span><text:span text:style-name="ch2_5f_default.Literal.Number.Integer">119</text:span><text:span text:style-name="ch2_5f_default.Punctuation">,</text:span><text:span text:style-name="ch2_5f_default.Text.Whitespace"> </text:span><text:span text:style-name="ch2_5f_default.Literal.Number.Integer">25</text:span><text:span text:style-name="ch2_5f_default.Punctuation">,</text:span><text:span text:style-name="ch2_5f_default.Text.Whitespace"> </text:span><text:span text:style-name="ch2_5f_default.Literal.Number.Integer">241</text:span><text:span text:style-name="ch2_5f_default.Punctuation">,</text:span><text:span text:style-name="ch2_5f_default.Text.Whitespace"> </text:span><text:span text:style-name="ch2_5f_default.Literal.Number.Float">0.8</text:span><text:span text:style-name="ch2_5f_default.Punctuation">);</text:span></text:p>
      <text:p text:style-name="P61"><text:span text:style-name="ch2_5f_default.Keyword">text-align</text:span><text:span text:style-name="ch2_5f_default.Punctuation">:</text:span><text:span text:style-name="ch2_5f_default.Text.Whitespace"> </text:span><text:span text:style-name="ch2_5f_default.Keyword.Constant">center</text:span><text:span text:style-name="ch2_5f_default.Punctuation">;</text:span></text:p>
      <text:p text:style-name="P61"><text:span text:style-name="ch2_5f_default.Keyword">border</text:span><text:span text:style-name="ch2_5f_default.Punctuation">:</text:span><text:span text:style-name="ch2_5f_default.Text.Whitespace"> </text:span><text:span text:style-name="ch2_5f_default.Literal.Number.Integer">5</text:span><text:span text:style-name="ch2_5f_default.Keyword.Type">px</text:span><text:span text:style-name="ch2_5f_default.Text.Whitespace"> </text:span><text:span text:style-name="ch2_5f_default.Keyword.Constant">dotted</text:span><text:span text:style-name="ch2_5f_default.Text.Whitespace"> </text:span><text:span text:style-name="ch2_5f_default.Literal.Number.Hex">#3c9cf6</text:span><text:span text:style-name="ch2_5f_default.Punctuation">;</text:span></text:p>
      <text:p text:style-name="P61"><text:span text:style-name="ch2_5f_default.Keyword">margin-bottom</text:span><text:span text:style-name="ch2_5f_default.Punctuation">:</text:span><text:span text:style-name="ch2_5f_default.Text.Whitespace"> </text:span><text:span text:style-name="ch2_5f_default.Literal.Number.Integer">20</text:span><text:span text:style-name="ch2_5f_default.Keyword.Type">px</text:span><text:span text:style-name="ch2_5f_default.Punctuation">;</text:span></text:p>
      <text:p text:style-name="P61"><text:span text:style-name="ch2_5f_default.Punctuation">}</text:span></text:p>
      <text:p text:style-name="P61"><text:span text:style-name="ch2_5f_default.Name.Tag">div</text:span><text:span text:style-name="ch2_5f_default.Text.Whitespace"> </text:span><text:span text:style-name="ch2_5f_default.Name.Tag">form</text:span><text:span text:style-name="ch2_5f_default.Text.Whitespace"> </text:span><text:span text:style-name="ch2_5f_default.Name.Tag">table</text:span><text:span text:style-name="ch2_5f_default.Text.Whitespace"> </text:span><text:span text:style-name="ch2_5f_default.Name.Tag">td</text:span><text:span text:style-name="ch2_5f_default.Text.Whitespace"> </text:span><text:span text:style-name="ch2_5f_default.Punctuation">{</text:span></text:p>
      <text:p text:style-name="P61"><text:span text:style-name="ch2_5f_default.Keyword">padding-right</text:span><text:span text:style-name="ch2_5f_default.Punctuation">:</text:span><text:span text:style-name="ch2_5f_default.Text.Whitespace"> </text:span><text:span text:style-name="ch2_5f_default.Literal.Number.Integer">10</text:span><text:span text:style-name="ch2_5f_default.Keyword.Type">px</text:span><text:span text:style-name="ch2_5f_default.Punctuation">;</text:span></text:p>
      <text:p text:style-name="P61"><text:span text:style-name="ch2_5f_default.Keyword">white-space</text:span><text:span text:style-name="ch2_5f_default.Punctuation">:</text:span><text:span text:style-name="ch2_5f_default.Text.Whitespace"> </text:span><text:span text:style-name="ch2_5f_default.Keyword.Constant">nowrap</text:span><text:span text:style-name="ch2_5f_default.Punctuation">;</text:span></text:p>
      <text:p text:style-name="P61"><text:span text:style-name="ch2_5f_default.Punctuation">}</text:span></text:p>
      <text:p text:style-name="P61"><text:span text:style-name="ch2_5f_default.Punctuation">.</text:span><text:span text:style-name="ch2_5f_default.Name.Class">table</text:span><text:span text:style-name="ch2_5f_default.Text.Whitespace"> </text:span><text:span text:style-name="ch2_5f_default.Name.Tag">table</text:span><text:span text:style-name="ch2_5f_default.Punctuation">{</text:span></text:p>
      <text:p text:style-name="P61"><text:span text:style-name="ch2_5f_default.Keyword">width</text:span><text:span text:style-name="ch2_5f_default.Punctuation">:</text:span><text:span text:style-name="ch2_5f_default.Text.Whitespace"> </text:span><text:span text:style-name="ch2_5f_default.Literal.Number.Integer">100</text:span><text:span text:style-name="ch2_5f_default.Keyword.Type">%</text:span><text:span text:style-name="ch2_5f_default.Punctuation">;</text:span></text:p>
      <text:p text:style-name="P61"><text:span text:style-name="ch2_5f_default.Keyword">margin</text:span><text:span text:style-name="ch2_5f_default.Punctuation">:</text:span><text:span text:style-name="ch2_5f_default.Text.Whitespace"> </text:span><text:span text:style-name="ch2_5f_default.Literal.Number.Integer">10</text:span><text:span text:style-name="ch2_5f_default.Keyword.Type">px</text:span><text:span text:style-name="ch2_5f_default.Punctuation">;</text:span></text:p>
      <text:p text:style-name="P61"><text:span text:style-name="ch2_5f_default.Keyword">padding</text:span><text:span text:style-name="ch2_5f_default.Punctuation">:</text:span><text:span text:style-name="ch2_5f_default.Text.Whitespace"> </text:span><text:span text:style-name="ch2_5f_default.Literal.Number.Integer">10</text:span><text:span text:style-name="ch2_5f_default.Keyword.Type">px</text:span><text:span text:style-name="ch2_5f_default.Punctuation">;</text:span></text:p>
      <text:p text:style-name="P61"><text:span text:style-name="ch2_5f_default.Keyword">text-align</text:span><text:span text:style-name="ch2_5f_default.Punctuation">:</text:span><text:span text:style-name="ch2_5f_default.Text.Whitespace"> </text:span><text:span text:style-name="ch2_5f_default.Keyword.Constant">center</text:span><text:span text:style-name="ch2_5f_default.Punctuation">;</text:span></text:p>
      <text:p text:style-name="P61"><text:span text:style-name="ch2_5f_default.Keyword">border</text:span><text:span text:style-name="ch2_5f_default.Punctuation">:</text:span><text:span text:style-name="ch2_5f_default.Text.Whitespace"> </text:span><text:span text:style-name="ch2_5f_default.Literal.Number.Integer">2</text:span><text:span text:style-name="ch2_5f_default.Keyword.Type">px</text:span><text:span text:style-name="ch2_5f_default.Text.Whitespace"> </text:span><text:span text:style-name="ch2_5f_default.Keyword.Constant">solid</text:span><text:span text:style-name="ch2_5f_default.Text.Whitespace"> </text:span><text:span text:style-name="ch2_5f_default.Name.Builtin">rgb</text:span><text:span text:style-name="ch2_5f_default.Punctuation">(</text:span><text:span text:style-name="ch2_5f_default.Literal.Number.Integer">197</text:span><text:span text:style-name="ch2_5f_default.Punctuation">,</text:span><text:span text:style-name="ch2_5f_default.Text.Whitespace"> </text:span><text:span text:style-name="ch2_5f_default.Literal.Number.Integer">199</text:span><text:span text:style-name="ch2_5f_default.Punctuation">,</text:span><text:span text:style-name="ch2_5f_default.Text.Whitespace"> </text:span><text:span text:style-name="ch2_5f_default.Literal.Number.Integer">201</text:span><text:span text:style-name="ch2_5f_default.Punctuation">);</text:span></text:p>
      <text:p text:style-name="P61"><text:span text:style-name="ch2_5f_default.Keyword">background</text:span><text:span text:style-name="ch2_5f_default.Punctuation">:</text:span><text:span text:style-name="ch2_5f_default.Text.Whitespace"> </text:span><text:span text:style-name="ch2_5f_default.Literal.Number.Hex">#a0f9ff</text:span><text:span text:style-name="ch2_5f_default.Punctuation">;</text:span></text:p>
      <text:p text:style-name="P61"><text:span text:style-name="ch2_5f_default.Punctuation">}</text:span></text:p>
      <text:p text:style-name="P61"><text:span text:style-name="ch2_5f_default.Punctuation">.</text:span><text:span text:style-name="ch2_5f_default.Name.Class">table</text:span><text:span text:style-name="ch2_5f_default.Text.Whitespace"> </text:span><text:span text:style-name="ch2_5f_default.Name.Tag">th</text:span><text:span text:style-name="ch2_5f_default.Text.Whitespace"> </text:span><text:span text:style-name="ch2_5f_default.Punctuation">{</text:span></text:p>
      <text:p text:style-name="P61"><text:span text:style-name="ch2_5f_default.Keyword">background-color</text:span><text:span text:style-name="ch2_5f_default.Punctuation">:</text:span><text:span text:style-name="ch2_5f_default.Text.Whitespace"> </text:span><text:span text:style-name="ch2_5f_default.Literal.Number.Hex">#3ceaf6</text:span><text:span text:style-name="ch2_5f_default.Punctuation">;</text:span></text:p>
      <text:p text:style-name="P61"><text:span text:style-name="ch2_5f_default.Punctuation">}</text:span></text:p>
      <text:p text:style-name="P61"><text:span text:style-name="ch2_5f_default.Punctuation">.</text:span><text:span text:style-name="ch2_5f_default.Name.Class">table</text:span><text:span text:style-name="ch2_5f_default.Text.Whitespace"> </text:span><text:span text:style-name="ch2_5f_default.Name.Tag">tr</text:span><text:span text:style-name="ch2_5f_default.Text.Whitespace"> </text:span><text:span text:style-name="ch2_5f_default.Punctuation">{</text:span></text:p>
      <text:p text:style-name="P61"><text:span text:style-name="ch2_5f_default.Keyword">width</text:span><text:span text:style-name="ch2_5f_default.Punctuation">:</text:span><text:span text:style-name="ch2_5f_default.Text.Whitespace"> </text:span><text:span text:style-name="ch2_5f_default.Literal.Number.Integer">100</text:span><text:span text:style-name="ch2_5f_default.Keyword.Type">%</text:span><text:span text:style-name="ch2_5f_default.Punctuation">;</text:span></text:p>
      <text:p text:style-name="P61"><text:span text:style-name="ch2_5f_default.Keyword">height</text:span><text:span text:style-name="ch2_5f_default.Punctuation">:</text:span><text:span text:style-name="ch2_5f_default.Text.Whitespace"> </text:span><text:span text:style-name="ch2_5f_default.Literal.Number.Integer">30</text:span><text:span text:style-name="ch2_5f_default.Keyword.Type">px</text:span><text:span text:style-name="ch2_5f_default.Punctuation">;</text:span></text:p>
      <text:p text:style-name="P61"><text:span text:style-name="ch2_5f_default.Punctuation">}</text:span></text:p>
      <text:p text:style-name="P61"><text:span text:style-name="ch2_5f_default.Punctuation">.</text:span><text:span text:style-name="ch2_5f_default.Name.Class">table</text:span><text:span text:style-name="ch2_5f_default.Text.Whitespace"> </text:span><text:span text:style-name="ch2_5f_default.Operator">*</text:span><text:span text:style-name="ch2_5f_default.Text.Whitespace"> </text:span><text:span text:style-name="ch2_5f_default.Punctuation">{</text:span></text:p>
      <text:p text:style-name="P61"><text:span text:style-name="ch2_5f_default.Keyword">border</text:span><text:span text:style-name="ch2_5f_default.Punctuation">:</text:span><text:span text:style-name="ch2_5f_default.Text.Whitespace"> </text:span><text:span text:style-name="ch2_5f_default.Literal.Number.Integer">1</text:span><text:span text:style-name="ch2_5f_default.Keyword.Type">px</text:span><text:span text:style-name="ch2_5f_default.Text.Whitespace"> </text:span><text:span text:style-name="ch2_5f_default.Keyword.Constant">solid</text:span><text:span text:style-name="ch2_5f_default.Text.Whitespace"> </text:span><text:span text:style-name="ch2_5f_default.Name.Builtin">rgb</text:span><text:span text:style-name="ch2_5f_default.Punctuation">(</text:span><text:span text:style-name="ch2_5f_default.Literal.Number.Integer">197</text:span><text:span text:style-name="ch2_5f_default.Punctuation">,</text:span><text:span text:style-name="ch2_5f_default.Text.Whitespace"> </text:span><text:span text:style-name="ch2_5f_default.Literal.Number.Integer">199</text:span><text:span text:style-name="ch2_5f_default.Punctuation">,</text:span><text:span text:style-name="ch2_5f_default.Text.Whitespace"> </text:span><text:span text:style-name="ch2_5f_default.Literal.Number.Integer">201</text:span><text:span text:style-name="ch2_5f_default.Punctuation">);</text:span></text:p>
      <text:p text:style-name="P61"><text:span text:style-name="ch2_5f_default.Punctuation">}</text:span></text:p>
      <text:p text:style-name="P61"/>
      <text:p text:style-name="P62"><text:span text:style-name="ch2_5f_default.Punctuation"><text:span text:style-name="T13"/></text:span></text:p>
      <text:p text:style-name="P50"/>
      <text:p text:style-name="P49"/>
      <text:p text:style-name="P48"/>
      <text:object-index text:style-name="Sect1" text:name="Table of Objects1">
        <text:object-index-source>
          <text:index-title-template text:style-name="Object_20_index_20_heading">Validate errors</text:index-title-template>
          <text:object-index-entry-template text:style-name="Object_20_index_20_1">
            <text:index-entry-text/>
            <text:index-entry-tab-stop style:type="right" style:leader-char="."/>
            <text:index-entry-page-number/>
          </text:object-index-entry-template>
        </text:object-index-source>
        <text:index-body>
          <text:index-title text:style-name="Sect1" text:name="Table of Objects1_Head">
            <text:p text:style-name="P27">Ошибки валидации</text:p>
            <text:p text:style-name="P36"><draw:frame draw:style-name="fr2" draw:name="Image2" text:anchor-type="char" svg:x="1.3126in" svg:y="-0.0272in" svg:width="3.9063in" svg:height="1.4272in" draw:z-index="3"><draw:image xlink:href="Pictures/1000000100000177000000893B96ED59BE8EB143.png" xlink:type="simple" xlink:show="embed" xlink:actuate="onLoad" draw:mime-type="image/png"/></draw:frame></text:p>
            <text:p text:style-name="P36"/>
            <text:p text:style-name="P36"/>
            <text:p text:style-name="P36"/>
          </text:index-title>
        </text:index-body>
      </text:object-index>
      <text:p text:style-name="P37"><text:span text:style-name="T11">И</text:span><text:span text:style-name="T12">справил </text:span><text:span text:style-name="ch2_5f_default.Punctuation"><text:span text:style-name="T32">удалением лишнего тега div.</text:span></text:span></text:p>
      <text:p text:style-name="P32"/>
      <text:p text:style-name="P21">Вывод: <text:span text:style-name="T18">Научился создавать простейшие HTML страницы, использовать валидатор кода и подключать стили CS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Обычный1" style:family="paragraph" style:default-outline-level="">
      <style:paragraph-properties fo:margin-top="0in" fo:margin-bottom="0in" style:contextual-spacing="false" fo:text-align="start" style:justify-single-word="false" fo:orphans="0" fo:widows="0" style:writing-mode="lr-tb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8898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ch2_5f_default" style:display-name="ch2_default" style:family="text"/>
    <style:style style:name="ch2_5f_default.Comment" style:display-name="ch2_default.Comment" style:family="text" style:parent-style-name="ch2_5f_default">
      <style:text-properties fo:color="#3d7b7b" loext:opacity="100%" fo:font-style="italic"/>
    </style:style>
    <style:style style:name="ch2_5f_default.Comment.Preproc" style:display-name="ch2_default.Comment.Preproc" style:family="text" style:parent-style-name="ch2_5f_default.Comment">
      <style:text-properties fo:color="#9c6500" loext:opacity="100%" fo:font-style="normal"/>
    </style:style>
    <style:style style:name="ch2_5f_default.Error" style:display-name="ch2_default.Error" style:family="text" style:parent-style-name="ch2_5f_default"/>
    <style:style style:name="ch2_5f_default.Literal" style:display-name="ch2_default.Literal" style:family="text" style:parent-style-name="ch2_5f_default"/>
    <style:style style:name="ch2_5f_default.Literal.String" style:display-name="ch2_default.Literal.String" style:family="text" style:parent-style-name="ch2_5f_default.Literal">
      <style:text-properties fo:color="#ba2121" loext:opacity="100%"/>
    </style:style>
    <style:style style:name="ch2_5f_default.Name" style:display-name="ch2_default.Name" style:family="text" style:parent-style-name="ch2_5f_default"/>
    <style:style style:name="ch2_5f_default.Name.Attribute" style:display-name="ch2_default.Name.Attribute" style:family="text" style:parent-style-name="ch2_5f_default.Name">
      <style:text-properties fo:color="#687822" loext:opacity="100%"/>
    </style:style>
    <style:style style:name="ch2_5f_default.Name.Tag" style:display-name="ch2_default.Name.Tag" style:family="text" style:parent-style-name="ch2_5f_default.Name">
      <style:text-properties fo:color="#008000" loext:opacity="100%" fo:font-weight="bold"/>
    </style:style>
    <style:style style:name="ch2_5f_default.Operator" style:display-name="ch2_default.Operator" style:family="text" style:parent-style-name="ch2_5f_default">
      <style:text-properties fo:color="#666666" loext:opacity="100%"/>
    </style:style>
    <style:style style:name="ch2_5f_default.Punctuation" style:display-name="ch2_default.Punctuation" style:family="text" style:parent-style-name="ch2_5f_default"/>
    <style:style style:name="ch2_5f_default.Text" style:display-name="ch2_default.Text" style:family="text" style:parent-style-name="ch2_5f_defaul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h2_5f_default.Keyword" style:display-name="ch2_default.Keyword" style:family="text" style:parent-style-name="ch2_5f_default">
      <style:text-properties fo:color="#008000" loext:opacity="100%" fo:font-weight="bold"/>
    </style:style>
    <style:style style:name="ch2_5f_default.Keyword.Constant" style:display-name="ch2_default.Keyword.Constant" style:family="text" style:parent-style-name="ch2_5f_default.Keyword"/>
    <style:style style:name="ch2_5f_default.Keyword.Type" style:display-name="ch2_default.Keyword.Type" style:family="text" style:parent-style-name="ch2_5f_default.Keyword">
      <style:text-properties fo:color="#b00040" loext:opacity="100%" fo:font-weight="normal"/>
    </style:style>
    <style:style style:name="ch2_5f_default.Literal.Number" style:display-name="ch2_default.Literal.Number" style:family="text" style:parent-style-name="ch2_5f_default.Literal">
      <style:text-properties fo:color="#666666" loext:opacity="100%"/>
    </style:style>
    <style:style style:name="ch2_5f_default.Literal.Number.Float" style:display-name="ch2_default.Literal.Number.Float" style:family="text" style:parent-style-name="ch2_5f_default.Literal.Number"/>
    <style:style style:name="ch2_5f_default.Literal.Number.Integer" style:display-name="ch2_default.Literal.Number.Integer" style:family="text" style:parent-style-name="ch2_5f_default.Literal.Number"/>
    <style:style style:name="ch2_5f_default.Name.Class" style:display-name="ch2_default.Name.Class" style:family="text" style:parent-style-name="ch2_5f_default.Name">
      <style:text-properties fo:color="#0000ff" loext:opacity="100%" fo:font-weight="bold"/>
    </style:style>
    <style:style style:name="ch2_5f_default.Text.Whitespace" style:display-name="ch2_default.Text.Whitespace" style:family="text" style:parent-style-name="ch2_5f_default.Text">
      <style:text-properties fo:color="#bbbbbb" loext:opacity="100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2_5f_default.Name.Entity" style:display-name="ch2_default.Name.Entity" style:family="text" style:parent-style-name="ch2_5f_default.Name">
      <style:text-properties fo:color="#717171" loext:opacity="100%" fo:font-weight="bold"/>
    </style:style>
    <style:style style:name="ch2_5f_default.Literal.Number.Hex" style:display-name="ch2_default.Literal.Number.Hex" style:family="text" style:parent-style-name="ch2_5f_default.Literal.Number"/>
    <style:style style:name="ch2_5f_default.Literal.String.Single" style:display-name="ch2_default.Literal.String.Single" style:family="text" style:parent-style-name="ch2_5f_default.Literal.String"/>
    <style:style style:name="ch2_5f_default.Name.Builtin" style:display-name="ch2_default.Name.Builtin" style:family="text" style:parent-style-name="ch2_5f_default.Name">
      <style:text-properties fo:color="#008000" loext:opacity="100%"/>
    </style:style>
    <style:style style:name="ch2_5f_default.Literal.String.Escape" style:display-name="ch2_default.Literal.String.Escape" style:family="text" style:parent-style-name="ch2_5f_default.Literal.String">
      <style:text-properties fo:color="#aa5d1f" loext:opacity="100%" fo:font-weight="bold"/>
    </style:style>
    <style:style style:name="ch2_5f_default.Comment.Single" style:display-name="ch2_default.Comment.Single" style:family="text" style:parent-style-name="ch2_5f_default.Comment"/>
    <style:style style:name="ch2_5f_default.Name.Constant" style:display-name="ch2_default.Name.Constant" style:family="text" style:parent-style-name="ch2_5f_default.Name">
      <style:text-properties fo:color="#880000" loext:opacity="100%"/>
    </style:style>
    <style:style style:name="ch2_5f_default.Name.Function" style:display-name="ch2_default.Name.Function" style:family="text" style:parent-style-name="ch2_5f_default.Name">
      <style:text-properties fo:color="#0000ff" loext:opacity="100%"/>
    </style:style>
    <style:style style:name="ch2_5f_default.Name.Label" style:display-name="ch2_default.Name.Label" style:family="text" style:parent-style-name="ch2_5f_default.Name">
      <style:text-properties fo:color="#767600" loext:opacity="100%"/>
    </style:style>
    <style:style style:name="ch2_5f_default.Literal.Number.Oct" style:display-name="ch2_default.Literal.Number.Oct" style:family="text" style:parent-style-name="ch2_5f_default.Literal.Number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3937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16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17</meta:editing-cycles>
    <meta:creation-date>2019-12-05T09:34:00</meta:creation-date>
    <dc:date>2022-09-26T18:34:10.510102855</dc:date>
    <meta:editing-duration>PT1H9M12S</meta:editing-duration>
    <meta:generator>LibreOffice/7.3.5.2$Linux_X86_64 LibreOffice_project/30$Build-2</meta:generator>
    <meta:document-statistic meta:table-count="3" meta:image-count="2" meta:object-count="0" meta:page-count="15" meta:paragraph-count="615" meta:word-count="1845" meta:character-count="15361" meta:non-whitespace-character-count="14109"/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